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iangl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25" calcext:value-type="float">
            <text:p>2225</text:p>
          </table:table-cell>
          <table:table-cell office:value-type="float" office:value="14724" calcext:value-type="float">
            <text:p>14724</text:p>
          </table:table-cell>
          <table:table-cell office:value-type="float" office:value="0" calcext:value-type="float">
            <text:p>0</text:p>
          </table:table-cell>
          <table:table-cell office:value-type="float" office:value="70.0314" calcext:value-type="float">
            <text:p>70.0314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50" calcext:value-type="float">
            <text:p>4450</text:p>
          </table:table-cell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  <table:table-cell office:value-type="float" office:value="53.8012" calcext:value-type="float">
            <text:p>53.801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75" calcext:value-type="float">
            <text:p>6675</text:p>
          </table:table-cell>
          <table:table-cell office:value-type="float" office:value="5282" calcext:value-type="float">
            <text:p>5282</text:p>
          </table:table-cell>
          <table:table-cell office:value-type="float" office:value="0" calcext:value-type="float">
            <text:p>0</text:p>
          </table:table-cell>
          <table:table-cell office:value-type="float" office:value="32.0634" calcext:value-type="float">
            <text:p>32.063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00" calcext:value-type="float">
            <text:p>8900</text:p>
          </table:table-cell>
          <table:table-cell office:value-type="float" office:value="4153" calcext:value-type="float">
            <text:p>4153</text:p>
          </table:table-cell>
          <table:table-cell office:value-type="float" office:value="0" calcext:value-type="float">
            <text:p>0</text:p>
          </table:table-cell>
          <table:table-cell office:value-type="float" office:value="46.9915" calcext:value-type="float">
            <text:p>46.99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25" calcext:value-type="float">
            <text:p>11125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office:value-type="float" office:value="11.5961" calcext:value-type="float">
            <text:p>11.59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50" calcext:value-type="float">
            <text:p>13350</text:p>
          </table:table-cell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  <table:table-cell office:value-type="float" office:value="27.1956" calcext:value-type="float">
            <text:p>27.19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575" calcext:value-type="float">
            <text:p>15575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47.3777" calcext:value-type="float">
            <text:p>47.37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office:value-type="float" office:value="17206" calcext:value-type="float">
            <text:p>17206</text:p>
          </table:table-cell>
          <table:table-cell office:value-type="float" office:value="0" calcext:value-type="float">
            <text:p>0</text:p>
          </table:table-cell>
          <table:table-cell office:value-type="float" office:value="354.221" calcext:value-type="float">
            <text:p>354.221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56" calcext:value-type="float">
            <text:p>4456</text:p>
          </table:table-cell>
          <table:table-cell office:value-type="float" office:value="11023" calcext:value-type="float">
            <text:p>11023</text:p>
          </table:table-cell>
          <table:table-cell office:value-type="float" office:value="0" calcext:value-type="float">
            <text:p>0</text:p>
          </table:table-cell>
          <table:table-cell office:value-type="float" office:value="2425.83" calcext:value-type="float">
            <text:p>2425.83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84" calcext:value-type="float">
            <text:p>6684</text:p>
          </table:table-cell>
          <table:table-cell office:value-type="float" office:value="7659" calcext:value-type="float">
            <text:p>7659</text:p>
          </table:table-cell>
          <table:table-cell office:value-type="float" office:value="0" calcext:value-type="float">
            <text:p>0</text:p>
          </table:table-cell>
          <table:table-cell office:value-type="float" office:value="1805.33" calcext:value-type="float">
            <text:p>1805.3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12" calcext:value-type="float">
            <text:p>8912</text:p>
          </table:table-cell>
          <table:table-cell office:value-type="float" office:value="5685" calcext:value-type="float">
            <text:p>5685</text:p>
          </table:table-cell>
          <table:table-cell office:value-type="float" office:value="0" calcext:value-type="float">
            <text:p>0</text:p>
          </table:table-cell>
          <table:table-cell office:value-type="float" office:value="1085.42" calcext:value-type="float">
            <text:p>1085.4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40" calcext:value-type="float">
            <text:p>11140</text:p>
          </table:table-cell>
          <table:table-cell office:value-type="float" office:value="4426" calcext:value-type="float">
            <text:p>4426</text:p>
          </table:table-cell>
          <table:table-cell office:value-type="float" office:value="0" calcext:value-type="float">
            <text:p>0</text:p>
          </table:table-cell>
          <table:table-cell office:value-type="float" office:value="903.693" calcext:value-type="float">
            <text:p>903.69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68" calcext:value-type="float">
            <text:p>13368</text:p>
          </table:table-cell>
          <table:table-cell office:value-type="float" office:value="3604" calcext:value-type="float">
            <text:p>3604</text:p>
          </table:table-cell>
          <table:table-cell office:value-type="float" office:value="0" calcext:value-type="float">
            <text:p>0</text:p>
          </table:table-cell>
          <table:table-cell office:value-type="float" office:value="77.1435" calcext:value-type="float">
            <text:p>77.14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596" calcext:value-type="float">
            <text:p>15596</text:p>
          </table:table-cell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  <table:table-cell office:value-type="float" office:value="280.886" calcext:value-type="float">
            <text:p>280.8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24" calcext:value-type="float">
            <text:p>17824</text:p>
          </table:table-cell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 office:value-type="float" office:value="460.413" calcext:value-type="float">
            <text:p>460.4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52" calcext:value-type="float">
            <text:p>20052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1324.2" calcext:value-type="float">
            <text:p>1324.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69" calcext:value-type="float">
            <text:p>2369</text:p>
          </table:table-cell>
          <table:table-cell office:value-type="float" office:value="21397" calcext:value-type="float">
            <text:p>21397</text:p>
          </table:table-cell>
          <table:table-cell office:value-type="float" office:value="0.0553349" calcext:value-type="float">
            <text:p>0.055334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39" calcext:value-type="float">
            <text:p>4739</text:p>
          </table:table-cell>
          <table:table-cell office:value-type="float" office:value="13463" calcext:value-type="float">
            <text:p>13463</text:p>
          </table:table-cell>
          <table:table-cell office:value-type="float" office:value="0.0801456" calcext:value-type="float">
            <text:p>0.080145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09" calcext:value-type="float">
            <text:p>7109</text:p>
          </table:table-cell>
          <table:table-cell office:value-type="float" office:value="11345" calcext:value-type="float">
            <text:p>11345</text:p>
          </table:table-cell>
          <table:table-cell office:value-type="float" office:value="0.22944" calcext:value-type="float">
            <text:p>0.2294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79" calcext:value-type="float">
            <text:p>9479</text:p>
          </table:table-cell>
          <table:table-cell office:value-type="float" office:value="8418" calcext:value-type="float">
            <text:p>8418</text:p>
          </table:table-cell>
          <table:table-cell office:value-type="float" office:value="0.190544" calcext:value-type="float">
            <text:p>0.19054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49" calcext:value-type="float">
            <text:p>11849</text:p>
          </table:table-cell>
          <table:table-cell office:value-type="float" office:value="6648" calcext:value-type="float">
            <text:p>6648</text:p>
          </table:table-cell>
          <table:table-cell office:value-type="float" office:value="0.175542" calcext:value-type="float">
            <text:p>0.175542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49" calcext:value-type="float">
            <text:p>14249</text:p>
          </table:table-cell>
          <table:table-cell office:value-type="float" office:value="4701" calcext:value-type="float">
            <text:p>4701</text:p>
          </table:table-cell>
          <table:table-cell office:value-type="float" office:value="0" calcext:value-type="float">
            <text:p>0</text:p>
          </table:table-cell>
          <table:table-cell office:value-type="float" office:value="6318.42" calcext:value-type="float">
            <text:p>6318.4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624" calcext:value-type="float">
            <text:p>16624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928.181" calcext:value-type="float">
            <text:p>928.1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99" calcext:value-type="float">
            <text:p>18999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1218.08" calcext:value-type="float">
            <text:p>1218.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74" calcext:value-type="float">
            <text:p>21374</text:p>
          </table:table-cell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office:value-type="float" office:value="2637.15" calcext:value-type="float">
            <text:p>2637.1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9" calcext:value-type="float">
            <text:p>23749</text:p>
          </table:table-cell>
          <table:table-cell office:value-type="float" office:value="3893" calcext:value-type="float">
            <text:p>3893</text:p>
          </table:table-cell>
          <table:table-cell office:value-type="float" office:value="0.548163" calcext:value-type="float">
            <text:p>0.54816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124" calcext:value-type="float">
            <text:p>26124</text:p>
          </table:table-cell>
          <table:table-cell office:value-type="float" office:value="2028" calcext:value-type="float">
            <text:p>2028</text:p>
          </table:table-cell>
          <table:table-cell office:value-type="float" office:value="0.523176" calcext:value-type="float">
            <text:p>0.52317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" calcext:value-type="float">
            <text:p>2410</text:p>
          </table:table-cell>
          <table:table-cell office:value-type="float" office:value="25442" calcext:value-type="float">
            <text:p>25442</text:p>
          </table:table-cell>
          <table:table-cell office:value-type="float" office:value="0.061198" calcext:value-type="float">
            <text:p>0.061198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20" calcext:value-type="float">
            <text:p>4820</text:p>
          </table:table-cell>
          <table:table-cell office:value-type="float" office:value="33089" calcext:value-type="float">
            <text:p>33089</text:p>
          </table:table-cell>
          <table:table-cell office:value-type="float" office:value="0.568588" calcext:value-type="float">
            <text:p>0.568588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31" calcext:value-type="float">
            <text:p>7231</text:p>
          </table:table-cell>
          <table:table-cell office:value-type="float" office:value="14069" calcext:value-type="float">
            <text:p>14069</text:p>
          </table:table-cell>
          <table:table-cell office:value-type="float" office:value="0.219205" calcext:value-type="float">
            <text:p>0.21920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41" calcext:value-type="float">
            <text:p>9641</text:p>
          </table:table-cell>
          <table:table-cell office:value-type="float" office:value="11578" calcext:value-type="float">
            <text:p>11578</text:p>
          </table:table-cell>
          <table:table-cell office:value-type="float" office:value="0.245206" calcext:value-type="float">
            <text:p>0.24520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52" calcext:value-type="float">
            <text:p>12052</text:p>
          </table:table-cell>
          <table:table-cell office:value-type="float" office:value="11364" calcext:value-type="float">
            <text:p>11364</text:p>
          </table:table-cell>
          <table:table-cell office:value-type="float" office:value="0.350669" calcext:value-type="float">
            <text:p>0.350669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62" calcext:value-type="float">
            <text:p>14462</text:p>
          </table:table-cell>
          <table:table-cell office:value-type="float" office:value="8419" calcext:value-type="float">
            <text:p>8419</text:p>
          </table:table-cell>
          <table:table-cell office:value-type="float" office:value="0.261076" calcext:value-type="float">
            <text:p>0.261076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73" calcext:value-type="float">
            <text:p>16873</text:p>
          </table:table-cell>
          <table:table-cell office:value-type="float" office:value="6596" calcext:value-type="float">
            <text:p>6596</text:p>
          </table:table-cell>
          <table:table-cell office:value-type="float" office:value="0.160249" calcext:value-type="float">
            <text:p>0.160249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83" calcext:value-type="float">
            <text:p>19283</text:p>
          </table:table-cell>
          <table:table-cell office:value-type="float" office:value="5631" calcext:value-type="float">
            <text:p>5631</text:p>
          </table:table-cell>
          <table:table-cell office:value-type="float" office:value="0.182383" calcext:value-type="float">
            <text:p>0.182383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93" calcext:value-type="float">
            <text:p>21693</text:p>
          </table:table-cell>
          <table:table-cell office:value-type="float" office:value="5692" calcext:value-type="float">
            <text:p>5692</text:p>
          </table:table-cell>
          <table:table-cell office:value-type="float" office:value="0.322558" calcext:value-type="float">
            <text:p>0.322558</text:p>
          </table:table-cell>
          <table:table-cell office:value-type="float" office:value="7200.1" calcext:value-type="float">
            <text:p>7200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4" calcext:value-type="float">
            <text:p>24104</text:p>
          </table:table-cell>
          <table:table-cell office:value-type="float" office:value="5733" calcext:value-type="float">
            <text:p>5733</text:p>
          </table:table-cell>
          <table:table-cell office:value-type="float" office:value="0.463632" calcext:value-type="float">
            <text:p>0.46363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514" calcext:value-type="float">
            <text:p>26514</text:p>
          </table:table-cell>
          <table:table-cell office:value-type="float" office:value="4868" calcext:value-type="float">
            <text:p>4868</text:p>
          </table:table-cell>
          <table:table-cell office:value-type="float" office:value="0.494864" calcext:value-type="float">
            <text:p>0.49486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925" calcext:value-type="float">
            <text:p>28925</text:p>
          </table:table-cell>
          <table:table-cell office:value-type="float" office:value="4954" calcext:value-type="float">
            <text:p>4954</text:p>
          </table:table-cell>
          <table:table-cell office:value-type="float" office:value="0.676827" calcext:value-type="float">
            <text:p>0.67682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335" calcext:value-type="float">
            <text:p>31335</text:p>
          </table:table-cell>
          <table:table-cell office:value-type="float" office:value="2542" calcext:value-type="float">
            <text:p>2542</text:p>
          </table:table-cell>
          <table:table-cell office:value-type="float" office:value="0.698662" calcext:value-type="float">
            <text:p>0.69866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" calcext:value-type="float">
            <text:p>2417</text:p>
          </table:table-cell>
          <table:table-cell office:value-type="float" office:value="28496" calcext:value-type="float">
            <text:p>28496</text:p>
          </table:table-cell>
          <table:table-cell office:value-type="float" office:value="0.0622193" calcext:value-type="float">
            <text:p>0.0622193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35" calcext:value-type="float">
            <text:p>4835</text:p>
          </table:table-cell>
          <table:table-cell office:value-type="float" office:value="34320" calcext:value-type="float">
            <text:p>34320</text:p>
          </table:table-cell>
          <table:table-cell office:value-type="float" office:value="0.516346" calcext:value-type="float">
            <text:p>0.51634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53" calcext:value-type="float">
            <text:p>7253</text:p>
          </table:table-cell>
          <table:table-cell office:value-type="float" office:value="16665" calcext:value-type="float">
            <text:p>16665</text:p>
          </table:table-cell>
          <table:table-cell office:value-type="float" office:value="0.236424" calcext:value-type="float">
            <text:p>0.236424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71" calcext:value-type="float">
            <text:p>9671</text:p>
          </table:table-cell>
          <table:table-cell office:value-type="float" office:value="13038" calcext:value-type="float">
            <text:p>13038</text:p>
          </table:table-cell>
          <table:table-cell office:value-type="float" office:value="0.229176" calcext:value-type="float">
            <text:p>0.229176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88" calcext:value-type="float">
            <text:p>12088</text:p>
          </table:table-cell>
          <table:table-cell office:value-type="float" office:value="11552" calcext:value-type="float">
            <text:p>11552</text:p>
          </table:table-cell>
          <table:table-cell office:value-type="float" office:value="0.25606" calcext:value-type="float">
            <text:p>0.25606</text:p>
          </table:table-cell>
          <table:table-cell office:value-type="float" office:value="7200.1" calcext:value-type="float">
            <text:p>7200.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506" calcext:value-type="float">
            <text:p>14506</text:p>
          </table:table-cell>
          <table:table-cell office:value-type="float" office:value="9789" calcext:value-type="float">
            <text:p>9789</text:p>
          </table:table-cell>
          <table:table-cell office:value-type="float" office:value="0.252937" calcext:value-type="float">
            <text:p>0.252937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924" calcext:value-type="float">
            <text:p>16924</text:p>
          </table:table-cell>
          <table:table-cell office:value-type="float" office:value="8000" calcext:value-type="float">
            <text:p>8000</text:p>
          </table:table-cell>
          <table:table-cell office:value-type="float" office:value="0.25825" calcext:value-type="float">
            <text:p>0.25825</text:p>
          </table:table-cell>
          <table:table-cell office:value-type="float" office:value="7200.1" calcext:value-type="float">
            <text:p>720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42" calcext:value-type="float">
            <text:p>19342</text:p>
          </table:table-cell>
          <table:table-cell office:value-type="float" office:value="7703" calcext:value-type="float">
            <text:p>7703</text:p>
          </table:table-cell>
          <table:table-cell office:value-type="float" office:value="0.274439" calcext:value-type="float">
            <text:p>0.274439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59" calcext:value-type="float">
            <text:p>21759</text:p>
          </table:table-cell>
          <table:table-cell office:value-type="float" office:value="5843" calcext:value-type="float">
            <text:p>5843</text:p>
          </table:table-cell>
          <table:table-cell office:value-type="float" office:value="0.175595" calcext:value-type="float">
            <text:p>0.17559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7" calcext:value-type="float">
            <text:p>24177</text:p>
          </table:table-cell>
          <table:table-cell office:value-type="float" office:value="5989" calcext:value-type="float">
            <text:p>5989</text:p>
          </table:table-cell>
          <table:table-cell office:value-type="float" office:value="0.327434" calcext:value-type="float">
            <text:p>0.327434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95" calcext:value-type="float">
            <text:p>26595</text:p>
          </table:table-cell>
          <table:table-cell office:value-type="float" office:value="5989" calcext:value-type="float">
            <text:p>5989</text:p>
          </table:table-cell>
          <table:table-cell office:value-type="float" office:value="0.485891" calcext:value-type="float">
            <text:p>0.485891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9013" calcext:value-type="float">
            <text:p>29013</text:p>
          </table:table-cell>
          <table:table-cell office:value-type="float" office:value="5843" calcext:value-type="float">
            <text:p>5843</text:p>
          </table:table-cell>
          <table:table-cell office:value-type="float" office:value="0.551771" calcext:value-type="float">
            <text:p>0.551771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430" calcext:value-type="float">
            <text:p>31430</text:p>
          </table:table-cell>
          <table:table-cell office:value-type="float" office:value="5843" calcext:value-type="float">
            <text:p>5843</text:p>
          </table:table-cell>
          <table:table-cell office:value-type="float" office:value="0.673969" calcext:value-type="float">
            <text:p>0.67396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848" calcext:value-type="float">
            <text:p>33848</text:p>
          </table:table-cell>
          <table:table-cell office:value-type="float" office:value="5301" calcext:value-type="float">
            <text:p>5301</text:p>
          </table:table-cell>
          <table:table-cell office:value-type="float" office:value="0.760234" calcext:value-type="float">
            <text:p>0.76023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266" calcext:value-type="float">
            <text:p>36266</text:p>
          </table:table-cell>
          <table:table-cell office:value-type="float" office:value="2650" calcext:value-type="float">
            <text:p>2650</text:p>
          </table:table-cell>
          <table:table-cell office:value-type="float" office:value="0.801887" calcext:value-type="float">
            <text:p>0.801887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low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30" calcext:value-type="float">
            <text:p>2230</text:p>
          </table:table-cell>
          <table:table-cell office:value-type="float" office:value="14724" calcext:value-type="float">
            <text:p>14724</text:p>
          </table:table-cell>
          <table:table-cell office:value-type="float" office:value="0" calcext:value-type="float">
            <text:p>0</text:p>
          </table:table-cell>
          <table:table-cell office:value-type="float" office:value="6.38823" calcext:value-type="float">
            <text:p>6.3882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60" calcext:value-type="float">
            <text:p>4460</text:p>
          </table:table-cell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  <table:table-cell office:value-type="float" office:value="4.21936" calcext:value-type="float">
            <text:p>4.219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90" calcext:value-type="float">
            <text:p>6690</text:p>
          </table:table-cell>
          <table:table-cell office:value-type="float" office:value="5282" calcext:value-type="float">
            <text:p>5282</text:p>
          </table:table-cell>
          <table:table-cell office:value-type="float" office:value="0" calcext:value-type="float">
            <text:p>0</text:p>
          </table:table-cell>
          <table:table-cell office:value-type="float" office:value="2.64776" calcext:value-type="float">
            <text:p>2.647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20" calcext:value-type="float">
            <text:p>8920</text:p>
          </table:table-cell>
          <table:table-cell office:value-type="float" office:value="4153" calcext:value-type="float">
            <text:p>4153</text:p>
          </table:table-cell>
          <table:table-cell office:value-type="float" office:value="0" calcext:value-type="float">
            <text:p>0</text:p>
          </table:table-cell>
          <table:table-cell office:value-type="float" office:value="4.73604" calcext:value-type="float">
            <text:p>4.7360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50" calcext:value-type="float">
            <text:p>11150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office:value-type="float" office:value="1.36049" calcext:value-type="float">
            <text:p>1.360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80" calcext:value-type="float">
            <text:p>13380</text:p>
          </table:table-cell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  <table:table-cell office:value-type="float" office:value="3.43581" calcext:value-type="float">
            <text:p>3.435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610" calcext:value-type="float">
            <text:p>1561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2.65612" calcext:value-type="float">
            <text:p>2.65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33" calcext:value-type="float">
            <text:p>2233</text:p>
          </table:table-cell>
          <table:table-cell office:value-type="float" office:value="17206" calcext:value-type="float">
            <text:p>17206</text:p>
          </table:table-cell>
          <table:table-cell office:value-type="float" office:value="0" calcext:value-type="float">
            <text:p>0</text:p>
          </table:table-cell>
          <table:table-cell office:value-type="float" office:value="13.8864" calcext:value-type="float">
            <text:p>13.886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66" calcext:value-type="float">
            <text:p>4466</text:p>
          </table:table-cell>
          <table:table-cell office:value-type="float" office:value="11023" calcext:value-type="float">
            <text:p>11023</text:p>
          </table:table-cell>
          <table:table-cell office:value-type="float" office:value="0" calcext:value-type="float">
            <text:p>0</text:p>
          </table:table-cell>
          <table:table-cell office:value-type="float" office:value="48.9312" calcext:value-type="float">
            <text:p>48.931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99" calcext:value-type="float">
            <text:p>6699</text:p>
          </table:table-cell>
          <table:table-cell office:value-type="float" office:value="7659" calcext:value-type="float">
            <text:p>7659</text:p>
          </table:table-cell>
          <table:table-cell office:value-type="float" office:value="0" calcext:value-type="float">
            <text:p>0</text:p>
          </table:table-cell>
          <table:table-cell office:value-type="float" office:value="25.2705" calcext:value-type="float">
            <text:p>25.270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32" calcext:value-type="float">
            <text:p>8932</text:p>
          </table:table-cell>
          <table:table-cell office:value-type="float" office:value="5685" calcext:value-type="float">
            <text:p>5685</text:p>
          </table:table-cell>
          <table:table-cell office:value-type="float" office:value="0" calcext:value-type="float">
            <text:p>0</text:p>
          </table:table-cell>
          <table:table-cell office:value-type="float" office:value="7.88443" calcext:value-type="float">
            <text:p>7.884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65" calcext:value-type="float">
            <text:p>11165</text:p>
          </table:table-cell>
          <table:table-cell office:value-type="float" office:value="4426" calcext:value-type="float">
            <text:p>4426</text:p>
          </table:table-cell>
          <table:table-cell office:value-type="float" office:value="0" calcext:value-type="float">
            <text:p>0</text:p>
          </table:table-cell>
          <table:table-cell office:value-type="float" office:value="11.7264" calcext:value-type="float">
            <text:p>11.72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98" calcext:value-type="float">
            <text:p>13398</text:p>
          </table:table-cell>
          <table:table-cell office:value-type="float" office:value="3604" calcext:value-type="float">
            <text:p>3604</text:p>
          </table:table-cell>
          <table:table-cell office:value-type="float" office:value="0" calcext:value-type="float">
            <text:p>0</text:p>
          </table:table-cell>
          <table:table-cell office:value-type="float" office:value="4.82753" calcext:value-type="float">
            <text:p>4.82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631" calcext:value-type="float">
            <text:p>15631</text:p>
          </table:table-cell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  <table:table-cell office:value-type="float" office:value="5.17859" calcext:value-type="float">
            <text:p>5.178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64" calcext:value-type="float">
            <text:p>17864</text:p>
          </table:table-cell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 office:value-type="float" office:value="20.1178" calcext:value-type="float">
            <text:p>20.11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97" calcext:value-type="float">
            <text:p>20097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33.2779" calcext:value-type="float">
            <text:p>33.27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" calcext:value-type="float">
            <text:p>2374</text:p>
          </table:table-cell>
          <table:table-cell office:value-type="float" office:value="21397" calcext:value-type="float">
            <text:p>21397</text:p>
          </table:table-cell>
          <table:table-cell office:value-type="float" office:value="0" calcext:value-type="float">
            <text:p>0</text:p>
          </table:table-cell>
          <table:table-cell office:value-type="float" office:value="108.199" calcext:value-type="float">
            <text:p>108.19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49" calcext:value-type="float">
            <text:p>4749</text:p>
          </table:table-cell>
          <table:table-cell office:value-type="float" office:value="13352" calcext:value-type="float">
            <text:p>13352</text:p>
          </table:table-cell>
          <table:table-cell office:value-type="float" office:value="0" calcext:value-type="float">
            <text:p>0</text:p>
          </table:table-cell>
          <table:table-cell office:value-type="float" office:value="102.392" calcext:value-type="float">
            <text:p>102.39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24" calcext:value-type="float">
            <text:p>7124</text:p>
          </table:table-cell>
          <table:table-cell office:value-type="float" office:value="10552" calcext:value-type="float">
            <text:p>10552</text:p>
          </table:table-cell>
          <table:table-cell office:value-type="float" office:value="0" calcext:value-type="float">
            <text:p>0</text:p>
          </table:table-cell>
          <table:table-cell office:value-type="float" office:value="194.395" calcext:value-type="float">
            <text:p>194.39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99" calcext:value-type="float">
            <text:p>9499</text:p>
          </table:table-cell>
          <table:table-cell office:value-type="float" office:value="8418" calcext:value-type="float">
            <text:p>8418</text:p>
          </table:table-cell>
          <table:table-cell office:value-type="float" office:value="0" calcext:value-type="float">
            <text:p>0</text:p>
          </table:table-cell>
          <table:table-cell office:value-type="float" office:value="123.495" calcext:value-type="float">
            <text:p>123.495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74" calcext:value-type="float">
            <text:p>11874</text:p>
          </table:table-cell>
          <table:table-cell office:value-type="float" office:value="6648" calcext:value-type="float">
            <text:p>6648</text:p>
          </table:table-cell>
          <table:table-cell office:value-type="float" office:value="0" calcext:value-type="float">
            <text:p>0</text:p>
          </table:table-cell>
          <table:table-cell office:value-type="float" office:value="81.0134" calcext:value-type="float">
            <text:p>81.013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49" calcext:value-type="float">
            <text:p>14249</text:p>
          </table:table-cell>
          <table:table-cell office:value-type="float" office:value="4701" calcext:value-type="float">
            <text:p>4701</text:p>
          </table:table-cell>
          <table:table-cell office:value-type="float" office:value="0" calcext:value-type="float">
            <text:p>0</text:p>
          </table:table-cell>
          <table:table-cell office:value-type="float" office:value="16.203" calcext:value-type="float">
            <text:p>16.2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624" calcext:value-type="float">
            <text:p>16624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4.87502" calcext:value-type="float">
            <text:p>4.87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99" calcext:value-type="float">
            <text:p>18999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15.7295" calcext:value-type="float">
            <text:p>15.7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74" calcext:value-type="float">
            <text:p>21374</text:p>
          </table:table-cell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office:value-type="float" office:value="39.0031" calcext:value-type="float">
            <text:p>39.00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9" calcext:value-type="float">
            <text:p>23749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office:value-type="float" office:value="57.2573" calcext:value-type="float">
            <text:p>57.257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124" calcext:value-type="float">
            <text:p>26124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42.3672" calcext:value-type="float">
            <text:p>42.36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" calcext:value-type="float">
            <text:p>2410</text:p>
          </table:table-cell>
          <table:table-cell office:value-type="float" office:value="25442" calcext:value-type="float">
            <text:p>25442</text:p>
          </table:table-cell>
          <table:table-cell office:value-type="float" office:value="0" calcext:value-type="float">
            <text:p>0</text:p>
          </table:table-cell>
          <table:table-cell office:value-type="float" office:value="411.817" calcext:value-type="float">
            <text:p>411.817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20" calcext:value-type="float">
            <text:p>4820</text:p>
          </table:table-cell>
          <table:table-cell office:value-type="float" office:value="16054" calcext:value-type="float">
            <text:p>16054</text:p>
          </table:table-cell>
          <table:table-cell office:value-type="float" office:value="0" calcext:value-type="float">
            <text:p>0</text:p>
          </table:table-cell>
          <table:table-cell office:value-type="float" office:value="430.089" calcext:value-type="float">
            <text:p>430.08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31" calcext:value-type="float">
            <text:p>7231</text:p>
          </table:table-cell>
          <table:table-cell office:value-type="float" office:value="12724" calcext:value-type="float">
            <text:p>12724</text:p>
          </table:table-cell>
          <table:table-cell office:value-type="float" office:value="0" calcext:value-type="float">
            <text:p>0</text:p>
          </table:table-cell>
          <table:table-cell office:value-type="float" office:value="479.645" calcext:value-type="float">
            <text:p>479.645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41" calcext:value-type="float">
            <text:p>9641</text:p>
          </table:table-cell>
          <table:table-cell office:value-type="float" office:value="10573" calcext:value-type="float">
            <text:p>10573</text:p>
          </table:table-cell>
          <table:table-cell office:value-type="float" office:value="0" calcext:value-type="float">
            <text:p>0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52" calcext:value-type="float">
            <text:p>12052</text:p>
          </table:table-cell>
          <table:table-cell office:value-type="float" office:value="8816" calcext:value-type="float">
            <text:p>8816</text:p>
          </table:table-cell>
          <table:table-cell office:value-type="float" office:value="0" calcext:value-type="float">
            <text:p>0</text:p>
          </table:table-cell>
          <table:table-cell office:value-type="float" office:value="147.436" calcext:value-type="float">
            <text:p>147.4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62" calcext:value-type="float">
            <text:p>14462</text:p>
          </table:table-cell>
          <table:table-cell office:value-type="float" office:value="8153" calcext:value-type="float">
            <text:p>8153</text:p>
          </table:table-cell>
          <table:table-cell office:value-type="float" office:value="0" calcext:value-type="float">
            <text:p>0</text:p>
          </table:table-cell>
          <table:table-cell office:value-type="float" office:value="306.583" calcext:value-type="float">
            <text:p>306.583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73" calcext:value-type="float">
            <text:p>16873</text:p>
          </table:table-cell>
          <table:table-cell office:value-type="float" office:value="6151" calcext:value-type="float">
            <text:p>6151</text:p>
          </table:table-cell>
          <table:table-cell office:value-type="float" office:value="0" calcext:value-type="float">
            <text:p>0</text:p>
          </table:table-cell>
          <table:table-cell office:value-type="float" office:value="95.769" calcext:value-type="float">
            <text:p>95.76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83" calcext:value-type="float">
            <text:p>19283</text:p>
          </table:table-cell>
          <table:table-cell office:value-type="float" office:value="5493" calcext:value-type="float">
            <text:p>5493</text:p>
          </table:table-cell>
          <table:table-cell office:value-type="float" office:value="0" calcext:value-type="float">
            <text:p>0</text:p>
          </table:table-cell>
          <table:table-cell office:value-type="float" office:value="42.3707" calcext:value-type="float">
            <text:p>42.37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93" calcext:value-type="float">
            <text:p>21693</text:p>
          </table:table-cell>
          <table:table-cell office:value-type="float" office:value="5335" calcext:value-type="float">
            <text:p>5335</text:p>
          </table:table-cell>
          <table:table-cell office:value-type="float" office:value="0" calcext:value-type="float">
            <text:p>0</text:p>
          </table:table-cell>
          <table:table-cell office:value-type="float" office:value="49.4541" calcext:value-type="float">
            <text:p>49.45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4" calcext:value-type="float">
            <text:p>24104</text:p>
          </table:table-cell>
          <table:table-cell office:value-type="float" office:value="4855" calcext:value-type="float">
            <text:p>4855</text:p>
          </table:table-cell>
          <table:table-cell office:value-type="float" office:value="0" calcext:value-type="float">
            <text:p>0</text:p>
          </table:table-cell>
          <table:table-cell office:value-type="float" office:value="165.385" calcext:value-type="float">
            <text:p>165.3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514" calcext:value-type="float">
            <text:p>26514</text:p>
          </table:table-cell>
          <table:table-cell office:value-type="float" office:value="4331" calcext:value-type="float">
            <text:p>4331</text:p>
          </table:table-cell>
          <table:table-cell office:value-type="float" office:value="0" calcext:value-type="float">
            <text:p>0</text:p>
          </table:table-cell>
          <table:table-cell office:value-type="float" office:value="200.255" calcext:value-type="float">
            <text:p>200.25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925" calcext:value-type="float">
            <text:p>28925</text:p>
          </table:table-cell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office:value-type="float" office:value="280.099" calcext:value-type="float">
            <text:p>280.09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335" calcext:value-type="float">
            <text:p>31335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166.263" calcext:value-type="float">
            <text:p>166.26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" calcext:value-type="float">
            <text:p>2417</text:p>
          </table:table-cell>
          <table:table-cell office:value-type="float" office:value="28455" calcext:value-type="float">
            <text:p>28455</text:p>
          </table:table-cell>
          <table:table-cell office:value-type="float" office:value="0" calcext:value-type="float">
            <text:p>0</text:p>
          </table:table-cell>
          <table:table-cell office:value-type="float" office:value="196.821" calcext:value-type="float">
            <text:p>196.821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35" calcext:value-type="float">
            <text:p>4835</text:p>
          </table:table-cell>
          <table:table-cell office:value-type="float" office:value="18873" calcext:value-type="float">
            <text:p>18873</text:p>
          </table:table-cell>
          <table:table-cell office:value-type="float" office:value="0" calcext:value-type="float">
            <text:p>0</text:p>
          </table:table-cell>
          <table:table-cell office:value-type="float" office:value="6213.34" calcext:value-type="float">
            <text:p>6213.34</text:p>
          </table:table-cell>
          <table:table-cell office:value-type="float" office:value="25280" calcext:value-type="float">
            <text:p>2528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53" calcext:value-type="float">
            <text:p>7253</text:p>
          </table:table-cell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office:value-type="float" office:value="1429.63" calcext:value-type="float">
            <text:p>1429.63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71" calcext:value-type="float">
            <text:p>9671</text:p>
          </table:table-cell>
          <table:table-cell office:value-type="float" office:value="12641" calcext:value-type="float">
            <text:p>12641</text:p>
          </table:table-cell>
          <table:table-cell office:value-type="float" office:value="0" calcext:value-type="float">
            <text:p>0</text:p>
          </table:table-cell>
          <table:table-cell office:value-type="float" office:value="2707.37" calcext:value-type="float">
            <text:p>2707.37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88" calcext:value-type="float">
            <text:p>12088</text:p>
          </table:table-cell>
          <table:table-cell office:value-type="float" office:value="11149" calcext:value-type="float">
            <text:p>11149</text:p>
          </table:table-cell>
          <table:table-cell office:value-type="float" office:value="0" calcext:value-type="float">
            <text:p>0</text:p>
          </table:table-cell>
          <table:table-cell office:value-type="float" office:value="2720.37" calcext:value-type="float">
            <text:p>2720.37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506" calcext:value-type="float">
            <text:p>14506</text:p>
          </table:table-cell>
          <table:table-cell office:value-type="float" office:value="9393" calcext:value-type="float">
            <text:p>9393</text:p>
          </table:table-cell>
          <table:table-cell office:value-type="float" office:value="0" calcext:value-type="float">
            <text:p>0</text:p>
          </table:table-cell>
          <table:table-cell office:value-type="float" office:value="461.773" calcext:value-type="float">
            <text:p>461.773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924" calcext:value-type="float">
            <text:p>1692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403.586" calcext:value-type="float">
            <text:p>403.58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42" calcext:value-type="float">
            <text:p>19342</text:p>
          </table:table-cell>
          <table:table-cell office:value-type="float" office:value="6632" calcext:value-type="float">
            <text:p>6632</text:p>
          </table:table-cell>
          <table:table-cell office:value-type="float" office:value="0" calcext:value-type="float">
            <text:p>0</text:p>
          </table:table-cell>
          <table:table-cell office:value-type="float" office:value="278.22" calcext:value-type="float">
            <text:p>278.2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59" calcext:value-type="float">
            <text:p>21759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office:value-type="float" office:value="52.4329" calcext:value-type="float">
            <text:p>52.4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7" calcext:value-type="float">
            <text:p>24177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office:value-type="float" office:value="90.0784" calcext:value-type="float">
            <text:p>90.07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95" calcext:value-type="float">
            <text:p>26595</text:p>
          </table:table-cell>
          <table:table-cell office:value-type="float" office:value="5538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office:value-type="float" office:value="260.917" calcext:value-type="float">
            <text:p>260.9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9013" calcext:value-type="float">
            <text:p>29013</text:p>
          </table:table-cell>
          <table:table-cell office:value-type="float" office:value="5426" calcext:value-type="float">
            <text:p>5426</text:p>
          </table:table-cell>
          <table:table-cell office:value-type="float" office:value="0" calcext:value-type="float">
            <text:p>0</text:p>
          </table:table-cell>
          <table:table-cell office:value-type="float" office:value="535.747" calcext:value-type="float">
            <text:p>535.74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430" calcext:value-type="float">
            <text:p>31430</text:p>
          </table:table-cell>
          <table:table-cell office:value-type="float" office:value="4304" calcext:value-type="float">
            <text:p>4304</text:p>
          </table:table-cell>
          <table:table-cell office:value-type="float" office:value="0" calcext:value-type="float">
            <text:p>0</text:p>
          </table:table-cell>
          <table:table-cell office:value-type="float" office:value="385.808" calcext:value-type="float">
            <text:p>385.8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848" calcext:value-type="float">
            <text:p>33848</text:p>
          </table:table-cell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  <table:table-cell office:value-type="float" office:value="609.416" calcext:value-type="float">
            <text:p>609.41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266" calcext:value-type="float">
            <text:p>36266</text:p>
          </table:table-cell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 office:value-type="float" office:value="563.066" calcext:value-type="float">
            <text:p>563.066</text:p>
          </table:table-cell>
          <table:table-cell office:value-type="float" office:value="191" calcext:value-type="float">
            <text:p>191</text:p>
          </table:table-cell>
        </table:table-row>
      </table:table>
      <table:table table:name="Pat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30" calcext:value-type="float">
            <text:p>2230</text:p>
          </table:table-cell>
          <table:table-cell office:value-type="float" office:value="14724" calcext:value-type="float">
            <text:p>14724</text:p>
          </table:table-cell>
          <table:table-cell office:value-type="float" office:value="0" calcext:value-type="float">
            <text:p>0</text:p>
          </table:table-cell>
          <table:table-cell office:value-type="float" office:value="4.59975" calcext:value-type="float">
            <text:p>4.59975</text:p>
          </table:table-cell>
          <table:table-cell office:value-type="float" office:value="4315" calcext:value-type="float">
            <text:p>4315</text:p>
          </table:table-cell>
          <table:table-cell office:value-type="float" office:value="1168" calcext:value-type="float">
            <text:p>1168</text:p>
          </table:table-cell>
          <table:table-cell office:value-type="float" office:value="183874" calcext:value-type="float">
            <text:p>183874</text:p>
          </table:table-cell>
          <table:table-cell office:value-type="float" office:value="0.00810897" calcext:value-type="float">
            <text:p>0.00810897</text:p>
          </table:table-cell>
          <table:table-cell office:value-type="float" office:value="0.942056" calcext:value-type="float">
            <text:p>0.942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60" calcext:value-type="float">
            <text:p>4460</text:p>
          </table:table-cell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  <table:table-cell office:value-type="float" office:value="2.67414" calcext:value-type="float">
            <text:p>2.67414</text:p>
          </table:table-cell>
          <table:table-cell office:value-type="float" office:value="656" calcext:value-type="float">
            <text:p>656</text:p>
          </table:table-cell>
          <table:table-cell office:value-type="float" office:value="2531" calcext:value-type="float">
            <text:p>2531</text:p>
          </table:table-cell>
          <table:table-cell office:value-type="float" office:value="73984" calcext:value-type="float">
            <text:p>73984</text:p>
          </table:table-cell>
          <table:table-cell office:value-type="float" office:value="0.0137913" calcext:value-type="float">
            <text:p>0.0137913</text:p>
          </table:table-cell>
          <table:table-cell office:value-type="float" office:value="0.294454" calcext:value-type="float">
            <text:p>0.294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90" calcext:value-type="float">
            <text:p>6690</text:p>
          </table:table-cell>
          <table:table-cell office:value-type="float" office:value="5282" calcext:value-type="float">
            <text:p>5282</text:p>
          </table:table-cell>
          <table:table-cell office:value-type="float" office:value="0" calcext:value-type="float">
            <text:p>0</text:p>
          </table:table-cell>
          <table:table-cell office:value-type="float" office:value="1.90914" calcext:value-type="float">
            <text:p>1.90914</text:p>
          </table:table-cell>
          <table:table-cell office:value-type="float" office:value="177" calcext:value-type="float">
            <text:p>177</text:p>
          </table:table-cell>
          <table:table-cell office:value-type="float" office:value="4388" calcext:value-type="float">
            <text:p>4388</text:p>
          </table:table-cell>
          <table:table-cell office:value-type="float" office:value="35134" calcext:value-type="float">
            <text:p>35134</text:p>
          </table:table-cell>
          <table:table-cell office:value-type="float" office:value="0.0190424" calcext:value-type="float">
            <text:p>0.0190424</text:p>
          </table:table-cell>
          <table:table-cell office:value-type="float" office:value="0.142263" calcext:value-type="float">
            <text:p>0.142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20" calcext:value-type="float">
            <text:p>8920</text:p>
          </table:table-cell>
          <table:table-cell office:value-type="float" office:value="4153" calcext:value-type="float">
            <text:p>4153</text:p>
          </table:table-cell>
          <table:table-cell office:value-type="float" office:value="0" calcext:value-type="float">
            <text:p>0</text:p>
          </table:table-cell>
          <table:table-cell office:value-type="float" office:value="6.67163" calcext:value-type="float">
            <text:p>6.67163</text:p>
          </table:table-cell>
          <table:table-cell office:value-type="float" office:value="1217" calcext:value-type="float">
            <text:p>1217</text:p>
          </table:table-cell>
          <table:table-cell office:value-type="float" office:value="5608" calcext:value-type="float">
            <text:p>5608</text:p>
          </table:table-cell>
          <table:table-cell office:value-type="float" office:value="211296" calcext:value-type="float">
            <text:p>211296</text:p>
          </table:table-cell>
          <table:table-cell office:value-type="float" office:value="0.0204957" calcext:value-type="float">
            <text:p>0.0204957</text:p>
          </table:table-cell>
          <table:table-cell office:value-type="float" office:value="0.914232" calcext:value-type="float">
            <text:p>0.914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50" calcext:value-type="float">
            <text:p>11150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office:value-type="float" office:value="1.54968" calcext:value-type="float">
            <text:p>1.54968</text:p>
          </table:table-cell>
          <table:table-cell office:value-type="float" office:value="42" calcext:value-type="float">
            <text:p>42</text:p>
          </table:table-cell>
          <table:table-cell office:value-type="float" office:value="3169" calcext:value-type="float">
            <text:p>3169</text:p>
          </table:table-cell>
          <table:table-cell office:value-type="float" office:value="7781" calcext:value-type="float">
            <text:p>7781</text:p>
          </table:table-cell>
          <table:table-cell office:value-type="float" office:value="0.0142337" calcext:value-type="float">
            <text:p>0.0142337</text:p>
          </table:table-cell>
          <table:table-cell office:value-type="float" office:value="0.0334882" calcext:value-type="float">
            <text:p>0.0334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80" calcext:value-type="float">
            <text:p>13380</text:p>
          </table:table-cell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  <table:table-cell office:value-type="float" office:value="7.56274" calcext:value-type="float">
            <text:p>7.56274</text:p>
          </table:table-cell>
          <table:table-cell office:value-type="float" office:value="719" calcext:value-type="float">
            <text:p>719</text:p>
          </table:table-cell>
          <table:table-cell office:value-type="float" office:value="10635" calcext:value-type="float">
            <text:p>10635</text:p>
          </table:table-cell>
          <table:table-cell office:value-type="float" office:value="97424" calcext:value-type="float">
            <text:p>97424</text:p>
          </table:table-cell>
          <table:table-cell office:value-type="float" office:value="0.0389153" calcext:value-type="float">
            <text:p>0.0389153</text:p>
          </table:table-cell>
          <table:table-cell office:value-type="float" office:value="0.434298" calcext:value-type="float">
            <text:p>0.434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610" calcext:value-type="float">
            <text:p>1561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5.90448" calcext:value-type="float">
            <text:p>5.90448</text:p>
          </table:table-cell>
          <table:table-cell office:value-type="float" office:value="663" calcext:value-type="float">
            <text:p>663</text:p>
          </table:table-cell>
          <table:table-cell office:value-type="float" office:value="8584" calcext:value-type="float">
            <text:p>8584</text:p>
          </table:table-cell>
          <table:table-cell office:value-type="float" office:value="82327" calcext:value-type="float">
            <text:p>82327</text:p>
          </table:table-cell>
          <table:table-cell office:value-type="float" office:value="0.0327357" calcext:value-type="float">
            <text:p>0.0327357</text:p>
          </table:table-cell>
          <table:table-cell office:value-type="float" office:value="0.352611" calcext:value-type="float">
            <text:p>0.3526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33" calcext:value-type="float">
            <text:p>2233</text:p>
          </table:table-cell>
          <table:table-cell office:value-type="float" office:value="17206" calcext:value-type="float">
            <text:p>17206</text:p>
          </table:table-cell>
          <table:table-cell office:value-type="float" office:value="0" calcext:value-type="float">
            <text:p>0</text:p>
          </table:table-cell>
          <table:table-cell office:value-type="float" office:value="10.1812" calcext:value-type="float">
            <text:p>10.1812</text:p>
          </table:table-cell>
          <table:table-cell office:value-type="float" office:value="6740" calcext:value-type="float">
            <text:p>6740</text:p>
          </table:table-cell>
          <table:table-cell office:value-type="float" office:value="2540" calcext:value-type="float">
            <text:p>2540</text:p>
          </table:table-cell>
          <table:table-cell office:value-type="float" office:value="577547" calcext:value-type="float">
            <text:p>577547</text:p>
          </table:table-cell>
          <table:table-cell office:value-type="float" office:value="0.0217501" calcext:value-type="float">
            <text:p>0.0217501</text:p>
          </table:table-cell>
          <table:table-cell office:value-type="float" office:value="2.85225" calcext:value-type="float">
            <text:p>2.85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66" calcext:value-type="float">
            <text:p>4466</text:p>
          </table:table-cell>
          <table:table-cell office:value-type="float" office:value="11023" calcext:value-type="float">
            <text:p>11023</text:p>
          </table:table-cell>
          <table:table-cell office:value-type="float" office:value="0" calcext:value-type="float">
            <text:p>0</text:p>
          </table:table-cell>
          <table:table-cell office:value-type="float" office:value="53.7953" calcext:value-type="float">
            <text:p>53.7953</text:p>
          </table:table-cell>
          <table:table-cell office:value-type="float" office:value="11990" calcext:value-type="float">
            <text:p>11990</text:p>
          </table:table-cell>
          <table:table-cell office:value-type="float" office:value="5213" calcext:value-type="float">
            <text:p>5213</text:p>
          </table:table-cell>
          <table:table-cell office:value-type="float" office:value="2943389" calcext:value-type="float">
            <text:p>2943389</text:p>
          </table:table-cell>
          <table:table-cell office:value-type="float" office:value="0.0257086" calcext:value-type="float">
            <text:p>0.0257086</text:p>
          </table:table-cell>
          <table:table-cell office:value-type="float" office:value="12.088" calcext:value-type="float">
            <text:p>1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99" calcext:value-type="float">
            <text:p>6699</text:p>
          </table:table-cell>
          <table:table-cell office:value-type="float" office:value="7659" calcext:value-type="float">
            <text:p>7659</text:p>
          </table:table-cell>
          <table:table-cell office:value-type="float" office:value="0" calcext:value-type="float">
            <text:p>0</text:p>
          </table:table-cell>
          <table:table-cell office:value-type="float" office:value="16.1347" calcext:value-type="float">
            <text:p>16.1347</text:p>
          </table:table-cell>
          <table:table-cell office:value-type="float" office:value="1578" calcext:value-type="float">
            <text:p>1578</text:p>
          </table:table-cell>
          <table:table-cell office:value-type="float" office:value="9773" calcext:value-type="float">
            <text:p>9773</text:p>
          </table:table-cell>
          <table:table-cell office:value-type="float" office:value="314607" calcext:value-type="float">
            <text:p>314607</text:p>
          </table:table-cell>
          <table:table-cell office:value-type="float" office:value="0.042599" calcext:value-type="float">
            <text:p>0.042599</text:p>
          </table:table-cell>
          <table:table-cell office:value-type="float" office:value="1.34529" calcext:value-type="float">
            <text:p>1.345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32" calcext:value-type="float">
            <text:p>8932</text:p>
          </table:table-cell>
          <table:table-cell office:value-type="float" office:value="5685" calcext:value-type="float">
            <text:p>5685</text:p>
          </table:table-cell>
          <table:table-cell office:value-type="float" office:value="0" calcext:value-type="float">
            <text:p>0</text:p>
          </table:table-cell>
          <table:table-cell office:value-type="float" office:value="5.43478" calcext:value-type="float">
            <text:p>5.43478</text:p>
          </table:table-cell>
          <table:table-cell office:value-type="float" office:value="307" calcext:value-type="float">
            <text:p>307</text:p>
          </table:table-cell>
          <table:table-cell office:value-type="float" office:value="4974" calcext:value-type="float">
            <text:p>4974</text:p>
          </table:table-cell>
          <table:table-cell office:value-type="float" office:value="101398" calcext:value-type="float">
            <text:p>101398</text:p>
          </table:table-cell>
          <table:table-cell office:value-type="float" office:value="0.0223475" calcext:value-type="float">
            <text:p>0.0223475</text:p>
          </table:table-cell>
          <table:table-cell office:value-type="float" office:value="0.412369" calcext:value-type="float">
            <text:p>0.41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65" calcext:value-type="float">
            <text:p>11165</text:p>
          </table:table-cell>
          <table:table-cell office:value-type="float" office:value="4426" calcext:value-type="float">
            <text:p>4426</text:p>
          </table:table-cell>
          <table:table-cell office:value-type="float" office:value="0" calcext:value-type="float">
            <text:p>0</text:p>
          </table:table-cell>
          <table:table-cell office:value-type="float" office:value="8.82855" calcext:value-type="float">
            <text:p>8.82855</text:p>
          </table:table-cell>
          <table:table-cell office:value-type="float" office:value="530" calcext:value-type="float">
            <text:p>530</text:p>
          </table:table-cell>
          <table:table-cell office:value-type="float" office:value="9795" calcext:value-type="float">
            <text:p>9795</text:p>
          </table:table-cell>
          <table:table-cell office:value-type="float" office:value="145523" calcext:value-type="float">
            <text:p>145523</text:p>
          </table:table-cell>
          <table:table-cell office:value-type="float" office:value="0.0367315" calcext:value-type="float">
            <text:p>0.0367315</text:p>
          </table:table-cell>
          <table:table-cell office:value-type="float" office:value="0.66457" calcext:value-type="float">
            <text:p>0.66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98" calcext:value-type="float">
            <text:p>13398</text:p>
          </table:table-cell>
          <table:table-cell office:value-type="float" office:value="3604" calcext:value-type="float">
            <text:p>3604</text:p>
          </table:table-cell>
          <table:table-cell office:value-type="float" office:value="0" calcext:value-type="float">
            <text:p>0</text:p>
          </table:table-cell>
          <table:table-cell office:value-type="float" office:value="16.672" calcext:value-type="float">
            <text:p>16.672</text:p>
          </table:table-cell>
          <table:table-cell office:value-type="float" office:value="848" calcext:value-type="float">
            <text:p>848</text:p>
          </table:table-cell>
          <table:table-cell office:value-type="float" office:value="10987" calcext:value-type="float">
            <text:p>10987</text:p>
          </table:table-cell>
          <table:table-cell office:value-type="float" office:value="221517" calcext:value-type="float">
            <text:p>221517</text:p>
          </table:table-cell>
          <table:table-cell office:value-type="float" office:value="0.0478077" calcext:value-type="float">
            <text:p>0.0478077</text:p>
          </table:table-cell>
          <table:table-cell office:value-type="float" office:value="1.02659" calcext:value-type="float">
            <text:p>1.02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631" calcext:value-type="float">
            <text:p>15631</text:p>
          </table:table-cell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  <table:table-cell office:value-type="float" office:value="26.7924" calcext:value-type="float">
            <text:p>26.7924</text:p>
          </table:table-cell>
          <table:table-cell office:value-type="float" office:value="1012" calcext:value-type="float">
            <text:p>1012</text:p>
          </table:table-cell>
          <table:table-cell office:value-type="float" office:value="11110" calcext:value-type="float">
            <text:p>11110</text:p>
          </table:table-cell>
          <table:table-cell office:value-type="float" office:value="215584" calcext:value-type="float">
            <text:p>215584</text:p>
          </table:table-cell>
          <table:table-cell office:value-type="float" office:value="0.0418151" calcext:value-type="float">
            <text:p>0.0418151</text:p>
          </table:table-cell>
          <table:table-cell office:value-type="float" office:value="1.02049" calcext:value-type="float">
            <text:p>1.020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64" calcext:value-type="float">
            <text:p>17864</text:p>
          </table:table-cell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 office:value-type="float" office:value="204.17" calcext:value-type="float">
            <text:p>204.17</text:p>
          </table:table-cell>
          <table:table-cell office:value-type="float" office:value="2651" calcext:value-type="float">
            <text:p>2651</text:p>
          </table:table-cell>
          <table:table-cell office:value-type="float" office:value="21421" calcext:value-type="float">
            <text:p>21421</text:p>
          </table:table-cell>
          <table:table-cell office:value-type="float" office:value="422409" calcext:value-type="float">
            <text:p>422409</text:p>
          </table:table-cell>
          <table:table-cell office:value-type="float" office:value="0.0817974" calcext:value-type="float">
            <text:p>0.0817974</text:p>
          </table:table-cell>
          <table:table-cell office:value-type="float" office:value="2.09206" calcext:value-type="float">
            <text:p>2.09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97" calcext:value-type="float">
            <text:p>20097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74.618" calcext:value-type="float">
            <text:p>74.618</text:p>
          </table:table-cell>
          <table:table-cell office:value-type="float" office:value="1286" calcext:value-type="float">
            <text:p>1286</text:p>
          </table:table-cell>
          <table:table-cell office:value-type="float" office:value="21014" calcext:value-type="float">
            <text:p>21014</text:p>
          </table:table-cell>
          <table:table-cell office:value-type="float" office:value="204996" calcext:value-type="float">
            <text:p>204996</text:p>
          </table:table-cell>
          <table:table-cell office:value-type="float" office:value="0.0787344" calcext:value-type="float">
            <text:p>0.0787344</text:p>
          </table:table-cell>
          <table:table-cell office:value-type="float" office:value="1.0409" calcext:value-type="float">
            <text:p>1.0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" calcext:value-type="float">
            <text:p>2374</text:p>
          </table:table-cell>
          <table:table-cell office:value-type="float" office:value="21397" calcext:value-type="float">
            <text:p>21397</text:p>
          </table:table-cell>
          <table:table-cell office:value-type="float" office:value="0" calcext:value-type="float">
            <text:p>0</text:p>
          </table:table-cell>
          <table:table-cell office:value-type="float" office:value="53.0761" calcext:value-type="float">
            <text:p>53.0761</text:p>
          </table:table-cell>
          <table:table-cell office:value-type="float" office:value="8783" calcext:value-type="float">
            <text:p>8783</text:p>
          </table:table-cell>
          <table:table-cell office:value-type="float" office:value="4164" calcext:value-type="float">
            <text:p>4164</text:p>
          </table:table-cell>
          <table:table-cell office:value-type="float" office:value="606041" calcext:value-type="float">
            <text:p>606041</text:p>
          </table:table-cell>
          <table:table-cell office:value-type="float" office:value="0.0335548" calcext:value-type="float">
            <text:p>0.0335548</text:p>
          </table:table-cell>
          <table:table-cell office:value-type="float" office:value="3.97002" calcext:value-type="float">
            <text:p>3.97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49" calcext:value-type="float">
            <text:p>4749</text:p>
          </table:table-cell>
          <table:table-cell office:value-type="float" office:value="13352" calcext:value-type="float">
            <text:p>13352</text:p>
          </table:table-cell>
          <table:table-cell office:value-type="float" office:value="0" calcext:value-type="float">
            <text:p>0</text:p>
          </table:table-cell>
          <table:table-cell office:value-type="float" office:value="95.8655" calcext:value-type="float">
            <text:p>95.8655</text:p>
          </table:table-cell>
          <table:table-cell office:value-type="float" office:value="5413" calcext:value-type="float">
            <text:p>5413</text:p>
          </table:table-cell>
          <table:table-cell office:value-type="float" office:value="12772" calcext:value-type="float">
            <text:p>12772</text:p>
          </table:table-cell>
          <table:table-cell office:value-type="float" office:value="1575490" calcext:value-type="float">
            <text:p>1575490</text:p>
          </table:table-cell>
          <table:table-cell office:value-type="float" office:value="0.0577075" calcext:value-type="float">
            <text:p>0.0577075</text:p>
          </table:table-cell>
          <table:table-cell office:value-type="float" office:value="6.93735" calcext:value-type="float">
            <text:p>6.937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24" calcext:value-type="float">
            <text:p>7124</text:p>
          </table:table-cell>
          <table:table-cell office:value-type="float" office:value="10552" calcext:value-type="float">
            <text:p>10552</text:p>
          </table:table-cell>
          <table:table-cell office:value-type="float" office:value="0" calcext:value-type="float">
            <text:p>0</text:p>
          </table:table-cell>
          <table:table-cell office:value-type="float" office:value="284.827" calcext:value-type="float">
            <text:p>284.827</text:p>
          </table:table-cell>
          <table:table-cell office:value-type="float" office:value="2475" calcext:value-type="float">
            <text:p>2475</text:p>
          </table:table-cell>
          <table:table-cell office:value-type="float" office:value="23463" calcext:value-type="float">
            <text:p>23463</text:p>
          </table:table-cell>
          <table:table-cell office:value-type="float" office:value="1026894" calcext:value-type="float">
            <text:p>1026894</text:p>
          </table:table-cell>
          <table:table-cell office:value-type="float" office:value="0.101952" calcext:value-type="float">
            <text:p>0.101952</text:p>
          </table:table-cell>
          <table:table-cell office:value-type="float" office:value="4.93771" calcext:value-type="float">
            <text:p>4.93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99" calcext:value-type="float">
            <text:p>9499</text:p>
          </table:table-cell>
          <table:table-cell office:value-type="float" office:value="8418" calcext:value-type="float">
            <text:p>8418</text:p>
          </table:table-cell>
          <table:table-cell office:value-type="float" office:value="0" calcext:value-type="float">
            <text:p>0</text:p>
          </table:table-cell>
          <table:table-cell office:value-type="float" office:value="394.466" calcext:value-type="float">
            <text:p>394.466</text:p>
          </table:table-cell>
          <table:table-cell office:value-type="float" office:value="2851" calcext:value-type="float">
            <text:p>2851</text:p>
          </table:table-cell>
          <table:table-cell office:value-type="float" office:value="22421" calcext:value-type="float">
            <text:p>22421</text:p>
          </table:table-cell>
          <table:table-cell office:value-type="float" office:value="1428420" calcext:value-type="float">
            <text:p>1428420</text:p>
          </table:table-cell>
          <table:table-cell office:value-type="float" office:value="0.0944819" calcext:value-type="float">
            <text:p>0.0944819</text:p>
          </table:table-cell>
          <table:table-cell office:value-type="float" office:value="7.06293" calcext:value-type="float">
            <text:p>7.06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74" calcext:value-type="float">
            <text:p>11874</text:p>
          </table:table-cell>
          <table:table-cell office:value-type="float" office:value="6648" calcext:value-type="float">
            <text:p>6648</text:p>
          </table:table-cell>
          <table:table-cell office:value-type="float" office:value="0" calcext:value-type="float">
            <text:p>0</text:p>
          </table:table-cell>
          <table:table-cell office:value-type="float" office:value="105.914" calcext:value-type="float">
            <text:p>105.914</text:p>
          </table:table-cell>
          <table:table-cell office:value-type="float" office:value="4273" calcext:value-type="float">
            <text:p>4273</text:p>
          </table:table-cell>
          <table:table-cell office:value-type="float" office:value="9664" calcext:value-type="float">
            <text:p>9664</text:p>
          </table:table-cell>
          <table:table-cell office:value-type="float" office:value="1935164" calcext:value-type="float">
            <text:p>1935164</text:p>
          </table:table-cell>
          <table:table-cell office:value-type="float" office:value="0.0379985" calcext:value-type="float">
            <text:p>0.0379985</text:p>
          </table:table-cell>
          <table:table-cell office:value-type="float" office:value="8.68687" calcext:value-type="float">
            <text:p>8.68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49" calcext:value-type="float">
            <text:p>14249</text:p>
          </table:table-cell>
          <table:table-cell office:value-type="float" office:value="4701" calcext:value-type="float">
            <text:p>4701</text:p>
          </table:table-cell>
          <table:table-cell office:value-type="float" office:value="0" calcext:value-type="float">
            <text:p>0</text:p>
          </table:table-cell>
          <table:table-cell office:value-type="float" office:value="47.158" calcext:value-type="float">
            <text:p>47.158</text:p>
          </table:table-cell>
          <table:table-cell office:value-type="float" office:value="1491" calcext:value-type="float">
            <text:p>1491</text:p>
          </table:table-cell>
          <table:table-cell office:value-type="float" office:value="17209" calcext:value-type="float">
            <text:p>17209</text:p>
          </table:table-cell>
          <table:table-cell office:value-type="float" office:value="549602" calcext:value-type="float">
            <text:p>549602</text:p>
          </table:table-cell>
          <table:table-cell office:value-type="float" office:value="0.0706659" calcext:value-type="float">
            <text:p>0.0706659</text:p>
          </table:table-cell>
          <table:table-cell office:value-type="float" office:value="2.66392" calcext:value-type="float">
            <text:p>2.66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624" calcext:value-type="float">
            <text:p>16624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26.4736" calcext:value-type="float">
            <text:p>26.4736</text:p>
          </table:table-cell>
          <table:table-cell office:value-type="float" office:value="401" calcext:value-type="float">
            <text:p>401</text:p>
          </table:table-cell>
          <table:table-cell office:value-type="float" office:value="13020" calcext:value-type="float">
            <text:p>13020</text:p>
          </table:table-cell>
          <table:table-cell office:value-type="float" office:value="158980" calcext:value-type="float">
            <text:p>158980</text:p>
          </table:table-cell>
          <table:table-cell office:value-type="float" office:value="0.0524202" calcext:value-type="float">
            <text:p>0.0524202</text:p>
          </table:table-cell>
          <table:table-cell office:value-type="float" office:value="0.710024" calcext:value-type="float">
            <text:p>0.710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99" calcext:value-type="float">
            <text:p>18999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154.745" calcext:value-type="float">
            <text:p>154.745</text:p>
          </table:table-cell>
          <table:table-cell office:value-type="float" office:value="747" calcext:value-type="float">
            <text:p>747</text:p>
          </table:table-cell>
          <table:table-cell office:value-type="float" office:value="18183" calcext:value-type="float">
            <text:p>18183</text:p>
          </table:table-cell>
          <table:table-cell office:value-type="float" office:value="255052" calcext:value-type="float">
            <text:p>255052</text:p>
          </table:table-cell>
          <table:table-cell office:value-type="float" office:value="0.0777735" calcext:value-type="float">
            <text:p>0.0777735</text:p>
          </table:table-cell>
          <table:table-cell office:value-type="float" office:value="1.22247" calcext:value-type="float">
            <text:p>1.222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74" calcext:value-type="float">
            <text:p>21374</text:p>
          </table:table-cell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office:value-type="float" office:value="721.629" calcext:value-type="float">
            <text:p>721.629</text:p>
          </table:table-cell>
          <table:table-cell office:value-type="float" office:value="7119" calcext:value-type="float">
            <text:p>7119</text:p>
          </table:table-cell>
          <table:table-cell office:value-type="float" office:value="20391" calcext:value-type="float">
            <text:p>20391</text:p>
          </table:table-cell>
          <table:table-cell office:value-type="float" office:value="2188590" calcext:value-type="float">
            <text:p>2188590</text:p>
          </table:table-cell>
          <table:table-cell office:value-type="float" office:value="0.0783322" calcext:value-type="float">
            <text:p>0.0783322</text:p>
          </table:table-cell>
          <table:table-cell office:value-type="float" office:value="10.067" calcext:value-type="float">
            <text:p>10.0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9" calcext:value-type="float">
            <text:p>23749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office:value-type="float" office:value="899.836" calcext:value-type="float">
            <text:p>899.836</text:p>
          </table:table-cell>
          <table:table-cell office:value-type="float" office:value="3710" calcext:value-type="float">
            <text:p>3710</text:p>
          </table:table-cell>
          <table:table-cell office:value-type="float" office:value="29033" calcext:value-type="float">
            <text:p>29033</text:p>
          </table:table-cell>
          <table:table-cell office:value-type="float" office:value="1058304" calcext:value-type="float">
            <text:p>1058304</text:p>
          </table:table-cell>
          <table:table-cell office:value-type="float" office:value="0.113834" calcext:value-type="float">
            <text:p>0.113834</text:p>
          </table:table-cell>
          <table:table-cell office:value-type="float" office:value="5.57175" calcext:value-type="float">
            <text:p>5.57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124" calcext:value-type="float">
            <text:p>26124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39.0227" calcext:value-type="float">
            <text:p>39.0227</text:p>
          </table:table-cell>
          <table:table-cell office:value-type="float" office:value="628" calcext:value-type="float">
            <text:p>628</text:p>
          </table:table-cell>
          <table:table-cell office:value-type="float" office:value="24247" calcext:value-type="float">
            <text:p>24247</text:p>
          </table:table-cell>
          <table:table-cell office:value-type="float" office:value="166529" calcext:value-type="float">
            <text:p>166529</text:p>
          </table:table-cell>
          <table:table-cell office:value-type="float" office:value="0.102254" calcext:value-type="float">
            <text:p>0.102254</text:p>
          </table:table-cell>
          <table:table-cell office:value-type="float" office:value="0.805594" calcext:value-type="float">
            <text:p>0.805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" calcext:value-type="float">
            <text:p>2410</text:p>
          </table:table-cell>
          <table:table-cell office:value-type="float" office:value="25442" calcext:value-type="float">
            <text:p>25442</text:p>
          </table:table-cell>
          <table:table-cell office:value-type="float" office:value="0" calcext:value-type="float">
            <text:p>0</text:p>
          </table:table-cell>
          <table:table-cell office:value-type="float" office:value="229.188" calcext:value-type="float">
            <text:p>229.188</text:p>
          </table:table-cell>
          <table:table-cell office:value-type="float" office:value="24298" calcext:value-type="float">
            <text:p>24298</text:p>
          </table:table-cell>
          <table:table-cell office:value-type="float" office:value="4566" calcext:value-type="float">
            <text:p>4566</text:p>
          </table:table-cell>
          <table:table-cell office:value-type="float" office:value="1065579" calcext:value-type="float">
            <text:p>1065579</text:p>
          </table:table-cell>
          <table:table-cell office:value-type="float" office:value="0.0439821" calcext:value-type="float">
            <text:p>0.0439821</text:p>
          </table:table-cell>
          <table:table-cell office:value-type="float" office:value="10.2882" calcext:value-type="float">
            <text:p>10.2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20" calcext:value-type="float">
            <text:p>4820</text:p>
          </table:table-cell>
          <table:table-cell office:value-type="float" office:value="16054" calcext:value-type="float">
            <text:p>16054</text:p>
          </table:table-cell>
          <table:table-cell office:value-type="float" office:value="0" calcext:value-type="float">
            <text:p>0</text:p>
          </table:table-cell>
          <table:table-cell office:value-type="float" office:value="209.006" calcext:value-type="float">
            <text:p>209.006</text:p>
          </table:table-cell>
          <table:table-cell office:value-type="float" office:value="9068" calcext:value-type="float">
            <text:p>9068</text:p>
          </table:table-cell>
          <table:table-cell office:value-type="float" office:value="10772" calcext:value-type="float">
            <text:p>10772</text:p>
          </table:table-cell>
          <table:table-cell office:value-type="float" office:value="2492603" calcext:value-type="float">
            <text:p>2492603</text:p>
          </table:table-cell>
          <table:table-cell office:value-type="float" office:value="0.0618849" calcext:value-type="float">
            <text:p>0.0618849</text:p>
          </table:table-cell>
          <table:table-cell office:value-type="float" office:value="11.2286" calcext:value-type="float">
            <text:p>11.2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31" calcext:value-type="float">
            <text:p>7231</text:p>
          </table:table-cell>
          <table:table-cell office:value-type="float" office:value="12724" calcext:value-type="float">
            <text:p>12724</text:p>
          </table:table-cell>
          <table:table-cell office:value-type="float" office:value="0" calcext:value-type="float">
            <text:p>0</text:p>
          </table:table-cell>
          <table:table-cell office:value-type="float" office:value="637.26" calcext:value-type="float">
            <text:p>637.26</text:p>
          </table:table-cell>
          <table:table-cell office:value-type="float" office:value="4300" calcext:value-type="float">
            <text:p>4300</text:p>
          </table:table-cell>
          <table:table-cell office:value-type="float" office:value="19529" calcext:value-type="float">
            <text:p>19529</text:p>
          </table:table-cell>
          <table:table-cell office:value-type="float" office:value="2251910" calcext:value-type="float">
            <text:p>2251910</text:p>
          </table:table-cell>
          <table:table-cell office:value-type="float" office:value="0.0989235" calcext:value-type="float">
            <text:p>0.0989235</text:p>
          </table:table-cell>
          <table:table-cell office:value-type="float" office:value="11.1982" calcext:value-type="float">
            <text:p>11.1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41" calcext:value-type="float">
            <text:p>9641</text:p>
          </table:table-cell>
          <table:table-cell office:value-type="float" office:value="10573" calcext:value-type="float">
            <text:p>10573</text:p>
          </table:table-cell>
          <table:table-cell office:value-type="float" office:value="0" calcext:value-type="float">
            <text:p>0</text:p>
          </table:table-cell>
          <table:table-cell office:value-type="float" office:value="717.364" calcext:value-type="float">
            <text:p>717.364</text:p>
          </table:table-cell>
          <table:table-cell office:value-type="float" office:value="2819" calcext:value-type="float">
            <text:p>2819</text:p>
          </table:table-cell>
          <table:table-cell office:value-type="float" office:value="24082" calcext:value-type="float">
            <text:p>24082</text:p>
          </table:table-cell>
          <table:table-cell office:value-type="float" office:value="2456066" calcext:value-type="float">
            <text:p>2456066</text:p>
          </table:table-cell>
          <table:table-cell office:value-type="float" office:value="0.0998397" calcext:value-type="float">
            <text:p>0.0998397</text:p>
          </table:table-cell>
          <table:table-cell office:value-type="float" office:value="11.5103" calcext:value-type="float">
            <text:p>11.5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52" calcext:value-type="float">
            <text:p>12052</text:p>
          </table:table-cell>
          <table:table-cell office:value-type="float" office:value="8816" calcext:value-type="float">
            <text:p>8816</text:p>
          </table:table-cell>
          <table:table-cell office:value-type="float" office:value="0" calcext:value-type="float">
            <text:p>0</text:p>
          </table:table-cell>
          <table:table-cell office:value-type="float" office:value="701.896" calcext:value-type="float">
            <text:p>701.896</text:p>
          </table:table-cell>
          <table:table-cell office:value-type="float" office:value="1565" calcext:value-type="float">
            <text:p>1565</text:p>
          </table:table-cell>
          <table:table-cell office:value-type="float" office:value="42677" calcext:value-type="float">
            <text:p>42677</text:p>
          </table:table-cell>
          <table:table-cell office:value-type="float" office:value="659147" calcext:value-type="float">
            <text:p>659147</text:p>
          </table:table-cell>
          <table:table-cell office:value-type="float" office:value="0.206319" calcext:value-type="float">
            <text:p>0.206319</text:p>
          </table:table-cell>
          <table:table-cell office:value-type="float" office:value="3.62488" calcext:value-type="float">
            <text:p>3.62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62" calcext:value-type="float">
            <text:p>14462</text:p>
          </table:table-cell>
          <table:table-cell office:value-type="float" office:value="8153" calcext:value-type="float">
            <text:p>8153</text:p>
          </table:table-cell>
          <table:table-cell office:value-type="float" office:value="0" calcext:value-type="float">
            <text:p>0</text:p>
          </table:table-cell>
          <table:table-cell office:value-type="float" office:value="1275.63" calcext:value-type="float">
            <text:p>1275.63</text:p>
          </table:table-cell>
          <table:table-cell office:value-type="float" office:value="5662" calcext:value-type="float">
            <text:p>5662</text:p>
          </table:table-cell>
          <table:table-cell office:value-type="float" office:value="19548" calcext:value-type="float">
            <text:p>19548</text:p>
          </table:table-cell>
          <table:table-cell office:value-type="float" office:value="2164574" calcext:value-type="float">
            <text:p>2164574</text:p>
          </table:table-cell>
          <table:table-cell office:value-type="float" office:value="0.0844198" calcext:value-type="float">
            <text:p>0.0844198</text:p>
          </table:table-cell>
          <table:table-cell office:value-type="float" office:value="11.2637" calcext:value-type="float">
            <text:p>11.26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73" calcext:value-type="float">
            <text:p>16873</text:p>
          </table:table-cell>
          <table:table-cell office:value-type="float" office:value="6151" calcext:value-type="float">
            <text:p>6151</text:p>
          </table:table-cell>
          <table:table-cell office:value-type="float" office:value="0" calcext:value-type="float">
            <text:p>0</text:p>
          </table:table-cell>
          <table:table-cell office:value-type="float" office:value="510.511" calcext:value-type="float">
            <text:p>510.511</text:p>
          </table:table-cell>
          <table:table-cell office:value-type="float" office:value="2012" calcext:value-type="float">
            <text:p>2012</text:p>
          </table:table-cell>
          <table:table-cell office:value-type="float" office:value="25835" calcext:value-type="float">
            <text:p>25835</text:p>
          </table:table-cell>
          <table:table-cell office:value-type="float" office:value="1383816" calcext:value-type="float">
            <text:p>1383816</text:p>
          </table:table-cell>
          <table:table-cell office:value-type="float" office:value="0.105751" calcext:value-type="float">
            <text:p>0.105751</text:p>
          </table:table-cell>
          <table:table-cell office:value-type="float" office:value="6.95944" calcext:value-type="float">
            <text:p>6.95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83" calcext:value-type="float">
            <text:p>19283</text:p>
          </table:table-cell>
          <table:table-cell office:value-type="float" office:value="5493" calcext:value-type="float">
            <text:p>5493</text:p>
          </table:table-cell>
          <table:table-cell office:value-type="float" office:value="0" calcext:value-type="float">
            <text:p>0</text:p>
          </table:table-cell>
          <table:table-cell office:value-type="float" office:value="212.422" calcext:value-type="float">
            <text:p>212.422</text:p>
          </table:table-cell>
          <table:table-cell office:value-type="float" office:value="310" calcext:value-type="float">
            <text:p>310</text:p>
          </table:table-cell>
          <table:table-cell office:value-type="float" office:value="18894" calcext:value-type="float">
            <text:p>18894</text:p>
          </table:table-cell>
          <table:table-cell office:value-type="float" office:value="138936" calcext:value-type="float">
            <text:p>138936</text:p>
          </table:table-cell>
          <table:table-cell office:value-type="float" office:value="0.0718967" calcext:value-type="float">
            <text:p>0.0718967</text:p>
          </table:table-cell>
          <table:table-cell office:value-type="float" office:value="0.759856" calcext:value-type="float">
            <text:p>0.759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93" calcext:value-type="float">
            <text:p>21693</text:p>
          </table:table-cell>
          <table:table-cell office:value-type="float" office:value="5335" calcext:value-type="float">
            <text:p>5335</text:p>
          </table:table-cell>
          <table:table-cell office:value-type="float" office:value="0" calcext:value-type="float">
            <text:p>0</text:p>
          </table:table-cell>
          <table:table-cell office:value-type="float" office:value="1131.42" calcext:value-type="float">
            <text:p>1131.42</text:p>
          </table:table-cell>
          <table:table-cell office:value-type="float" office:value="2221" calcext:value-type="float">
            <text:p>2221</text:p>
          </table:table-cell>
          <table:table-cell office:value-type="float" office:value="37162" calcext:value-type="float">
            <text:p>37162</text:p>
          </table:table-cell>
          <table:table-cell office:value-type="float" office:value="1061911" calcext:value-type="float">
            <text:p>1061911</text:p>
          </table:table-cell>
          <table:table-cell office:value-type="float" office:value="0.157407" calcext:value-type="float">
            <text:p>0.157407</text:p>
          </table:table-cell>
          <table:table-cell office:value-type="float" office:value="5.39058" calcext:value-type="float">
            <text:p>5.39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4" calcext:value-type="float">
            <text:p>24104</text:p>
          </table:table-cell>
          <table:table-cell office:value-type="float" office:value="4855" calcext:value-type="float">
            <text:p>4855</text:p>
          </table:table-cell>
          <table:table-cell office:value-type="float" office:value="0" calcext:value-type="float">
            <text:p>0</text:p>
          </table:table-cell>
          <table:table-cell office:value-type="float" office:value="6244.73" calcext:value-type="float">
            <text:p>6244.73</text:p>
          </table:table-cell>
          <table:table-cell office:value-type="float" office:value="4916" calcext:value-type="float">
            <text:p>4916</text:p>
          </table:table-cell>
          <table:table-cell office:value-type="float" office:value="41877" calcext:value-type="float">
            <text:p>41877</text:p>
          </table:table-cell>
          <table:table-cell office:value-type="float" office:value="1879754" calcext:value-type="float">
            <text:p>1879754</text:p>
          </table:table-cell>
          <table:table-cell office:value-type="float" office:value="0.185419" calcext:value-type="float">
            <text:p>0.185419</text:p>
          </table:table-cell>
          <table:table-cell office:value-type="float" office:value="10.6631" calcext:value-type="float">
            <text:p>10.6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514" calcext:value-type="float">
            <text:p>26514</text:p>
          </table:table-cell>
          <table:table-cell office:value-type="float" office:value="4331" calcext:value-type="float">
            <text:p>4331</text:p>
          </table:table-cell>
          <table:table-cell office:value-type="float" office:value="0" calcext:value-type="float">
            <text:p>0</text:p>
          </table:table-cell>
          <table:table-cell office:value-type="float" office:value="6908.8" calcext:value-type="float">
            <text:p>6908.8</text:p>
          </table:table-cell>
          <table:table-cell office:value-type="float" office:value="9464" calcext:value-type="float">
            <text:p>9464</text:p>
          </table:table-cell>
          <table:table-cell office:value-type="float" office:value="39197" calcext:value-type="float">
            <text:p>39197</text:p>
          </table:table-cell>
          <table:table-cell office:value-type="float" office:value="2616886" calcext:value-type="float">
            <text:p>2616886</text:p>
          </table:table-cell>
          <table:table-cell office:value-type="float" office:value="0.174098" calcext:value-type="float">
            <text:p>0.174098</text:p>
          </table:table-cell>
          <table:table-cell office:value-type="float" office:value="14.393" calcext:value-type="float">
            <text:p>14.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925" calcext:value-type="float">
            <text:p>28925</text:p>
          </table:table-cell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office:value-type="float" office:value="4041.1" calcext:value-type="float">
            <text:p>4041.1</text:p>
          </table:table-cell>
          <table:table-cell office:value-type="float" office:value="2583" calcext:value-type="float">
            <text:p>2583</text:p>
          </table:table-cell>
          <table:table-cell office:value-type="float" office:value="56634" calcext:value-type="float">
            <text:p>56634</text:p>
          </table:table-cell>
          <table:table-cell office:value-type="float" office:value="793726" calcext:value-type="float">
            <text:p>793726</text:p>
          </table:table-cell>
          <table:table-cell office:value-type="float" office:value="0.257415" calcext:value-type="float">
            <text:p>0.257415</text:p>
          </table:table-cell>
          <table:table-cell office:value-type="float" office:value="4.76132" calcext:value-type="float">
            <text:p>4.76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335" calcext:value-type="float">
            <text:p>31335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3018.58" calcext:value-type="float">
            <text:p>3018.58</text:p>
          </table:table-cell>
          <table:table-cell office:value-type="float" office:value="3271" calcext:value-type="float">
            <text:p>3271</text:p>
          </table:table-cell>
          <table:table-cell office:value-type="float" office:value="49112" calcext:value-type="float">
            <text:p>49112</text:p>
          </table:table-cell>
          <table:table-cell office:value-type="float" office:value="1146824" calcext:value-type="float">
            <text:p>1146824</text:p>
          </table:table-cell>
          <table:table-cell office:value-type="float" office:value="0.224672" calcext:value-type="float">
            <text:p>0.224672</text:p>
          </table:table-cell>
          <table:table-cell office:value-type="float" office:value="6.55283" calcext:value-type="float">
            <text:p>6.55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" calcext:value-type="float">
            <text:p>2417</text:p>
          </table:table-cell>
          <table:table-cell office:value-type="float" office:value="28455" calcext:value-type="float">
            <text:p>28455</text:p>
          </table:table-cell>
          <table:table-cell office:value-type="float" office:value="0" calcext:value-type="float">
            <text:p>0</text:p>
          </table:table-cell>
          <table:table-cell office:value-type="float" office:value="122.716" calcext:value-type="float">
            <text:p>122.716</text:p>
          </table:table-cell>
          <table:table-cell office:value-type="float" office:value="15461" calcext:value-type="float">
            <text:p>15461</text:p>
          </table:table-cell>
          <table:table-cell office:value-type="float" office:value="6415" calcext:value-type="float">
            <text:p>6415</text:p>
          </table:table-cell>
          <table:table-cell office:value-type="float" office:value="924781" calcext:value-type="float">
            <text:p>924781</text:p>
          </table:table-cell>
          <table:table-cell office:value-type="float" office:value="0.0626743" calcext:value-type="float">
            <text:p>0.0626743</text:p>
          </table:table-cell>
          <table:table-cell office:value-type="float" office:value="9.1884" calcext:value-type="float">
            <text:p>9.1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35" calcext:value-type="float">
            <text:p>4835</text:p>
          </table:table-cell>
          <table:table-cell office:value-type="float" office:value="18873" calcext:value-type="float">
            <text:p>18873</text:p>
          </table:table-cell>
          <table:table-cell office:value-type="float" office:value="0" calcext:value-type="float">
            <text:p>0</text:p>
          </table:table-cell>
          <table:table-cell office:value-type="float" office:value="3078.69" calcext:value-type="float">
            <text:p>3078.69</text:p>
          </table:table-cell>
          <table:table-cell office:value-type="float" office:value="71591" calcext:value-type="float">
            <text:p>71591</text:p>
          </table:table-cell>
          <table:table-cell office:value-type="float" office:value="17069" calcext:value-type="float">
            <text:p>17069</text:p>
          </table:table-cell>
          <table:table-cell office:value-type="float" office:value="9120474" calcext:value-type="float">
            <text:p>9120474</text:p>
          </table:table-cell>
          <table:table-cell office:value-type="float" office:value="0.0998526" calcext:value-type="float">
            <text:p>0.0998526</text:p>
          </table:table-cell>
          <table:table-cell office:value-type="float" office:value="55.842" calcext:value-type="float">
            <text:p>55.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53" calcext:value-type="float">
            <text:p>7253</text:p>
          </table:table-cell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office:value-type="float" office:value="1438.78" calcext:value-type="float">
            <text:p>1438.78</text:p>
          </table:table-cell>
          <table:table-cell office:value-type="float" office:value="10737" calcext:value-type="float">
            <text:p>10737</text:p>
          </table:table-cell>
          <table:table-cell office:value-type="float" office:value="21311" calcext:value-type="float">
            <text:p>21311</text:p>
          </table:table-cell>
          <table:table-cell office:value-type="float" office:value="4338217" calcext:value-type="float">
            <text:p>4338217</text:p>
          </table:table-cell>
          <table:table-cell office:value-type="float" office:value="0.108163" calcext:value-type="float">
            <text:p>0.108163</text:p>
          </table:table-cell>
          <table:table-cell office:value-type="float" office:value="21.7477" calcext:value-type="float">
            <text:p>21.7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71" calcext:value-type="float">
            <text:p>9671</text:p>
          </table:table-cell>
          <table:table-cell office:value-type="float" office:value="12641" calcext:value-type="float">
            <text:p>12641</text:p>
          </table:table-cell>
          <table:table-cell office:value-type="float" office:value="0" calcext:value-type="float">
            <text:p>0</text:p>
          </table:table-cell>
          <table:table-cell office:value-type="float" office:value="4587.84" calcext:value-type="float">
            <text:p>4587.84</text:p>
          </table:table-cell>
          <table:table-cell office:value-type="float" office:value="7577" calcext:value-type="float">
            <text:p>7577</text:p>
          </table:table-cell>
          <table:table-cell office:value-type="float" office:value="24974" calcext:value-type="float">
            <text:p>24974</text:p>
          </table:table-cell>
          <table:table-cell office:value-type="float" office:value="4353358" calcext:value-type="float">
            <text:p>4353358</text:p>
          </table:table-cell>
          <table:table-cell office:value-type="float" office:value="0.1295" calcext:value-type="float">
            <text:p>0.1295</text:p>
          </table:table-cell>
          <table:table-cell office:value-type="float" office:value="24.4743" calcext:value-type="float">
            <text:p>24.47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88" calcext:value-type="float">
            <text:p>12088</text:p>
          </table:table-cell>
          <table:table-cell office:value-type="float" office:value="11149" calcext:value-type="float">
            <text:p>11149</text:p>
          </table:table-cell>
          <table:table-cell office:value-type="float" office:value="0.0256525" calcext:value-type="float">
            <text:p>0.0256525</text:p>
          </table:table-cell>
          <table:table-cell office:value-type="float" office:value="7200.82" calcext:value-type="float">
            <text:p>7200.82</text:p>
          </table:table-cell>
          <table:table-cell office:value-type="float" office:value="9669" calcext:value-type="float">
            <text:p>9669</text:p>
          </table:table-cell>
          <table:table-cell office:value-type="float" office:value="30549" calcext:value-type="float">
            <text:p>30549</text:p>
          </table:table-cell>
          <table:table-cell office:value-type="float" office:value="5645506" calcext:value-type="float">
            <text:p>5645506</text:p>
          </table:table-cell>
          <table:table-cell office:value-type="float" office:value="0.125808" calcext:value-type="float">
            <text:p>0.125808</text:p>
          </table:table-cell>
          <table:table-cell office:value-type="float" office:value="29.8696" calcext:value-type="float">
            <text:p>29.8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506" calcext:value-type="float">
            <text:p>14506</text:p>
          </table:table-cell>
          <table:table-cell office:value-type="float" office:value="9393" calcext:value-type="float">
            <text:p>9393</text:p>
          </table:table-cell>
          <table:table-cell office:value-type="float" office:value="0.177792" calcext:value-type="float">
            <text:p>0.177792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3071" calcext:value-type="float">
            <text:p>3071</text:p>
          </table:table-cell>
          <table:table-cell office:value-type="float" office:value="49754" calcext:value-type="float">
            <text:p>49754</text:p>
          </table:table-cell>
          <table:table-cell office:value-type="float" office:value="2818130" calcext:value-type="float">
            <text:p>2818130</text:p>
          </table:table-cell>
          <table:table-cell office:value-type="float" office:value="0.229757" calcext:value-type="float">
            <text:p>0.229757</text:p>
          </table:table-cell>
          <table:table-cell office:value-type="float" office:value="16.2533" calcext:value-type="float">
            <text:p>16.2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924" calcext:value-type="float">
            <text:p>1692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224.08" calcext:value-type="float">
            <text:p>3224.08</text:p>
          </table:table-cell>
          <table:table-cell office:value-type="float" office:value="2453" calcext:value-type="float">
            <text:p>2453</text:p>
          </table:table-cell>
          <table:table-cell office:value-type="float" office:value="43915" calcext:value-type="float">
            <text:p>43915</text:p>
          </table:table-cell>
          <table:table-cell office:value-type="float" office:value="2775417" calcext:value-type="float">
            <text:p>2775417</text:p>
          </table:table-cell>
          <table:table-cell office:value-type="float" office:value="0.205372" calcext:value-type="float">
            <text:p>0.205372</text:p>
          </table:table-cell>
          <table:table-cell office:value-type="float" office:value="16.269" calcext:value-type="float">
            <text:p>16.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42" calcext:value-type="float">
            <text:p>19342</text:p>
          </table:table-cell>
          <table:table-cell office:value-type="float" office:value="6632" calcext:value-type="float">
            <text:p>6632</text:p>
          </table:table-cell>
          <table:table-cell office:value-type="float" office:value="0" calcext:value-type="float">
            <text:p>0</text:p>
          </table:table-cell>
          <table:table-cell office:value-type="float" office:value="980.229" calcext:value-type="float">
            <text:p>980.229</text:p>
          </table:table-cell>
          <table:table-cell office:value-type="float" office:value="1628" calcext:value-type="float">
            <text:p>1628</text:p>
          </table:table-cell>
          <table:table-cell office:value-type="float" office:value="37153" calcext:value-type="float">
            <text:p>37153</text:p>
          </table:table-cell>
          <table:table-cell office:value-type="float" office:value="844781" calcext:value-type="float">
            <text:p>844781</text:p>
          </table:table-cell>
          <table:table-cell office:value-type="float" office:value="0.158139" calcext:value-type="float">
            <text:p>0.158139</text:p>
          </table:table-cell>
          <table:table-cell office:value-type="float" office:value="5.0521" calcext:value-type="float">
            <text:p>5.0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59" calcext:value-type="float">
            <text:p>21759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office:value-type="float" office:value="385.66" calcext:value-type="float">
            <text:p>385.66</text:p>
          </table:table-cell>
          <table:table-cell office:value-type="float" office:value="281" calcext:value-type="float">
            <text:p>281</text:p>
          </table:table-cell>
          <table:table-cell office:value-type="float" office:value="27026" calcext:value-type="float">
            <text:p>27026</text:p>
          </table:table-cell>
          <table:table-cell office:value-type="float" office:value="227917" calcext:value-type="float">
            <text:p>227917</text:p>
          </table:table-cell>
          <table:table-cell office:value-type="float" office:value="0.122904" calcext:value-type="float">
            <text:p>0.122904</text:p>
          </table:table-cell>
          <table:table-cell office:value-type="float" office:value="1.28424" calcext:value-type="float">
            <text:p>1.28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7" calcext:value-type="float">
            <text:p>24177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office:value-type="float" office:value="5527.73" calcext:value-type="float">
            <text:p>5527.73</text:p>
          </table:table-cell>
          <table:table-cell office:value-type="float" office:value="3191" calcext:value-type="float">
            <text:p>3191</text:p>
          </table:table-cell>
          <table:table-cell office:value-type="float" office:value="48376" calcext:value-type="float">
            <text:p>48376</text:p>
          </table:table-cell>
          <table:table-cell office:value-type="float" office:value="2038476" calcext:value-type="float">
            <text:p>2038476</text:p>
          </table:table-cell>
          <table:table-cell office:value-type="float" office:value="0.205844" calcext:value-type="float">
            <text:p>0.205844</text:p>
          </table:table-cell>
          <table:table-cell office:value-type="float" office:value="11.486" calcext:value-type="float">
            <text:p>11.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95" calcext:value-type="float">
            <text:p>26595</text:p>
          </table:table-cell>
          <table:table-cell office:value-type="float" office:value="5538" calcext:value-type="float">
            <text:p>5538</text:p>
          </table:table-cell>
          <table:table-cell office:value-type="float" office:value="0.0561575" calcext:value-type="float">
            <text:p>0.0561575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3483" calcext:value-type="float">
            <text:p>3483</text:p>
          </table:table-cell>
          <table:table-cell office:value-type="float" office:value="40250" calcext:value-type="float">
            <text:p>40250</text:p>
          </table:table-cell>
          <table:table-cell office:value-type="float" office:value="2221580" calcext:value-type="float">
            <text:p>2221580</text:p>
          </table:table-cell>
          <table:table-cell office:value-type="float" office:value="0.161592" calcext:value-type="float">
            <text:p>0.161592</text:p>
          </table:table-cell>
          <table:table-cell office:value-type="float" office:value="12.4748" calcext:value-type="float">
            <text:p>12.4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9013" calcext:value-type="float">
            <text:p>29013</text:p>
          </table:table-cell>
          <table:table-cell office:value-type="float" office:value="5538" calcext:value-type="float">
            <text:p>5538</text:p>
          </table:table-cell>
          <table:table-cell office:value-type="float" office:value="0.29433" calcext:value-type="float">
            <text:p>0.2943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654" calcext:value-type="float">
            <text:p>2654</text:p>
          </table:table-cell>
          <table:table-cell office:value-type="float" office:value="70551" calcext:value-type="float">
            <text:p>70551</text:p>
          </table:table-cell>
          <table:table-cell office:value-type="float" office:value="1247624" calcext:value-type="float">
            <text:p>1247624</text:p>
          </table:table-cell>
          <table:table-cell office:value-type="float" office:value="0.328667" calcext:value-type="float">
            <text:p>0.328667</text:p>
          </table:table-cell>
          <table:table-cell office:value-type="float" office:value="7.67027" calcext:value-type="float">
            <text:p>7.67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430" calcext:value-type="float">
            <text:p>31430</text:p>
          </table:table-cell>
          <table:table-cell office:value-type="float" office:value="4701" calcext:value-type="float">
            <text:p>4701</text:p>
          </table:table-cell>
          <table:table-cell office:value-type="float" office:value="0.386514" calcext:value-type="float">
            <text:p>0.386514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622" calcext:value-type="float">
            <text:p>1622</text:p>
          </table:table-cell>
          <table:table-cell office:value-type="float" office:value="59921" calcext:value-type="float">
            <text:p>59921</text:p>
          </table:table-cell>
          <table:table-cell office:value-type="float" office:value="730537" calcext:value-type="float">
            <text:p>730537</text:p>
          </table:table-cell>
          <table:table-cell office:value-type="float" office:value="0.265843" calcext:value-type="float">
            <text:p>0.265843</text:p>
          </table:table-cell>
          <table:table-cell office:value-type="float" office:value="4.47331" calcext:value-type="float">
            <text:p>4.47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848" calcext:value-type="float">
            <text:p>33848</text:p>
          </table:table-cell>
          <table:table-cell office:value-type="float" office:value="3572" calcext:value-type="float">
            <text:p>3572</text:p>
          </table:table-cell>
          <table:table-cell office:value-type="float" office:value="0.472004" calcext:value-type="float">
            <text:p>0.472004</text:p>
          </table:table-cell>
          <table:table-cell office:value-type="float" office:value="7200.39" calcext:value-type="float">
            <text:p>7200.39</text:p>
          </table:table-cell>
          <table:table-cell office:value-type="float" office:value="1693" calcext:value-type="float">
            <text:p>1693</text:p>
          </table:table-cell>
          <table:table-cell office:value-type="float" office:value="76732" calcext:value-type="float">
            <text:p>76732</text:p>
          </table:table-cell>
          <table:table-cell office:value-type="float" office:value="769911" calcext:value-type="float">
            <text:p>769911</text:p>
          </table:table-cell>
          <table:table-cell office:value-type="float" office:value="0.360109" calcext:value-type="float">
            <text:p>0.360109</text:p>
          </table:table-cell>
          <table:table-cell office:value-type="float" office:value="4.75962" calcext:value-type="float">
            <text:p>4.75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266" calcext:value-type="float">
            <text:p>36266</text:p>
          </table:table-cell>
          <table:table-cell office:value-type="float" office:value="1857" calcext:value-type="float">
            <text:p>1857</text:p>
          </table:table-cell>
          <table:table-cell office:value-type="float" office:value="0.19063" calcext:value-type="float">
            <text:p>0.19063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1707" calcext:value-type="float">
            <text:p>1707</text:p>
          </table:table-cell>
          <table:table-cell office:value-type="float" office:value="102591" calcext:value-type="float">
            <text:p>102591</text:p>
          </table:table-cell>
          <table:table-cell office:value-type="float" office:value="578439" calcext:value-type="float">
            <text:p>578439</text:p>
          </table:table-cell>
          <table:table-cell office:value-type="float" office:value="0.496463" calcext:value-type="float">
            <text:p>0.496463</text:p>
          </table:table-cell>
          <table:table-cell office:value-type="float" office:value="3.74682" calcext:value-type="float">
            <text:p>3.7468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Tree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30" calcext:value-type="float">
            <text:p>2230</text:p>
          </table:table-cell>
          <table:table-cell office:value-type="float" office:value="14724" calcext:value-type="float">
            <text:p>14724</text:p>
          </table:table-cell>
          <table:table-cell office:value-type="float" office:value="0" calcext:value-type="float">
            <text:p>0</text:p>
          </table:table-cell>
          <table:table-cell office:value-type="float" office:value="4.91894" calcext:value-type="float">
            <text:p>4.91894</text:p>
          </table:table-cell>
          <table:table-cell office:value-type="float" office:value="4203" calcext:value-type="float">
            <text:p>4203</text:p>
          </table:table-cell>
          <table:table-cell office:value-type="float" office:value="1360" calcext:value-type="float">
            <text:p>1360</text:p>
          </table:table-cell>
          <table:table-cell office:value-type="float" office:value="142256" calcext:value-type="float">
            <text:p>142256</text:p>
          </table:table-cell>
          <table:table-cell office:value-type="float" office:value="0.00943578" calcext:value-type="float">
            <text:p>0.00943578</text:p>
          </table:table-cell>
          <table:table-cell office:value-type="float" office:value="1.18501" calcext:value-type="float">
            <text:p>1.18501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60" calcext:value-type="float">
            <text:p>4460</text:p>
          </table:table-cell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  <table:table-cell office:value-type="float" office:value="2.79245" calcext:value-type="float">
            <text:p>2.79245</text:p>
          </table:table-cell>
          <table:table-cell office:value-type="float" office:value="656" calcext:value-type="float">
            <text:p>656</text:p>
          </table:table-cell>
          <table:table-cell office:value-type="float" office:value="2531" calcext:value-type="float">
            <text:p>2531</text:p>
          </table:table-cell>
          <table:table-cell office:value-type="float" office:value="73984" calcext:value-type="float">
            <text:p>73984</text:p>
          </table:table-cell>
          <table:table-cell office:value-type="float" office:value="0.0135493" calcext:value-type="float">
            <text:p>0.0135493</text:p>
          </table:table-cell>
          <table:table-cell office:value-type="float" office:value="0.411686" calcext:value-type="float">
            <text:p>0.411686</text:p>
          </table:table-cell>
          <table:table-cell office:value-type="float" office:value="20" calcext:value-type="float">
            <text:p>20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90" calcext:value-type="float">
            <text:p>6690</text:p>
          </table:table-cell>
          <table:table-cell office:value-type="float" office:value="5282" calcext:value-type="float">
            <text:p>5282</text:p>
          </table:table-cell>
          <table:table-cell office:value-type="float" office:value="0" calcext:value-type="float">
            <text:p>0</text:p>
          </table:table-cell>
          <table:table-cell office:value-type="float" office:value="1.9624" calcext:value-type="float">
            <text:p>1.9624</text:p>
          </table:table-cell>
          <table:table-cell office:value-type="float" office:value="177" calcext:value-type="float">
            <text:p>177</text:p>
          </table:table-cell>
          <table:table-cell office:value-type="float" office:value="4388" calcext:value-type="float">
            <text:p>4388</text:p>
          </table:table-cell>
          <table:table-cell office:value-type="float" office:value="35134" calcext:value-type="float">
            <text:p>35134</text:p>
          </table:table-cell>
          <table:table-cell office:value-type="float" office:value="0.0196815" calcext:value-type="float">
            <text:p>0.0196815</text:p>
          </table:table-cell>
          <table:table-cell office:value-type="float" office:value="0.176261" calcext:value-type="float">
            <text:p>0.176261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20" calcext:value-type="float">
            <text:p>8920</text:p>
          </table:table-cell>
          <table:table-cell office:value-type="float" office:value="4153" calcext:value-type="float">
            <text:p>4153</text:p>
          </table:table-cell>
          <table:table-cell office:value-type="float" office:value="0" calcext:value-type="float">
            <text:p>0</text:p>
          </table:table-cell>
          <table:table-cell office:value-type="float" office:value="7.34904" calcext:value-type="float">
            <text:p>7.34904</text:p>
          </table:table-cell>
          <table:table-cell office:value-type="float" office:value="1219" calcext:value-type="float">
            <text:p>1219</text:p>
          </table:table-cell>
          <table:table-cell office:value-type="float" office:value="5608" calcext:value-type="float">
            <text:p>5608</text:p>
          </table:table-cell>
          <table:table-cell office:value-type="float" office:value="211669" calcext:value-type="float">
            <text:p>211669</text:p>
          </table:table-cell>
          <table:table-cell office:value-type="float" office:value="0.0216345" calcext:value-type="float">
            <text:p>0.0216345</text:p>
          </table:table-cell>
          <table:table-cell office:value-type="float" office:value="1.17356" calcext:value-type="float">
            <text:p>1.17356</text:p>
          </table:table-cell>
          <table:table-cell office:value-type="float" office:value="20" calcext:value-type="float">
            <text:p>20</text:p>
          </table:table-cell>
          <table:table-cell office:value-type="float" office:value="5170" calcext:value-type="float">
            <text:p>5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50" calcext:value-type="float">
            <text:p>11150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office:value-type="float" office:value="2.02672" calcext:value-type="float">
            <text:p>2.02672</text:p>
          </table:table-cell>
          <table:table-cell office:value-type="float" office:value="114" calcext:value-type="float">
            <text:p>114</text:p>
          </table:table-cell>
          <table:table-cell office:value-type="float" office:value="4504" calcext:value-type="float">
            <text:p>4504</text:p>
          </table:table-cell>
          <table:table-cell office:value-type="float" office:value="19637" calcext:value-type="float">
            <text:p>19637</text:p>
          </table:table-cell>
          <table:table-cell office:value-type="float" office:value="0.0186649" calcext:value-type="float">
            <text:p>0.0186649</text:p>
          </table:table-cell>
          <table:table-cell office:value-type="float" office:value="0.109345" calcext:value-type="float">
            <text:p>0.10934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80" calcext:value-type="float">
            <text:p>13380</text:p>
          </table:table-cell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  <table:table-cell office:value-type="float" office:value="6.49869" calcext:value-type="float">
            <text:p>6.49869</text:p>
          </table:table-cell>
          <table:table-cell office:value-type="float" office:value="508" calcext:value-type="float">
            <text:p>508</text:p>
          </table:table-cell>
          <table:table-cell office:value-type="float" office:value="7567" calcext:value-type="float">
            <text:p>7567</text:p>
          </table:table-cell>
          <table:table-cell office:value-type="float" office:value="70633" calcext:value-type="float">
            <text:p>70633</text:p>
          </table:table-cell>
          <table:table-cell office:value-type="float" office:value="0.0295193" calcext:value-type="float">
            <text:p>0.0295193</text:p>
          </table:table-cell>
          <table:table-cell office:value-type="float" office:value="0.405116" calcext:value-type="float">
            <text:p>0.405116</text:p>
          </table:table-cell>
          <table:table-cell office:value-type="float" office:value="20" calcext:value-type="float">
            <text:p>20</text:p>
          </table:table-cell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610" calcext:value-type="float">
            <text:p>1561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6.04171" calcext:value-type="float">
            <text:p>6.04171</text:p>
          </table:table-cell>
          <table:table-cell office:value-type="float" office:value="663" calcext:value-type="float">
            <text:p>663</text:p>
          </table:table-cell>
          <table:table-cell office:value-type="float" office:value="8584" calcext:value-type="float">
            <text:p>8584</text:p>
          </table:table-cell>
          <table:table-cell office:value-type="float" office:value="82327" calcext:value-type="float">
            <text:p>82327</text:p>
          </table:table-cell>
          <table:table-cell office:value-type="float" office:value="0.0314587" calcext:value-type="float">
            <text:p>0.0314587</text:p>
          </table:table-cell>
          <table:table-cell office:value-type="float" office:value="0.495918" calcext:value-type="float">
            <text:p>0.495918</text:p>
          </table:table-cell>
          <table:table-cell office:value-type="float" office:value="20" calcext:value-type="float">
            <text:p>20</text:p>
          </table:table-cell>
          <table:table-cell office:value-type="float" office:value="3354" calcext:value-type="float">
            <text:p>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33" calcext:value-type="float">
            <text:p>2233</text:p>
          </table:table-cell>
          <table:table-cell office:value-type="float" office:value="17206" calcext:value-type="float">
            <text:p>17206</text:p>
          </table:table-cell>
          <table:table-cell office:value-type="float" office:value="0" calcext:value-type="float">
            <text:p>0</text:p>
          </table:table-cell>
          <table:table-cell office:value-type="float" office:value="11.2544" calcext:value-type="float">
            <text:p>11.2544</text:p>
          </table:table-cell>
          <table:table-cell office:value-type="float" office:value="6811" calcext:value-type="float">
            <text:p>6811</text:p>
          </table:table-cell>
          <table:table-cell office:value-type="float" office:value="2540" calcext:value-type="float">
            <text:p>2540</text:p>
          </table:table-cell>
          <table:table-cell office:value-type="float" office:value="586900" calcext:value-type="float">
            <text:p>586900</text:p>
          </table:table-cell>
          <table:table-cell office:value-type="float" office:value="0.0226162" calcext:value-type="float">
            <text:p>0.0226162</text:p>
          </table:table-cell>
          <table:table-cell office:value-type="float" office:value="4.13324" calcext:value-type="float">
            <text:p>4.13324</text:p>
          </table:table-cell>
          <table:table-cell office:value-type="float" office:value="20" calcext:value-type="float">
            <text:p>20</text:p>
          </table:table-cell>
          <table:table-cell office:value-type="float" office:value="12762" calcext:value-type="float">
            <text:p>1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66" calcext:value-type="float">
            <text:p>4466</text:p>
          </table:table-cell>
          <table:table-cell office:value-type="float" office:value="11023" calcext:value-type="float">
            <text:p>11023</text:p>
          </table:table-cell>
          <table:table-cell office:value-type="float" office:value="0" calcext:value-type="float">
            <text:p>0</text:p>
          </table:table-cell>
          <table:table-cell office:value-type="float" office:value="56.162" calcext:value-type="float">
            <text:p>56.162</text:p>
          </table:table-cell>
          <table:table-cell office:value-type="float" office:value="11990" calcext:value-type="float">
            <text:p>11990</text:p>
          </table:table-cell>
          <table:table-cell office:value-type="float" office:value="5213" calcext:value-type="float">
            <text:p>5213</text:p>
          </table:table-cell>
          <table:table-cell office:value-type="float" office:value="2943389" calcext:value-type="float">
            <text:p>2943389</text:p>
          </table:table-cell>
          <table:table-cell office:value-type="float" office:value="0.0256266" calcext:value-type="float">
            <text:p>0.0256266</text:p>
          </table:table-cell>
          <table:table-cell office:value-type="float" office:value="14.5137" calcext:value-type="float">
            <text:p>14.5137</text:p>
          </table:table-cell>
          <table:table-cell office:value-type="float" office:value="20" calcext:value-type="float">
            <text:p>20</text:p>
          </table:table-cell>
          <table:table-cell office:value-type="float" office:value="41989" calcext:value-type="float">
            <text:p>4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99" calcext:value-type="float">
            <text:p>6699</text:p>
          </table:table-cell>
          <table:table-cell office:value-type="float" office:value="7659" calcext:value-type="float">
            <text:p>7659</text:p>
          </table:table-cell>
          <table:table-cell office:value-type="float" office:value="0" calcext:value-type="float">
            <text:p>0</text:p>
          </table:table-cell>
          <table:table-cell office:value-type="float" office:value="18.2224" calcext:value-type="float">
            <text:p>18.2224</text:p>
          </table:table-cell>
          <table:table-cell office:value-type="float" office:value="1564" calcext:value-type="float">
            <text:p>1564</text:p>
          </table:table-cell>
          <table:table-cell office:value-type="float" office:value="10000" calcext:value-type="float">
            <text:p>10000</text:p>
          </table:table-cell>
          <table:table-cell office:value-type="float" office:value="313378" calcext:value-type="float">
            <text:p>313378</text:p>
          </table:table-cell>
          <table:table-cell office:value-type="float" office:value="0.0443668" calcext:value-type="float">
            <text:p>0.0443668</text:p>
          </table:table-cell>
          <table:table-cell office:value-type="float" office:value="1.65474" calcext:value-type="float">
            <text:p>1.65474</text:p>
          </table:table-cell>
          <table:table-cell office:value-type="float" office:value="20" calcext:value-type="float">
            <text:p>20</text:p>
          </table:table-cell>
          <table:table-cell office:value-type="float" office:value="3754" calcext:value-type="float">
            <text:p>3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32" calcext:value-type="float">
            <text:p>8932</text:p>
          </table:table-cell>
          <table:table-cell office:value-type="float" office:value="5685" calcext:value-type="float">
            <text:p>5685</text:p>
          </table:table-cell>
          <table:table-cell office:value-type="float" office:value="0" calcext:value-type="float">
            <text:p>0</text:p>
          </table:table-cell>
          <table:table-cell office:value-type="float" office:value="6.28955" calcext:value-type="float">
            <text:p>6.28955</text:p>
          </table:table-cell>
          <table:table-cell office:value-type="float" office:value="311" calcext:value-type="float">
            <text:p>311</text:p>
          </table:table-cell>
          <table:table-cell office:value-type="float" office:value="4786" calcext:value-type="float">
            <text:p>4786</text:p>
          </table:table-cell>
          <table:table-cell office:value-type="float" office:value="102877" calcext:value-type="float">
            <text:p>102877</text:p>
          </table:table-cell>
          <table:table-cell office:value-type="float" office:value="0.0201959" calcext:value-type="float">
            <text:p>0.0201959</text:p>
          </table:table-cell>
          <table:table-cell office:value-type="float" office:value="0.528419" calcext:value-type="float">
            <text:p>0.528419</text:p>
          </table:table-cell>
          <table:table-cell office:value-type="float" office:value="20" calcext:value-type="float">
            <text:p>2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65" calcext:value-type="float">
            <text:p>11165</text:p>
          </table:table-cell>
          <table:table-cell office:value-type="float" office:value="4426" calcext:value-type="float">
            <text:p>4426</text:p>
          </table:table-cell>
          <table:table-cell office:value-type="float" office:value="0" calcext:value-type="float">
            <text:p>0</text:p>
          </table:table-cell>
          <table:table-cell office:value-type="float" office:value="8.83778" calcext:value-type="float">
            <text:p>8.83778</text:p>
          </table:table-cell>
          <table:table-cell office:value-type="float" office:value="530" calcext:value-type="float">
            <text:p>530</text:p>
          </table:table-cell>
          <table:table-cell office:value-type="float" office:value="9795" calcext:value-type="float">
            <text:p>9795</text:p>
          </table:table-cell>
          <table:table-cell office:value-type="float" office:value="145523" calcext:value-type="float">
            <text:p>145523</text:p>
          </table:table-cell>
          <table:table-cell office:value-type="float" office:value="0.0368908" calcext:value-type="float">
            <text:p>0.0368908</text:p>
          </table:table-cell>
          <table:table-cell office:value-type="float" office:value="0.801374" calcext:value-type="float">
            <text:p>0.801374</text:p>
          </table:table-cell>
          <table:table-cell office:value-type="float" office:value="20" calcext:value-type="float">
            <text:p>20</text:p>
          </table:table-cell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98" calcext:value-type="float">
            <text:p>13398</text:p>
          </table:table-cell>
          <table:table-cell office:value-type="float" office:value="3604" calcext:value-type="float">
            <text:p>3604</text:p>
          </table:table-cell>
          <table:table-cell office:value-type="float" office:value="0" calcext:value-type="float">
            <text:p>0</text:p>
          </table:table-cell>
          <table:table-cell office:value-type="float" office:value="16.9201" calcext:value-type="float">
            <text:p>16.9201</text:p>
          </table:table-cell>
          <table:table-cell office:value-type="float" office:value="848" calcext:value-type="float">
            <text:p>848</text:p>
          </table:table-cell>
          <table:table-cell office:value-type="float" office:value="10987" calcext:value-type="float">
            <text:p>10987</text:p>
          </table:table-cell>
          <table:table-cell office:value-type="float" office:value="221517" calcext:value-type="float">
            <text:p>221517</text:p>
          </table:table-cell>
          <table:table-cell office:value-type="float" office:value="0.0390266" calcext:value-type="float">
            <text:p>0.0390266</text:p>
          </table:table-cell>
          <table:table-cell office:value-type="float" office:value="1.25477" calcext:value-type="float">
            <text:p>1.25477</text:p>
          </table:table-cell>
          <table:table-cell office:value-type="float" office:value="20" calcext:value-type="float">
            <text:p>20</text:p>
          </table:table-cell>
          <table:table-cell office:value-type="float" office:value="4611" calcext:value-type="float">
            <text:p>4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631" calcext:value-type="float">
            <text:p>15631</text:p>
          </table:table-cell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  <table:table-cell office:value-type="float" office:value="26.6024" calcext:value-type="float">
            <text:p>26.6024</text:p>
          </table:table-cell>
          <table:table-cell office:value-type="float" office:value="1012" calcext:value-type="float">
            <text:p>1012</text:p>
          </table:table-cell>
          <table:table-cell office:value-type="float" office:value="11110" calcext:value-type="float">
            <text:p>11110</text:p>
          </table:table-cell>
          <table:table-cell office:value-type="float" office:value="215584" calcext:value-type="float">
            <text:p>215584</text:p>
          </table:table-cell>
          <table:table-cell office:value-type="float" office:value="0.0410017" calcext:value-type="float">
            <text:p>0.0410017</text:p>
          </table:table-cell>
          <table:table-cell office:value-type="float" office:value="1.29323" calcext:value-type="float">
            <text:p>1.29323</text:p>
          </table:table-cell>
          <table:table-cell office:value-type="float" office:value="20" calcext:value-type="float">
            <text:p>20</text:p>
          </table:table-cell>
          <table:table-cell office:value-type="float" office:value="5188" calcext:value-type="float">
            <text:p>5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64" calcext:value-type="float">
            <text:p>17864</text:p>
          </table:table-cell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 office:value-type="float" office:value="204.165" calcext:value-type="float">
            <text:p>204.165</text:p>
          </table:table-cell>
          <table:table-cell office:value-type="float" office:value="2651" calcext:value-type="float">
            <text:p>2651</text:p>
          </table:table-cell>
          <table:table-cell office:value-type="float" office:value="21421" calcext:value-type="float">
            <text:p>21421</text:p>
          </table:table-cell>
          <table:table-cell office:value-type="float" office:value="422409" calcext:value-type="float">
            <text:p>422409</text:p>
          </table:table-cell>
          <table:table-cell office:value-type="float" office:value="0.0846413" calcext:value-type="float">
            <text:p>0.0846413</text:p>
          </table:table-cell>
          <table:table-cell office:value-type="float" office:value="2.96189" calcext:value-type="float">
            <text:p>2.96189</text:p>
          </table:table-cell>
          <table:table-cell office:value-type="float" office:value="20" calcext:value-type="float">
            <text:p>20</text:p>
          </table:table-cell>
          <table:table-cell office:value-type="float" office:value="12247" calcext:value-type="float">
            <text:p>1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97" calcext:value-type="float">
            <text:p>20097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74.8669" calcext:value-type="float">
            <text:p>74.8669</text:p>
          </table:table-cell>
          <table:table-cell office:value-type="float" office:value="1286" calcext:value-type="float">
            <text:p>1286</text:p>
          </table:table-cell>
          <table:table-cell office:value-type="float" office:value="21014" calcext:value-type="float">
            <text:p>21014</text:p>
          </table:table-cell>
          <table:table-cell office:value-type="float" office:value="204996" calcext:value-type="float">
            <text:p>204996</text:p>
          </table:table-cell>
          <table:table-cell office:value-type="float" office:value="0.0777257" calcext:value-type="float">
            <text:p>0.0777257</text:p>
          </table:table-cell>
          <table:table-cell office:value-type="float" office:value="1.43047" calcext:value-type="float">
            <text:p>1.43047</text:p>
          </table:table-cell>
          <table:table-cell office:value-type="float" office:value="20" calcext:value-type="float">
            <text:p>20</text:p>
          </table:table-cell>
          <table:table-cell office:value-type="float" office:value="7245" calcext:value-type="float">
            <text:p>7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" calcext:value-type="float">
            <text:p>2374</text:p>
          </table:table-cell>
          <table:table-cell office:value-type="float" office:value="21397" calcext:value-type="float">
            <text:p>21397</text:p>
          </table:table-cell>
          <table:table-cell office:value-type="float" office:value="0" calcext:value-type="float">
            <text:p>0</text:p>
          </table:table-cell>
          <table:table-cell office:value-type="float" office:value="61.9252" calcext:value-type="float">
            <text:p>61.9252</text:p>
          </table:table-cell>
          <table:table-cell office:value-type="float" office:value="12045" calcext:value-type="float">
            <text:p>12045</text:p>
          </table:table-cell>
          <table:table-cell office:value-type="float" office:value="4766" calcext:value-type="float">
            <text:p>4766</text:p>
          </table:table-cell>
          <table:table-cell office:value-type="float" office:value="715547" calcext:value-type="float">
            <text:p>715547</text:p>
          </table:table-cell>
          <table:table-cell office:value-type="float" office:value="0.0364368" calcext:value-type="float">
            <text:p>0.0364368</text:p>
          </table:table-cell>
          <table:table-cell office:value-type="float" office:value="7.51691" calcext:value-type="float">
            <text:p>7.51691</text:p>
          </table:table-cell>
          <table:table-cell office:value-type="float" office:value="20" calcext:value-type="float">
            <text:p>20</text:p>
          </table:table-cell>
          <table:table-cell office:value-type="float" office:value="9063" calcext:value-type="float">
            <text:p>9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49" calcext:value-type="float">
            <text:p>4749</text:p>
          </table:table-cell>
          <table:table-cell office:value-type="float" office:value="13352" calcext:value-type="float">
            <text:p>13352</text:p>
          </table:table-cell>
          <table:table-cell office:value-type="float" office:value="0" calcext:value-type="float">
            <text:p>0</text:p>
          </table:table-cell>
          <table:table-cell office:value-type="float" office:value="103.952" calcext:value-type="float">
            <text:p>103.952</text:p>
          </table:table-cell>
          <table:table-cell office:value-type="float" office:value="5432" calcext:value-type="float">
            <text:p>5432</text:p>
          </table:table-cell>
          <table:table-cell office:value-type="float" office:value="12772" calcext:value-type="float">
            <text:p>12772</text:p>
          </table:table-cell>
          <table:table-cell office:value-type="float" office:value="1581770" calcext:value-type="float">
            <text:p>1581770</text:p>
          </table:table-cell>
          <table:table-cell office:value-type="float" office:value="0.0655133" calcext:value-type="float">
            <text:p>0.0655133</text:p>
          </table:table-cell>
          <table:table-cell office:value-type="float" office:value="8.72841" calcext:value-type="float">
            <text:p>8.72841</text:p>
          </table:table-cell>
          <table:table-cell office:value-type="float" office:value="20" calcext:value-type="float">
            <text:p>20</text:p>
          </table:table-cell>
          <table:table-cell office:value-type="float" office:value="13165" calcext:value-type="float">
            <text:p>1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24" calcext:value-type="float">
            <text:p>7124</text:p>
          </table:table-cell>
          <table:table-cell office:value-type="float" office:value="10552" calcext:value-type="float">
            <text:p>10552</text:p>
          </table:table-cell>
          <table:table-cell office:value-type="float" office:value="0" calcext:value-type="float">
            <text:p>0</text:p>
          </table:table-cell>
          <table:table-cell office:value-type="float" office:value="184.256" calcext:value-type="float">
            <text:p>184.256</text:p>
          </table:table-cell>
          <table:table-cell office:value-type="float" office:value="4409" calcext:value-type="float">
            <text:p>4409</text:p>
          </table:table-cell>
          <table:table-cell office:value-type="float" office:value="17379" calcext:value-type="float">
            <text:p>17379</text:p>
          </table:table-cell>
          <table:table-cell office:value-type="float" office:value="1399987" calcext:value-type="float">
            <text:p>1399987</text:p>
          </table:table-cell>
          <table:table-cell office:value-type="float" office:value="0.0726896" calcext:value-type="float">
            <text:p>0.0726896</text:p>
          </table:table-cell>
          <table:table-cell office:value-type="float" office:value="7.60972" calcext:value-type="float">
            <text:p>7.60972</text:p>
          </table:table-cell>
          <table:table-cell office:value-type="float" office:value="20" calcext:value-type="float">
            <text:p>20</text:p>
          </table:table-cell>
          <table:table-cell office:value-type="float" office:value="12075" calcext:value-type="float">
            <text:p>1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99" calcext:value-type="float">
            <text:p>9499</text:p>
          </table:table-cell>
          <table:table-cell office:value-type="float" office:value="8418" calcext:value-type="float">
            <text:p>8418</text:p>
          </table:table-cell>
          <table:table-cell office:value-type="float" office:value="0" calcext:value-type="float">
            <text:p>0</text:p>
          </table:table-cell>
          <table:table-cell office:value-type="float" office:value="451.66" calcext:value-type="float">
            <text:p>451.66</text:p>
          </table:table-cell>
          <table:table-cell office:value-type="float" office:value="2987" calcext:value-type="float">
            <text:p>2987</text:p>
          </table:table-cell>
          <table:table-cell office:value-type="float" office:value="21935" calcext:value-type="float">
            <text:p>21935</text:p>
          </table:table-cell>
          <table:table-cell office:value-type="float" office:value="1440711" calcext:value-type="float">
            <text:p>1440711</text:p>
          </table:table-cell>
          <table:table-cell office:value-type="float" office:value="0.0924721" calcext:value-type="float">
            <text:p>0.0924721</text:p>
          </table:table-cell>
          <table:table-cell office:value-type="float" office:value="8.76699" calcext:value-type="float">
            <text:p>8.76699</text:p>
          </table:table-cell>
          <table:table-cell office:value-type="float" office:value="20" calcext:value-type="float">
            <text:p>20</text:p>
          </table:table-cell>
          <table:table-cell office:value-type="float" office:value="15961" calcext:value-type="float">
            <text:p>15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74" calcext:value-type="float">
            <text:p>11874</text:p>
          </table:table-cell>
          <table:table-cell office:value-type="float" office:value="6648" calcext:value-type="float">
            <text:p>6648</text:p>
          </table:table-cell>
          <table:table-cell office:value-type="float" office:value="0" calcext:value-type="float">
            <text:p>0</text:p>
          </table:table-cell>
          <table:table-cell office:value-type="float" office:value="106.811" calcext:value-type="float">
            <text:p>106.811</text:p>
          </table:table-cell>
          <table:table-cell office:value-type="float" office:value="4273" calcext:value-type="float">
            <text:p>4273</text:p>
          </table:table-cell>
          <table:table-cell office:value-type="float" office:value="9664" calcext:value-type="float">
            <text:p>9664</text:p>
          </table:table-cell>
          <table:table-cell office:value-type="float" office:value="1935164" calcext:value-type="float">
            <text:p>1935164</text:p>
          </table:table-cell>
          <table:table-cell office:value-type="float" office:value="0.04083" calcext:value-type="float">
            <text:p>0.04083</text:p>
          </table:table-cell>
          <table:table-cell office:value-type="float" office:value="10.0082" calcext:value-type="float">
            <text:p>10.0082</text:p>
          </table:table-cell>
          <table:table-cell office:value-type="float" office:value="20" calcext:value-type="float">
            <text:p>20</text:p>
          </table:table-cell>
          <table:table-cell office:value-type="float" office:value="24219" calcext:value-type="float">
            <text:p>24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49" calcext:value-type="float">
            <text:p>14249</text:p>
          </table:table-cell>
          <table:table-cell office:value-type="float" office:value="4701" calcext:value-type="float">
            <text:p>4701</text:p>
          </table:table-cell>
          <table:table-cell office:value-type="float" office:value="0" calcext:value-type="float">
            <text:p>0</text:p>
          </table:table-cell>
          <table:table-cell office:value-type="float" office:value="32.5476" calcext:value-type="float">
            <text:p>32.5476</text:p>
          </table:table-cell>
          <table:table-cell office:value-type="float" office:value="663" calcext:value-type="float">
            <text:p>663</text:p>
          </table:table-cell>
          <table:table-cell office:value-type="float" office:value="15881" calcext:value-type="float">
            <text:p>15881</text:p>
          </table:table-cell>
          <table:table-cell office:value-type="float" office:value="270553" calcext:value-type="float">
            <text:p>270553</text:p>
          </table:table-cell>
          <table:table-cell office:value-type="float" office:value="0.071548" calcext:value-type="float">
            <text:p>0.071548</text:p>
          </table:table-cell>
          <table:table-cell office:value-type="float" office:value="1.54344" calcext:value-type="float">
            <text:p>1.54344</text:p>
          </table:table-cell>
          <table:table-cell office:value-type="float" office:value="20" calcext:value-type="float">
            <text:p>20</text:p>
          </table:table-cell>
          <table:table-cell office:value-type="float" office:value="4474" calcext:value-type="float">
            <text:p>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624" calcext:value-type="float">
            <text:p>16624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26.6665" calcext:value-type="float">
            <text:p>26.6665</text:p>
          </table:table-cell>
          <table:table-cell office:value-type="float" office:value="401" calcext:value-type="float">
            <text:p>401</text:p>
          </table:table-cell>
          <table:table-cell office:value-type="float" office:value="13020" calcext:value-type="float">
            <text:p>13020</text:p>
          </table:table-cell>
          <table:table-cell office:value-type="float" office:value="158980" calcext:value-type="float">
            <text:p>158980</text:p>
          </table:table-cell>
          <table:table-cell office:value-type="float" office:value="0.0540969" calcext:value-type="float">
            <text:p>0.0540969</text:p>
          </table:table-cell>
          <table:table-cell office:value-type="float" office:value="0.874462" calcext:value-type="float">
            <text:p>0.874462</text:p>
          </table:table-cell>
          <table:table-cell office:value-type="float" office:value="20" calcext:value-type="float">
            <text:p>20</text:p>
          </table:table-cell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99" calcext:value-type="float">
            <text:p>18999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153.775" calcext:value-type="float">
            <text:p>153.775</text:p>
          </table:table-cell>
          <table:table-cell office:value-type="float" office:value="747" calcext:value-type="float">
            <text:p>747</text:p>
          </table:table-cell>
          <table:table-cell office:value-type="float" office:value="18183" calcext:value-type="float">
            <text:p>18183</text:p>
          </table:table-cell>
          <table:table-cell office:value-type="float" office:value="255052" calcext:value-type="float">
            <text:p>255052</text:p>
          </table:table-cell>
          <table:table-cell office:value-type="float" office:value="0.0774856" calcext:value-type="float">
            <text:p>0.0774856</text:p>
          </table:table-cell>
          <table:table-cell office:value-type="float" office:value="1.52734" calcext:value-type="float">
            <text:p>1.52734</text:p>
          </table:table-cell>
          <table:table-cell office:value-type="float" office:value="20" calcext:value-type="float">
            <text:p>20</text:p>
          </table:table-cell>
          <table:table-cell office:value-type="float" office:value="4899" calcext:value-type="float">
            <text:p>4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74" calcext:value-type="float">
            <text:p>21374</text:p>
          </table:table-cell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office:value-type="float" office:value="656.384" calcext:value-type="float">
            <text:p>656.384</text:p>
          </table:table-cell>
          <table:table-cell office:value-type="float" office:value="6315" calcext:value-type="float">
            <text:p>6315</text:p>
          </table:table-cell>
          <table:table-cell office:value-type="float" office:value="20582" calcext:value-type="float">
            <text:p>20582</text:p>
          </table:table-cell>
          <table:table-cell office:value-type="float" office:value="1913573" calcext:value-type="float">
            <text:p>1913573</text:p>
          </table:table-cell>
          <table:table-cell office:value-type="float" office:value="0.0790623" calcext:value-type="float">
            <text:p>0.0790623</text:p>
          </table:table-cell>
          <table:table-cell office:value-type="float" office:value="11.4239" calcext:value-type="float">
            <text:p>11.4239</text:p>
          </table:table-cell>
          <table:table-cell office:value-type="float" office:value="20" calcext:value-type="float">
            <text:p>20</text:p>
          </table:table-cell>
          <table:table-cell office:value-type="float" office:value="38483" calcext:value-type="float">
            <text:p>38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9" calcext:value-type="float">
            <text:p>23749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office:value-type="float" office:value="495.28" calcext:value-type="float">
            <text:p>495.28</text:p>
          </table:table-cell>
          <table:table-cell office:value-type="float" office:value="2978" calcext:value-type="float">
            <text:p>2978</text:p>
          </table:table-cell>
          <table:table-cell office:value-type="float" office:value="27980" calcext:value-type="float">
            <text:p>27980</text:p>
          </table:table-cell>
          <table:table-cell office:value-type="float" office:value="802925" calcext:value-type="float">
            <text:p>802925</text:p>
          </table:table-cell>
          <table:table-cell office:value-type="float" office:value="0.115926" calcext:value-type="float">
            <text:p>0.115926</text:p>
          </table:table-cell>
          <table:table-cell office:value-type="float" office:value="5.38325" calcext:value-type="float">
            <text:p>5.38325</text:p>
          </table:table-cell>
          <table:table-cell office:value-type="float" office:value="20" calcext:value-type="float">
            <text:p>20</text:p>
          </table:table-cell>
          <table:table-cell office:value-type="float" office:value="19036" calcext:value-type="float">
            <text:p>19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124" calcext:value-type="float">
            <text:p>26124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38.6753" calcext:value-type="float">
            <text:p>38.6753</text:p>
          </table:table-cell>
          <table:table-cell office:value-type="float" office:value="628" calcext:value-type="float">
            <text:p>628</text:p>
          </table:table-cell>
          <table:table-cell office:value-type="float" office:value="24247" calcext:value-type="float">
            <text:p>24247</text:p>
          </table:table-cell>
          <table:table-cell office:value-type="float" office:value="166529" calcext:value-type="float">
            <text:p>166529</text:p>
          </table:table-cell>
          <table:table-cell office:value-type="float" office:value="0.0953547" calcext:value-type="float">
            <text:p>0.0953547</text:p>
          </table:table-cell>
          <table:table-cell office:value-type="float" office:value="1.03949" calcext:value-type="float">
            <text:p>1.03949</text:p>
          </table:table-cell>
          <table:table-cell office:value-type="float" office:value="20" calcext:value-type="float">
            <text:p>20</text:p>
          </table:table-cell>
          <table:table-cell office:value-type="float" office:value="4596" calcext:value-type="float">
            <text:p>4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" calcext:value-type="float">
            <text:p>2410</text:p>
          </table:table-cell>
          <table:table-cell office:value-type="float" office:value="25442" calcext:value-type="float">
            <text:p>25442</text:p>
          </table:table-cell>
          <table:table-cell office:value-type="float" office:value="0" calcext:value-type="float">
            <text:p>0</text:p>
          </table:table-cell>
          <table:table-cell office:value-type="float" office:value="265.463" calcext:value-type="float">
            <text:p>265.463</text:p>
          </table:table-cell>
          <table:table-cell office:value-type="float" office:value="27097" calcext:value-type="float">
            <text:p>27097</text:p>
          </table:table-cell>
          <table:table-cell office:value-type="float" office:value="5012" calcext:value-type="float">
            <text:p>5012</text:p>
          </table:table-cell>
          <table:table-cell office:value-type="float" office:value="1175678" calcext:value-type="float">
            <text:p>1175678</text:p>
          </table:table-cell>
          <table:table-cell office:value-type="float" office:value="0.0453751" calcext:value-type="float">
            <text:p>0.0453751</text:p>
          </table:table-cell>
          <table:table-cell office:value-type="float" office:value="18.0463" calcext:value-type="float">
            <text:p>18.0463</text:p>
          </table:table-cell>
          <table:table-cell office:value-type="float" office:value="20" calcext:value-type="float">
            <text:p>20</text:p>
          </table:table-cell>
          <table:table-cell office:value-type="float" office:value="11631" calcext:value-type="float">
            <text:p>1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20" calcext:value-type="float">
            <text:p>4820</text:p>
          </table:table-cell>
          <table:table-cell office:value-type="float" office:value="16054" calcext:value-type="float">
            <text:p>16054</text:p>
          </table:table-cell>
          <table:table-cell office:value-type="float" office:value="0" calcext:value-type="float">
            <text:p>0</text:p>
          </table:table-cell>
          <table:table-cell office:value-type="float" office:value="212.153" calcext:value-type="float">
            <text:p>212.153</text:p>
          </table:table-cell>
          <table:table-cell office:value-type="float" office:value="8882" calcext:value-type="float">
            <text:p>8882</text:p>
          </table:table-cell>
          <table:table-cell office:value-type="float" office:value="10772" calcext:value-type="float">
            <text:p>10772</text:p>
          </table:table-cell>
          <table:table-cell office:value-type="float" office:value="2473821" calcext:value-type="float">
            <text:p>2473821</text:p>
          </table:table-cell>
          <table:table-cell office:value-type="float" office:value="0.0633378" calcext:value-type="float">
            <text:p>0.0633378</text:p>
          </table:table-cell>
          <table:table-cell office:value-type="float" office:value="13.9214" calcext:value-type="float">
            <text:p>13.9214</text:p>
          </table:table-cell>
          <table:table-cell office:value-type="float" office:value="20" calcext:value-type="float">
            <text:p>20</text:p>
          </table:table-cell>
          <table:table-cell office:value-type="float" office:value="19115" calcext:value-type="float">
            <text:p>19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31" calcext:value-type="float">
            <text:p>7231</text:p>
          </table:table-cell>
          <table:table-cell office:value-type="float" office:value="12724" calcext:value-type="float">
            <text:p>12724</text:p>
          </table:table-cell>
          <table:table-cell office:value-type="float" office:value="0" calcext:value-type="float">
            <text:p>0</text:p>
          </table:table-cell>
          <table:table-cell office:value-type="float" office:value="654.566" calcext:value-type="float">
            <text:p>654.566</text:p>
          </table:table-cell>
          <table:table-cell office:value-type="float" office:value="4389" calcext:value-type="float">
            <text:p>4389</text:p>
          </table:table-cell>
          <table:table-cell office:value-type="float" office:value="18489" calcext:value-type="float">
            <text:p>18489</text:p>
          </table:table-cell>
          <table:table-cell office:value-type="float" office:value="2251453" calcext:value-type="float">
            <text:p>2251453</text:p>
          </table:table-cell>
          <table:table-cell office:value-type="float" office:value="0.090721" calcext:value-type="float">
            <text:p>0.090721</text:p>
          </table:table-cell>
          <table:table-cell office:value-type="float" office:value="13.0922" calcext:value-type="float">
            <text:p>13.0922</text:p>
          </table:table-cell>
          <table:table-cell office:value-type="float" office:value="20" calcext:value-type="float">
            <text:p>20</text:p>
          </table:table-cell>
          <table:table-cell office:value-type="float" office:value="18017" calcext:value-type="float">
            <text:p>18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41" calcext:value-type="float">
            <text:p>9641</text:p>
          </table:table-cell>
          <table:table-cell office:value-type="float" office:value="10573" calcext:value-type="float">
            <text:p>10573</text:p>
          </table:table-cell>
          <table:table-cell office:value-type="float" office:value="0" calcext:value-type="float">
            <text:p>0</text:p>
          </table:table-cell>
          <table:table-cell office:value-type="float" office:value="762.223" calcext:value-type="float">
            <text:p>762.223</text:p>
          </table:table-cell>
          <table:table-cell office:value-type="float" office:value="3114" calcext:value-type="float">
            <text:p>3114</text:p>
          </table:table-cell>
          <table:table-cell office:value-type="float" office:value="25617" calcext:value-type="float">
            <text:p>25617</text:p>
          </table:table-cell>
          <table:table-cell office:value-type="float" office:value="2661643" calcext:value-type="float">
            <text:p>2661643</text:p>
          </table:table-cell>
          <table:table-cell office:value-type="float" office:value="0.1076" calcext:value-type="float">
            <text:p>0.1076</text:p>
          </table:table-cell>
          <table:table-cell office:value-type="float" office:value="15.1613" calcext:value-type="float">
            <text:p>15.1613</text:p>
          </table:table-cell>
          <table:table-cell office:value-type="float" office:value="20" calcext:value-type="float">
            <text:p>20</text:p>
          </table:table-cell>
          <table:table-cell office:value-type="float" office:value="24640" calcext:value-type="float">
            <text:p>24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52" calcext:value-type="float">
            <text:p>12052</text:p>
          </table:table-cell>
          <table:table-cell office:value-type="float" office:value="8816" calcext:value-type="float">
            <text:p>8816</text:p>
          </table:table-cell>
          <table:table-cell office:value-type="float" office:value="0" calcext:value-type="float">
            <text:p>0</text:p>
          </table:table-cell>
          <table:table-cell office:value-type="float" office:value="373.317" calcext:value-type="float">
            <text:p>373.317</text:p>
          </table:table-cell>
          <table:table-cell office:value-type="float" office:value="774" calcext:value-type="float">
            <text:p>774</text:p>
          </table:table-cell>
          <table:table-cell office:value-type="float" office:value="26445" calcext:value-type="float">
            <text:p>26445</text:p>
          </table:table-cell>
          <table:table-cell office:value-type="float" office:value="376024" calcext:value-type="float">
            <text:p>376024</text:p>
          </table:table-cell>
          <table:table-cell office:value-type="float" office:value="0.128463" calcext:value-type="float">
            <text:p>0.128463</text:p>
          </table:table-cell>
          <table:table-cell office:value-type="float" office:value="2.35123" calcext:value-type="float">
            <text:p>2.35123</text:p>
          </table:table-cell>
          <table:table-cell office:value-type="float" office:value="20" calcext:value-type="float">
            <text:p>20</text:p>
          </table:table-cell>
          <table:table-cell office:value-type="float" office:value="4511" calcext:value-type="float">
            <text:p>4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62" calcext:value-type="float">
            <text:p>14462</text:p>
          </table:table-cell>
          <table:table-cell office:value-type="float" office:value="8153" calcext:value-type="float">
            <text:p>8153</text:p>
          </table:table-cell>
          <table:table-cell office:value-type="float" office:value="0" calcext:value-type="float">
            <text:p>0</text:p>
          </table:table-cell>
          <table:table-cell office:value-type="float" office:value="1798.26" calcext:value-type="float">
            <text:p>1798.26</text:p>
          </table:table-cell>
          <table:table-cell office:value-type="float" office:value="4123" calcext:value-type="float">
            <text:p>4123</text:p>
          </table:table-cell>
          <table:table-cell office:value-type="float" office:value="35610" calcext:value-type="float">
            <text:p>35610</text:p>
          </table:table-cell>
          <table:table-cell office:value-type="float" office:value="1356290" calcext:value-type="float">
            <text:p>1356290</text:p>
          </table:table-cell>
          <table:table-cell office:value-type="float" office:value="0.176128" calcext:value-type="float">
            <text:p>0.176128</text:p>
          </table:table-cell>
          <table:table-cell office:value-type="float" office:value="9.24828" calcext:value-type="float">
            <text:p>9.24828</text:p>
          </table:table-cell>
          <table:table-cell office:value-type="float" office:value="20" calcext:value-type="float">
            <text:p>20</text:p>
          </table:table-cell>
          <table:table-cell office:value-type="float" office:value="13931" calcext:value-type="float">
            <text:p>13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73" calcext:value-type="float">
            <text:p>16873</text:p>
          </table:table-cell>
          <table:table-cell office:value-type="float" office:value="6151" calcext:value-type="float">
            <text:p>6151</text:p>
          </table:table-cell>
          <table:table-cell office:value-type="float" office:value="0" calcext:value-type="float">
            <text:p>0</text:p>
          </table:table-cell>
          <table:table-cell office:value-type="float" office:value="519.853" calcext:value-type="float">
            <text:p>519.853</text:p>
          </table:table-cell>
          <table:table-cell office:value-type="float" office:value="2011" calcext:value-type="float">
            <text:p>2011</text:p>
          </table:table-cell>
          <table:table-cell office:value-type="float" office:value="25835" calcext:value-type="float">
            <text:p>25835</text:p>
          </table:table-cell>
          <table:table-cell office:value-type="float" office:value="1383718" calcext:value-type="float">
            <text:p>1383718</text:p>
          </table:table-cell>
          <table:table-cell office:value-type="float" office:value="0.103951" calcext:value-type="float">
            <text:p>0.103951</text:p>
          </table:table-cell>
          <table:table-cell office:value-type="float" office:value="8.07534" calcext:value-type="float">
            <text:p>8.07534</text:p>
          </table:table-cell>
          <table:table-cell office:value-type="float" office:value="20" calcext:value-type="float">
            <text:p>20</text:p>
          </table:table-cell>
          <table:table-cell office:value-type="float" office:value="15948" calcext:value-type="float">
            <text:p>15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83" calcext:value-type="float">
            <text:p>19283</text:p>
          </table:table-cell>
          <table:table-cell office:value-type="float" office:value="5493" calcext:value-type="float">
            <text:p>5493</text:p>
          </table:table-cell>
          <table:table-cell office:value-type="float" office:value="0" calcext:value-type="float">
            <text:p>0</text:p>
          </table:table-cell>
          <table:table-cell office:value-type="float" office:value="235.816" calcext:value-type="float">
            <text:p>235.816</text:p>
          </table:table-cell>
          <table:table-cell office:value-type="float" office:value="347" calcext:value-type="float">
            <text:p>347</text:p>
          </table:table-cell>
          <table:table-cell office:value-type="float" office:value="27209" calcext:value-type="float">
            <text:p>27209</text:p>
          </table:table-cell>
          <table:table-cell office:value-type="float" office:value="162303" calcext:value-type="float">
            <text:p>162303</text:p>
          </table:table-cell>
          <table:table-cell office:value-type="float" office:value="0.136406" calcext:value-type="float">
            <text:p>0.136406</text:p>
          </table:table-cell>
          <table:table-cell office:value-type="float" office:value="1.19012" calcext:value-type="float">
            <text:p>1.19012</text:p>
          </table:table-cell>
          <table:table-cell office:value-type="float" office:value="20" calcext:value-type="float">
            <text:p>20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93" calcext:value-type="float">
            <text:p>21693</text:p>
          </table:table-cell>
          <table:table-cell office:value-type="float" office:value="5335" calcext:value-type="float">
            <text:p>5335</text:p>
          </table:table-cell>
          <table:table-cell office:value-type="float" office:value="0" calcext:value-type="float">
            <text:p>0</text:p>
          </table:table-cell>
          <table:table-cell office:value-type="float" office:value="1127.66" calcext:value-type="float">
            <text:p>1127.66</text:p>
          </table:table-cell>
          <table:table-cell office:value-type="float" office:value="2221" calcext:value-type="float">
            <text:p>2221</text:p>
          </table:table-cell>
          <table:table-cell office:value-type="float" office:value="37162" calcext:value-type="float">
            <text:p>37162</text:p>
          </table:table-cell>
          <table:table-cell office:value-type="float" office:value="1061911" calcext:value-type="float">
            <text:p>1061911</text:p>
          </table:table-cell>
          <table:table-cell office:value-type="float" office:value="0.155616" calcext:value-type="float">
            <text:p>0.155616</text:p>
          </table:table-cell>
          <table:table-cell office:value-type="float" office:value="6.6612" calcext:value-type="float">
            <text:p>6.6612</text:p>
          </table:table-cell>
          <table:table-cell office:value-type="float" office:value="20" calcext:value-type="float">
            <text:p>20</text:p>
          </table:table-cell>
          <table:table-cell office:value-type="float" office:value="14793" calcext:value-type="float">
            <text:p>14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4" calcext:value-type="float">
            <text:p>24104</text:p>
          </table:table-cell>
          <table:table-cell office:value-type="float" office:value="4855" calcext:value-type="float">
            <text:p>4855</text:p>
          </table:table-cell>
          <table:table-cell office:value-type="float" office:value="0" calcext:value-type="float">
            <text:p>0</text:p>
          </table:table-cell>
          <table:table-cell office:value-type="float" office:value="5755.18" calcext:value-type="float">
            <text:p>5755.18</text:p>
          </table:table-cell>
          <table:table-cell office:value-type="float" office:value="4494" calcext:value-type="float">
            <text:p>4494</text:p>
          </table:table-cell>
          <table:table-cell office:value-type="float" office:value="38572" calcext:value-type="float">
            <text:p>38572</text:p>
          </table:table-cell>
          <table:table-cell office:value-type="float" office:value="1662945" calcext:value-type="float">
            <text:p>1662945</text:p>
          </table:table-cell>
          <table:table-cell office:value-type="float" office:value="0.170547" calcext:value-type="float">
            <text:p>0.170547</text:p>
          </table:table-cell>
          <table:table-cell office:value-type="float" office:value="12.0157" calcext:value-type="float">
            <text:p>12.0157</text:p>
          </table:table-cell>
          <table:table-cell office:value-type="float" office:value="20" calcext:value-type="float">
            <text:p>20</text:p>
          </table:table-cell>
          <table:table-cell office:value-type="float" office:value="27069" calcext:value-type="float">
            <text:p>27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514" calcext:value-type="float">
            <text:p>26514</text:p>
          </table:table-cell>
          <table:table-cell office:value-type="float" office:value="4331" calcext:value-type="float">
            <text:p>4331</text:p>
          </table:table-cell>
          <table:table-cell office:value-type="float" office:value="0" calcext:value-type="float">
            <text:p>0</text:p>
          </table:table-cell>
          <table:table-cell office:value-type="float" office:value="4959.21" calcext:value-type="float">
            <text:p>4959.21</text:p>
          </table:table-cell>
          <table:table-cell office:value-type="float" office:value="4722" calcext:value-type="float">
            <text:p>4722</text:p>
          </table:table-cell>
          <table:table-cell office:value-type="float" office:value="51380" calcext:value-type="float">
            <text:p>51380</text:p>
          </table:table-cell>
          <table:table-cell office:value-type="float" office:value="1206075" calcext:value-type="float">
            <text:p>1206075</text:p>
          </table:table-cell>
          <table:table-cell office:value-type="float" office:value="0.2326" calcext:value-type="float">
            <text:p>0.2326</text:p>
          </table:table-cell>
          <table:table-cell office:value-type="float" office:value="9.66694" calcext:value-type="float">
            <text:p>9.66694</text:p>
          </table:table-cell>
          <table:table-cell office:value-type="float" office:value="20" calcext:value-type="float">
            <text:p>20</text:p>
          </table:table-cell>
          <table:table-cell office:value-type="float" office:value="25908" calcext:value-type="float">
            <text:p>25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925" calcext:value-type="float">
            <text:p>28925</text:p>
          </table:table-cell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office:value-type="float" office:value="4044.85" calcext:value-type="float">
            <text:p>4044.85</text:p>
          </table:table-cell>
          <table:table-cell office:value-type="float" office:value="2305" calcext:value-type="float">
            <text:p>2305</text:p>
          </table:table-cell>
          <table:table-cell office:value-type="float" office:value="54893" calcext:value-type="float">
            <text:p>54893</text:p>
          </table:table-cell>
          <table:table-cell office:value-type="float" office:value="643842" calcext:value-type="float">
            <text:p>643842</text:p>
          </table:table-cell>
          <table:table-cell office:value-type="float" office:value="0.255836" calcext:value-type="float">
            <text:p>0.255836</text:p>
          </table:table-cell>
          <table:table-cell office:value-type="float" office:value="5.30292" calcext:value-type="float">
            <text:p>5.30292</text:p>
          </table:table-cell>
          <table:table-cell office:value-type="float" office:value="20" calcext:value-type="float">
            <text:p>20</text:p>
          </table:table-cell>
          <table:table-cell office:value-type="float" office:value="16314" calcext:value-type="float">
            <text:p>16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335" calcext:value-type="float">
            <text:p>31335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2035.5" calcext:value-type="float">
            <text:p>2035.5</text:p>
          </table:table-cell>
          <table:table-cell office:value-type="float" office:value="3075" calcext:value-type="float">
            <text:p>3075</text:p>
          </table:table-cell>
          <table:table-cell office:value-type="float" office:value="53435" calcext:value-type="float">
            <text:p>53435</text:p>
          </table:table-cell>
          <table:table-cell office:value-type="float" office:value="883337" calcext:value-type="float">
            <text:p>883337</text:p>
          </table:table-cell>
          <table:table-cell office:value-type="float" office:value="0.237481" calcext:value-type="float">
            <text:p>0.237481</text:p>
          </table:table-cell>
          <table:table-cell office:value-type="float" office:value="6.50696" calcext:value-type="float">
            <text:p>6.50696</text:p>
          </table:table-cell>
          <table:table-cell office:value-type="float" office:value="20" calcext:value-type="float">
            <text:p>20</text:p>
          </table:table-cell>
          <table:table-cell office:value-type="float" office:value="20515" calcext:value-type="float">
            <text:p>20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" calcext:value-type="float">
            <text:p>2417</text:p>
          </table:table-cell>
          <table:table-cell office:value-type="float" office:value="28455" calcext:value-type="float">
            <text:p>28455</text:p>
          </table:table-cell>
          <table:table-cell office:value-type="float" office:value="0" calcext:value-type="float">
            <text:p>0</text:p>
          </table:table-cell>
          <table:table-cell office:value-type="float" office:value="103.177" calcext:value-type="float">
            <text:p>103.177</text:p>
          </table:table-cell>
          <table:table-cell office:value-type="float" office:value="10976" calcext:value-type="float">
            <text:p>10976</text:p>
          </table:table-cell>
          <table:table-cell office:value-type="float" office:value="5866" calcext:value-type="float">
            <text:p>5866</text:p>
          </table:table-cell>
          <table:table-cell office:value-type="float" office:value="911784" calcext:value-type="float">
            <text:p>911784</text:p>
          </table:table-cell>
          <table:table-cell office:value-type="float" office:value="0.0592706" calcext:value-type="float">
            <text:p>0.0592706</text:p>
          </table:table-cell>
          <table:table-cell office:value-type="float" office:value="11.836" calcext:value-type="float">
            <text:p>11.836</text:p>
          </table:table-cell>
          <table:table-cell office:value-type="float" office:value="20" calcext:value-type="float">
            <text:p>20</text:p>
          </table:table-cell>
          <table:table-cell office:value-type="float" office:value="12354" calcext:value-type="float">
            <text:p>1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35" calcext:value-type="float">
            <text:p>4835</text:p>
          </table:table-cell>
          <table:table-cell office:value-type="float" office:value="18873" calcext:value-type="float">
            <text:p>18873</text:p>
          </table:table-cell>
          <table:table-cell office:value-type="float" office:value="0" calcext:value-type="float">
            <text:p>0</text:p>
          </table:table-cell>
          <table:table-cell office:value-type="float" office:value="2416.16" calcext:value-type="float">
            <text:p>2416.16</text:p>
          </table:table-cell>
          <table:table-cell office:value-type="float" office:value="71422" calcext:value-type="float">
            <text:p>71422</text:p>
          </table:table-cell>
          <table:table-cell office:value-type="float" office:value="16406" calcext:value-type="float">
            <text:p>16406</text:p>
          </table:table-cell>
          <table:table-cell office:value-type="float" office:value="9025996" calcext:value-type="float">
            <text:p>9025996</text:p>
          </table:table-cell>
          <table:table-cell office:value-type="float" office:value="0.0986198" calcext:value-type="float">
            <text:p>0.0986198</text:p>
          </table:table-cell>
          <table:table-cell office:value-type="float" office:value="75.3198" calcext:value-type="float">
            <text:p>75.3198</text:p>
          </table:table-cell>
          <table:table-cell office:value-type="float" office:value="20" calcext:value-type="float">
            <text:p>20</text:p>
          </table:table-cell>
          <table:table-cell office:value-type="float" office:value="20563" calcext:value-type="float">
            <text:p>2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53" calcext:value-type="float">
            <text:p>7253</text:p>
          </table:table-cell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office:value-type="float" office:value="1468.15" calcext:value-type="float">
            <text:p>1468.15</text:p>
          </table:table-cell>
          <table:table-cell office:value-type="float" office:value="9245" calcext:value-type="float">
            <text:p>9245</text:p>
          </table:table-cell>
          <table:table-cell office:value-type="float" office:value="22161" calcext:value-type="float">
            <text:p>22161</text:p>
          </table:table-cell>
          <table:table-cell office:value-type="float" office:value="3006848" calcext:value-type="float">
            <text:p>3006848</text:p>
          </table:table-cell>
          <table:table-cell office:value-type="float" office:value="0.119853" calcext:value-type="float">
            <text:p>0.119853</text:p>
          </table:table-cell>
          <table:table-cell office:value-type="float" office:value="20.235" calcext:value-type="float">
            <text:p>20.235</text:p>
          </table:table-cell>
          <table:table-cell office:value-type="float" office:value="20" calcext:value-type="float">
            <text:p>20</text:p>
          </table:table-cell>
          <table:table-cell office:value-type="float" office:value="16129" calcext:value-type="float">
            <text:p>16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71" calcext:value-type="float">
            <text:p>9671</text:p>
          </table:table-cell>
          <table:table-cell office:value-type="float" office:value="12641" calcext:value-type="float">
            <text:p>12641</text:p>
          </table:table-cell>
          <table:table-cell office:value-type="float" office:value="0" calcext:value-type="float">
            <text:p>0</text:p>
          </table:table-cell>
          <table:table-cell office:value-type="float" office:value="6234.25" calcext:value-type="float">
            <text:p>6234.25</text:p>
          </table:table-cell>
          <table:table-cell office:value-type="float" office:value="7575" calcext:value-type="float">
            <text:p>7575</text:p>
          </table:table-cell>
          <table:table-cell office:value-type="float" office:value="27358" calcext:value-type="float">
            <text:p>27358</text:p>
          </table:table-cell>
          <table:table-cell office:value-type="float" office:value="4267899" calcext:value-type="float">
            <text:p>4267899</text:p>
          </table:table-cell>
          <table:table-cell office:value-type="float" office:value="0.130287" calcext:value-type="float">
            <text:p>0.130287</text:p>
          </table:table-cell>
          <table:table-cell office:value-type="float" office:value="28.267" calcext:value-type="float">
            <text:p>28.267</text:p>
          </table:table-cell>
          <table:table-cell office:value-type="float" office:value="20" calcext:value-type="float">
            <text:p>20</text:p>
          </table:table-cell>
          <table:table-cell office:value-type="float" office:value="28179" calcext:value-type="float">
            <text:p>2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88" calcext:value-type="float">
            <text:p>12088</text:p>
          </table:table-cell>
          <table:table-cell office:value-type="float" office:value="11149" calcext:value-type="float">
            <text:p>11149</text:p>
          </table:table-cell>
          <table:table-cell office:value-type="float" office:value="0.0251144" calcext:value-type="float">
            <text:p>0.0251144</text:p>
          </table:table-cell>
          <table:table-cell office:value-type="float" office:value="7200.57" calcext:value-type="float">
            <text:p>7200.57</text:p>
          </table:table-cell>
          <table:table-cell office:value-type="float" office:value="9886" calcext:value-type="float">
            <text:p>9886</text:p>
          </table:table-cell>
          <table:table-cell office:value-type="float" office:value="30549" calcext:value-type="float">
            <text:p>30549</text:p>
          </table:table-cell>
          <table:table-cell office:value-type="float" office:value="5668681" calcext:value-type="float">
            <text:p>5668681</text:p>
          </table:table-cell>
          <table:table-cell office:value-type="float" office:value="0.142647" calcext:value-type="float">
            <text:p>0.142647</text:p>
          </table:table-cell>
          <table:table-cell office:value-type="float" office:value="35.8465" calcext:value-type="float">
            <text:p>35.8465</text:p>
          </table:table-cell>
          <table:table-cell office:value-type="float" office:value="20" calcext:value-type="float">
            <text:p>20</text:p>
          </table:table-cell>
          <table:table-cell office:value-type="float" office:value="42608" calcext:value-type="float">
            <text:p>4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506" calcext:value-type="float">
            <text:p>14506</text:p>
          </table:table-cell>
          <table:table-cell office:value-type="float" office:value="9393" calcext:value-type="float">
            <text:p>9393</text:p>
          </table:table-cell>
          <table:table-cell office:value-type="float" office:value="0.177792" calcext:value-type="float">
            <text:p>0.177792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3071" calcext:value-type="float">
            <text:p>3071</text:p>
          </table:table-cell>
          <table:table-cell office:value-type="float" office:value="49754" calcext:value-type="float">
            <text:p>49754</text:p>
          </table:table-cell>
          <table:table-cell office:value-type="float" office:value="2818130" calcext:value-type="float">
            <text:p>2818130</text:p>
          </table:table-cell>
          <table:table-cell office:value-type="float" office:value="0.214852" calcext:value-type="float">
            <text:p>0.214852</text:p>
          </table:table-cell>
          <table:table-cell office:value-type="float" office:value="17.9523" calcext:value-type="float">
            <text:p>17.9523</text:p>
          </table:table-cell>
          <table:table-cell office:value-type="float" office:value="20" calcext:value-type="float">
            <text:p>20</text:p>
          </table:table-cell>
          <table:table-cell office:value-type="float" office:value="24657" calcext:value-type="float">
            <text:p>24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924" calcext:value-type="float">
            <text:p>1692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677.23" calcext:value-type="float">
            <text:p>3677.23</text:p>
          </table:table-cell>
          <table:table-cell office:value-type="float" office:value="2947" calcext:value-type="float">
            <text:p>2947</text:p>
          </table:table-cell>
          <table:table-cell office:value-type="float" office:value="49528" calcext:value-type="float">
            <text:p>49528</text:p>
          </table:table-cell>
          <table:table-cell office:value-type="float" office:value="2870420" calcext:value-type="float">
            <text:p>2870420</text:p>
          </table:table-cell>
          <table:table-cell office:value-type="float" office:value="0.21049" calcext:value-type="float">
            <text:p>0.21049</text:p>
          </table:table-cell>
          <table:table-cell office:value-type="float" office:value="18.357" calcext:value-type="float">
            <text:p>18.357</text:p>
          </table:table-cell>
          <table:table-cell office:value-type="float" office:value="20" calcext:value-type="float">
            <text:p>20</text:p>
          </table:table-cell>
          <table:table-cell office:value-type="float" office:value="26860" calcext:value-type="float">
            <text:p>26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42" calcext:value-type="float">
            <text:p>19342</text:p>
          </table:table-cell>
          <table:table-cell office:value-type="float" office:value="6632" calcext:value-type="float">
            <text:p>6632</text:p>
          </table:table-cell>
          <table:table-cell office:value-type="float" office:value="0" calcext:value-type="float">
            <text:p>0</text:p>
          </table:table-cell>
          <table:table-cell office:value-type="float" office:value="981.598" calcext:value-type="float">
            <text:p>981.598</text:p>
          </table:table-cell>
          <table:table-cell office:value-type="float" office:value="1628" calcext:value-type="float">
            <text:p>1628</text:p>
          </table:table-cell>
          <table:table-cell office:value-type="float" office:value="37153" calcext:value-type="float">
            <text:p>37153</text:p>
          </table:table-cell>
          <table:table-cell office:value-type="float" office:value="844781" calcext:value-type="float">
            <text:p>844781</text:p>
          </table:table-cell>
          <table:table-cell office:value-type="float" office:value="0.179563" calcext:value-type="float">
            <text:p>0.179563</text:p>
          </table:table-cell>
          <table:table-cell office:value-type="float" office:value="6.04933" calcext:value-type="float">
            <text:p>6.04933</text:p>
          </table:table-cell>
          <table:table-cell office:value-type="float" office:value="20" calcext:value-type="float">
            <text:p>20</text:p>
          </table:table-cell>
          <table:table-cell office:value-type="float" office:value="9848" calcext:value-type="float">
            <text:p>9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59" calcext:value-type="float">
            <text:p>21759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office:value-type="float" office:value="383.275" calcext:value-type="float">
            <text:p>383.275</text:p>
          </table:table-cell>
          <table:table-cell office:value-type="float" office:value="281" calcext:value-type="float">
            <text:p>281</text:p>
          </table:table-cell>
          <table:table-cell office:value-type="float" office:value="27026" calcext:value-type="float">
            <text:p>27026</text:p>
          </table:table-cell>
          <table:table-cell office:value-type="float" office:value="227917" calcext:value-type="float">
            <text:p>227917</text:p>
          </table:table-cell>
          <table:table-cell office:value-type="float" office:value="0.13219" calcext:value-type="float">
            <text:p>0.13219</text:p>
          </table:table-cell>
          <table:table-cell office:value-type="float" office:value="1.62652" calcext:value-type="float">
            <text:p>1.62652</text:p>
          </table:table-cell>
          <table:table-cell office:value-type="float" office:value="20" calcext:value-type="float">
            <text:p>20</text:p>
          </table:table-cell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7" calcext:value-type="float">
            <text:p>24177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office:value-type="float" office:value="6429.38" calcext:value-type="float">
            <text:p>6429.38</text:p>
          </table:table-cell>
          <table:table-cell office:value-type="float" office:value="1910" calcext:value-type="float">
            <text:p>1910</text:p>
          </table:table-cell>
          <table:table-cell office:value-type="float" office:value="67144" calcext:value-type="float">
            <text:p>67144</text:p>
          </table:table-cell>
          <table:table-cell office:value-type="float" office:value="1150343" calcext:value-type="float">
            <text:p>1150343</text:p>
          </table:table-cell>
          <table:table-cell office:value-type="float" office:value="0.280002" calcext:value-type="float">
            <text:p>0.280002</text:p>
          </table:table-cell>
          <table:table-cell office:value-type="float" office:value="8.23271" calcext:value-type="float">
            <text:p>8.23271</text:p>
          </table:table-cell>
          <table:table-cell office:value-type="float" office:value="20" calcext:value-type="float">
            <text:p>20</text:p>
          </table:table-cell>
          <table:table-cell office:value-type="float" office:value="15432" calcext:value-type="float">
            <text:p>15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95" calcext:value-type="float">
            <text:p>26595</text:p>
          </table:table-cell>
          <table:table-cell office:value-type="float" office:value="5843" calcext:value-type="float">
            <text:p>5843</text:p>
          </table:table-cell>
          <table:table-cell office:value-type="float" office:value="0.500257" calcext:value-type="float">
            <text:p>0.500257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2567" calcext:value-type="float">
            <text:p>2567</text:p>
          </table:table-cell>
          <table:table-cell office:value-type="float" office:value="45396" calcext:value-type="float">
            <text:p>45396</text:p>
          </table:table-cell>
          <table:table-cell office:value-type="float" office:value="1661632" calcext:value-type="float">
            <text:p>1661632</text:p>
          </table:table-cell>
          <table:table-cell office:value-type="float" office:value="0.233282" calcext:value-type="float">
            <text:p>0.233282</text:p>
          </table:table-cell>
          <table:table-cell office:value-type="float" office:value="11.0132" calcext:value-type="float">
            <text:p>11.0132</text:p>
          </table:table-cell>
          <table:table-cell office:value-type="float" office:value="20" calcext:value-type="float">
            <text:p>20</text:p>
          </table:table-cell>
          <table:table-cell office:value-type="float" office:value="22885" calcext:value-type="float">
            <text:p>2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9013" calcext:value-type="float">
            <text:p>29013</text:p>
          </table:table-cell>
          <table:table-cell office:value-type="float" office:value="5538" calcext:value-type="float">
            <text:p>5538</text:p>
          </table:table-cell>
          <table:table-cell office:value-type="float" office:value="0.29433" calcext:value-type="float">
            <text:p>0.29433</text:p>
          </table:table-cell>
          <table:table-cell office:value-type="float" office:value="7200.32" calcext:value-type="float">
            <text:p>7200.32</text:p>
          </table:table-cell>
          <table:table-cell office:value-type="float" office:value="2647" calcext:value-type="float">
            <text:p>2647</text:p>
          </table:table-cell>
          <table:table-cell office:value-type="float" office:value="70551" calcext:value-type="float">
            <text:p>70551</text:p>
          </table:table-cell>
          <table:table-cell office:value-type="float" office:value="1244564" calcext:value-type="float">
            <text:p>1244564</text:p>
          </table:table-cell>
          <table:table-cell office:value-type="float" office:value="0.323672" calcext:value-type="float">
            <text:p>0.323672</text:p>
          </table:table-cell>
          <table:table-cell office:value-type="float" office:value="9.77958" calcext:value-type="float">
            <text:p>9.77958</text:p>
          </table:table-cell>
          <table:table-cell office:value-type="float" office:value="20" calcext:value-type="float">
            <text:p>20</text:p>
          </table:table-cell>
          <table:table-cell office:value-type="float" office:value="20894" calcext:value-type="float">
            <text:p>2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430" calcext:value-type="float">
            <text:p>31430</text:p>
          </table:table-cell>
          <table:table-cell office:value-type="float" office:value="4480" calcext:value-type="float">
            <text:p>4480</text:p>
          </table:table-cell>
          <table:table-cell office:value-type="float" office:value="0.313393" calcext:value-type="float">
            <text:p>0.313393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1594" calcext:value-type="float">
            <text:p>1594</text:p>
          </table:table-cell>
          <table:table-cell office:value-type="float" office:value="50247" calcext:value-type="float">
            <text:p>50247</text:p>
          </table:table-cell>
          <table:table-cell office:value-type="float" office:value="654355" calcext:value-type="float">
            <text:p>654355</text:p>
          </table:table-cell>
          <table:table-cell office:value-type="float" office:value="0.217877" calcext:value-type="float">
            <text:p>0.217877</text:p>
          </table:table-cell>
          <table:table-cell office:value-type="float" office:value="5.59231" calcext:value-type="float">
            <text:p>5.59231</text:p>
          </table:table-cell>
          <table:table-cell office:value-type="float" office:value="20" calcext:value-type="float">
            <text:p>20</text:p>
          </table:table-cell>
          <table:table-cell office:value-type="float" office:value="14296" calcext:value-type="float">
            <text:p>14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848" calcext:value-type="float">
            <text:p>33848</text:p>
          </table:table-cell>
          <table:table-cell office:value-type="float" office:value="3210" calcext:value-type="float">
            <text:p>3210</text:p>
          </table:table-cell>
          <table:table-cell office:value-type="float" office:value="0.261682" calcext:value-type="float">
            <text:p>0.261682</text:p>
          </table:table-cell>
          <table:table-cell office:value-type="float" office:value="7200.11" calcext:value-type="float">
            <text:p>7200.11</text:p>
          </table:table-cell>
          <table:table-cell office:value-type="float" office:value="1420" calcext:value-type="float">
            <text:p>1420</text:p>
          </table:table-cell>
          <table:table-cell office:value-type="float" office:value="81664" calcext:value-type="float">
            <text:p>81664</text:p>
          </table:table-cell>
          <table:table-cell office:value-type="float" office:value="650148" calcext:value-type="float">
            <text:p>650148</text:p>
          </table:table-cell>
          <table:table-cell office:value-type="float" office:value="0.393122" calcext:value-type="float">
            <text:p>0.393122</text:p>
          </table:table-cell>
          <table:table-cell office:value-type="float" office:value="5.29604" calcext:value-type="float">
            <text:p>5.29604</text:p>
          </table:table-cell>
          <table:table-cell office:value-type="float" office:value="20" calcext:value-type="float">
            <text:p>20</text:p>
          </table:table-cell>
          <table:table-cell office:value-type="float" office:value="15251" calcext:value-type="float">
            <text:p>15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266" calcext:value-type="float">
            <text:p>36266</text:p>
          </table:table-cell>
          <table:table-cell office:value-type="float" office:value="1857" calcext:value-type="float">
            <text:p>1857</text:p>
          </table:table-cell>
          <table:table-cell office:value-type="float" office:value="0.164243" calcext:value-type="float">
            <text:p>0.164243</text:p>
          </table:table-cell>
          <table:table-cell office:value-type="float" office:value="7200.3" calcext:value-type="float">
            <text:p>7200.3</text:p>
          </table:table-cell>
          <table:table-cell office:value-type="float" office:value="1896" calcext:value-type="float">
            <text:p>1896</text:p>
          </table:table-cell>
          <table:table-cell office:value-type="float" office:value="111862" calcext:value-type="float">
            <text:p>111862</text:p>
          </table:table-cell>
          <table:table-cell office:value-type="float" office:value="617634" calcext:value-type="float">
            <text:p>617634</text:p>
          </table:table-cell>
          <table:table-cell office:value-type="float" office:value="0.514" calcext:value-type="float">
            <text:p>0.514</text:p>
          </table:table-cell>
          <table:table-cell office:value-type="float" office:value="6.08104" calcext:value-type="float">
            <text:p>6.08104</text:p>
          </table:table-cell>
          <table:table-cell office:value-type="float" office:value="20" calcext:value-type="float">
            <text:p>20</text:p>
          </table:table-cell>
          <table:table-cell office:value-type="float" office:value="21294" calcext:value-type="float">
            <text:p>2129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column table:style-name="co1" table:default-cell-style-name="ce9"/>
        <table:table-row table:style-name="ro1">
          <table:table-cell table:number-columns-repeated="4"/>
          <table:table-cell table:style-name="ce6"/>
          <table:table-cell office:value-type="string" calcext:value-type="string">
            <text:p>Objective</text:p>
          </table:table-cell>
          <table:table-cell/>
          <table:table-cell table:style-name="ce1"/>
          <table:table-cell table:style-name="ce6"/>
          <table:table-cell office:value-type="string" calcext:value-type="string">
            <text:p>Runtime</text:p>
          </table:table-cell>
          <table:table-cell/>
          <table:table-cell table:style-name="ce1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7" office:value-type="string" calcext:value-type="string">
            <text:p>Triangl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Path</text:p>
          </table:table-cell>
          <table:table-cell table:style-name="ce10" office:value-type="string" calcext:value-type="string">
            <text:p>Tree</text:p>
          </table:table-cell>
          <table:table-cell table:style-name="ce7" office:value-type="string" calcext:value-type="string">
            <text:p>Triangl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Path</text:p>
          </table:table-cell>
          <table:table-cell table:style-name="ce10"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30" calcext:value-type="float">
            <text:p>2230</text:p>
          </table:table-cell>
          <table:table-cell table:style-name="ce6" office:value-type="float" office:value="14724" calcext:value-type="float">
            <text:p>14724</text:p>
          </table:table-cell>
          <table:table-cell table:number-columns-repeated="2" office:value-type="float" office:value="14724" calcext:value-type="float">
            <text:p>14724</text:p>
          </table:table-cell>
          <table:table-cell table:style-name="Default" office:value-type="float" office:value="14724" calcext:value-type="float">
            <text:p>14724</text:p>
          </table:table-cell>
          <table:table-cell table:style-name="ce6" office:value-type="float" office:value="70.0314" calcext:value-type="float">
            <text:p>70.0314</text:p>
          </table:table-cell>
          <table:table-cell office:value-type="float" office:value="6.38823" calcext:value-type="float">
            <text:p>6.38823</text:p>
          </table:table-cell>
          <table:table-cell office:value-type="float" office:value="4.59975" calcext:value-type="float">
            <text:p>4.59975</text:p>
          </table:table-cell>
          <table:table-cell table:style-name="ce1" office:value-type="float" office:value="4.91894" calcext:value-type="float">
            <text:p>4.9189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60" calcext:value-type="float">
            <text:p>4460</text:p>
          </table:table-cell>
          <table:table-cell table:style-name="ce6" office:value-type="float" office:value="7802" calcext:value-type="float">
            <text:p>7802</text:p>
          </table:table-cell>
          <table:table-cell table:number-columns-repeated="2" office:value-type="float" office:value="7802" calcext:value-type="float">
            <text:p>7802</text:p>
          </table:table-cell>
          <table:table-cell table:style-name="Default" office:value-type="float" office:value="7802" calcext:value-type="float">
            <text:p>7802</text:p>
          </table:table-cell>
          <table:table-cell table:style-name="ce6" office:value-type="float" office:value="53.8012" calcext:value-type="float">
            <text:p>53.8012</text:p>
          </table:table-cell>
          <table:table-cell office:value-type="float" office:value="4.21936" calcext:value-type="float">
            <text:p>4.21936</text:p>
          </table:table-cell>
          <table:table-cell office:value-type="float" office:value="2.67414" calcext:value-type="float">
            <text:p>2.67414</text:p>
          </table:table-cell>
          <table:table-cell table:style-name="ce1" office:value-type="float" office:value="2.79245" calcext:value-type="float">
            <text:p>2.7924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90" calcext:value-type="float">
            <text:p>6690</text:p>
          </table:table-cell>
          <table:table-cell table:style-name="ce6" office:value-type="float" office:value="5282" calcext:value-type="float">
            <text:p>5282</text:p>
          </table:table-cell>
          <table:table-cell table:number-columns-repeated="2" office:value-type="float" office:value="5282" calcext:value-type="float">
            <text:p>5282</text:p>
          </table:table-cell>
          <table:table-cell table:style-name="Default" office:value-type="float" office:value="5282" calcext:value-type="float">
            <text:p>5282</text:p>
          </table:table-cell>
          <table:table-cell table:style-name="ce6" office:value-type="float" office:value="32.0634" calcext:value-type="float">
            <text:p>32.0634</text:p>
          </table:table-cell>
          <table:table-cell office:value-type="float" office:value="2.64776" calcext:value-type="float">
            <text:p>2.64776</text:p>
          </table:table-cell>
          <table:table-cell office:value-type="float" office:value="1.90914" calcext:value-type="float">
            <text:p>1.90914</text:p>
          </table:table-cell>
          <table:table-cell table:style-name="ce1" office:value-type="float" office:value="1.9624" calcext:value-type="float">
            <text:p>1.96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20" calcext:value-type="float">
            <text:p>8920</text:p>
          </table:table-cell>
          <table:table-cell table:style-name="ce6" office:value-type="float" office:value="4153" calcext:value-type="float">
            <text:p>4153</text:p>
          </table:table-cell>
          <table:table-cell table:number-columns-repeated="2" office:value-type="float" office:value="4153" calcext:value-type="float">
            <text:p>4153</text:p>
          </table:table-cell>
          <table:table-cell table:style-name="Default" office:value-type="float" office:value="4153" calcext:value-type="float">
            <text:p>4153</text:p>
          </table:table-cell>
          <table:table-cell table:style-name="ce6" office:value-type="float" office:value="46.9915" calcext:value-type="float">
            <text:p>46.9915</text:p>
          </table:table-cell>
          <table:table-cell office:value-type="float" office:value="4.73604" calcext:value-type="float">
            <text:p>4.73604</text:p>
          </table:table-cell>
          <table:table-cell office:value-type="float" office:value="6.67163" calcext:value-type="float">
            <text:p>6.67163</text:p>
          </table:table-cell>
          <table:table-cell table:style-name="ce1" office:value-type="float" office:value="7.34904" calcext:value-type="float">
            <text:p>7.3490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50" calcext:value-type="float">
            <text:p>11150</text:p>
          </table:table-cell>
          <table:table-cell table:style-name="ce6" office:value-type="float" office:value="2885" calcext:value-type="float">
            <text:p>2885</text:p>
          </table:table-cell>
          <table:table-cell table:number-columns-repeated="2" office:value-type="float" office:value="2885" calcext:value-type="float">
            <text:p>2885</text:p>
          </table:table-cell>
          <table:table-cell table:style-name="Default" office:value-type="float" office:value="2885" calcext:value-type="float">
            <text:p>2885</text:p>
          </table:table-cell>
          <table:table-cell table:style-name="ce6" office:value-type="float" office:value="11.5961" calcext:value-type="float">
            <text:p>11.5961</text:p>
          </table:table-cell>
          <table:table-cell office:value-type="float" office:value="1.36049" calcext:value-type="float">
            <text:p>1.36049</text:p>
          </table:table-cell>
          <table:table-cell office:value-type="float" office:value="1.54968" calcext:value-type="float">
            <text:p>1.54968</text:p>
          </table:table-cell>
          <table:table-cell table:style-name="ce1" office:value-type="float" office:value="2.02672" calcext:value-type="float">
            <text:p>2.0267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80" calcext:value-type="float">
            <text:p>13380</text:p>
          </table:table-cell>
          <table:table-cell table:style-name="ce6" office:value-type="float" office:value="2802" calcext:value-type="float">
            <text:p>2802</text:p>
          </table:table-cell>
          <table:table-cell table:number-columns-repeated="2" office:value-type="float" office:value="2802" calcext:value-type="float">
            <text:p>2802</text:p>
          </table:table-cell>
          <table:table-cell table:style-name="Default" office:value-type="float" office:value="2802" calcext:value-type="float">
            <text:p>2802</text:p>
          </table:table-cell>
          <table:table-cell table:style-name="ce6" office:value-type="float" office:value="27.1956" calcext:value-type="float">
            <text:p>27.1956</text:p>
          </table:table-cell>
          <table:table-cell office:value-type="float" office:value="3.43581" calcext:value-type="float">
            <text:p>3.43581</text:p>
          </table:table-cell>
          <table:table-cell office:value-type="float" office:value="7.56274" calcext:value-type="float">
            <text:p>7.56274</text:p>
          </table:table-cell>
          <table:table-cell table:style-name="ce1" office:value-type="float" office:value="6.49869" calcext:value-type="float">
            <text:p>6.498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610" calcext:value-type="float">
            <text:p>15610</text:p>
          </table:table-cell>
          <table:table-cell table:style-name="ce6" office:value-type="float" office:value="1631" calcext:value-type="float">
            <text:p>1631</text:p>
          </table:table-cell>
          <table:table-cell table:number-columns-repeated="2" office:value-type="float" office:value="1631" calcext:value-type="float">
            <text:p>1631</text:p>
          </table:table-cell>
          <table:table-cell table:style-name="Default" office:value-type="float" office:value="1631" calcext:value-type="float">
            <text:p>1631</text:p>
          </table:table-cell>
          <table:table-cell table:style-name="ce6" office:value-type="float" office:value="47.3777" calcext:value-type="float">
            <text:p>47.3777</text:p>
          </table:table-cell>
          <table:table-cell office:value-type="float" office:value="2.65612" calcext:value-type="float">
            <text:p>2.65612</text:p>
          </table:table-cell>
          <table:table-cell office:value-type="float" office:value="5.90448" calcext:value-type="float">
            <text:p>5.90448</text:p>
          </table:table-cell>
          <table:table-cell table:style-name="ce1" office:value-type="float" office:value="6.04171" calcext:value-type="float">
            <text:p>6.0417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33" calcext:value-type="float">
            <text:p>2233</text:p>
          </table:table-cell>
          <table:table-cell table:style-name="ce6" office:value-type="float" office:value="17206" calcext:value-type="float">
            <text:p>17206</text:p>
          </table:table-cell>
          <table:table-cell table:number-columns-repeated="2" office:value-type="float" office:value="17206" calcext:value-type="float">
            <text:p>17206</text:p>
          </table:table-cell>
          <table:table-cell table:style-name="Default" office:value-type="float" office:value="17206" calcext:value-type="float">
            <text:p>17206</text:p>
          </table:table-cell>
          <table:table-cell table:style-name="ce6" office:value-type="float" office:value="354.221" calcext:value-type="float">
            <text:p>354.221</text:p>
          </table:table-cell>
          <table:table-cell office:value-type="float" office:value="13.8864" calcext:value-type="float">
            <text:p>13.8864</text:p>
          </table:table-cell>
          <table:table-cell office:value-type="float" office:value="10.1812" calcext:value-type="float">
            <text:p>10.1812</text:p>
          </table:table-cell>
          <table:table-cell table:style-name="ce1" office:value-type="float" office:value="11.2544" calcext:value-type="float">
            <text:p>11.254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66" calcext:value-type="float">
            <text:p>4466</text:p>
          </table:table-cell>
          <table:table-cell table:style-name="ce6" office:value-type="float" office:value="11023" calcext:value-type="float">
            <text:p>11023</text:p>
          </table:table-cell>
          <table:table-cell table:number-columns-repeated="2" office:value-type="float" office:value="11023" calcext:value-type="float">
            <text:p>11023</text:p>
          </table:table-cell>
          <table:table-cell table:style-name="Default" office:value-type="float" office:value="11023" calcext:value-type="float">
            <text:p>11023</text:p>
          </table:table-cell>
          <table:table-cell table:style-name="ce6" office:value-type="float" office:value="2425.83" calcext:value-type="float">
            <text:p>2425.83</text:p>
          </table:table-cell>
          <table:table-cell office:value-type="float" office:value="48.9312" calcext:value-type="float">
            <text:p>48.9312</text:p>
          </table:table-cell>
          <table:table-cell office:value-type="float" office:value="53.7953" calcext:value-type="float">
            <text:p>53.7953</text:p>
          </table:table-cell>
          <table:table-cell table:style-name="ce1" office:value-type="float" office:value="56.162" calcext:value-type="float">
            <text:p>56.16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99" calcext:value-type="float">
            <text:p>6699</text:p>
          </table:table-cell>
          <table:table-cell table:style-name="ce6" office:value-type="float" office:value="7659" calcext:value-type="float">
            <text:p>7659</text:p>
          </table:table-cell>
          <table:table-cell table:number-columns-repeated="2" office:value-type="float" office:value="7659" calcext:value-type="float">
            <text:p>7659</text:p>
          </table:table-cell>
          <table:table-cell table:style-name="Default" office:value-type="float" office:value="7659" calcext:value-type="float">
            <text:p>7659</text:p>
          </table:table-cell>
          <table:table-cell table:style-name="ce6" office:value-type="float" office:value="1805.33" calcext:value-type="float">
            <text:p>1805.33</text:p>
          </table:table-cell>
          <table:table-cell office:value-type="float" office:value="25.2705" calcext:value-type="float">
            <text:p>25.2705</text:p>
          </table:table-cell>
          <table:table-cell office:value-type="float" office:value="16.1347" calcext:value-type="float">
            <text:p>16.1347</text:p>
          </table:table-cell>
          <table:table-cell table:style-name="ce1" office:value-type="float" office:value="18.2224" calcext:value-type="float">
            <text:p>18.22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32" calcext:value-type="float">
            <text:p>8932</text:p>
          </table:table-cell>
          <table:table-cell table:style-name="ce6" office:value-type="float" office:value="5685" calcext:value-type="float">
            <text:p>5685</text:p>
          </table:table-cell>
          <table:table-cell table:number-columns-repeated="2" office:value-type="float" office:value="5685" calcext:value-type="float">
            <text:p>5685</text:p>
          </table:table-cell>
          <table:table-cell table:style-name="Default" office:value-type="float" office:value="5685" calcext:value-type="float">
            <text:p>5685</text:p>
          </table:table-cell>
          <table:table-cell table:style-name="ce6" office:value-type="float" office:value="1085.42" calcext:value-type="float">
            <text:p>1085.42</text:p>
          </table:table-cell>
          <table:table-cell office:value-type="float" office:value="7.88443" calcext:value-type="float">
            <text:p>7.88443</text:p>
          </table:table-cell>
          <table:table-cell office:value-type="float" office:value="5.43478" calcext:value-type="float">
            <text:p>5.43478</text:p>
          </table:table-cell>
          <table:table-cell table:style-name="ce1" office:value-type="float" office:value="6.28955" calcext:value-type="float">
            <text:p>6.289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65" calcext:value-type="float">
            <text:p>11165</text:p>
          </table:table-cell>
          <table:table-cell table:style-name="ce6" office:value-type="float" office:value="4426" calcext:value-type="float">
            <text:p>4426</text:p>
          </table:table-cell>
          <table:table-cell table:number-columns-repeated="2" office:value-type="float" office:value="4426" calcext:value-type="float">
            <text:p>4426</text:p>
          </table:table-cell>
          <table:table-cell table:style-name="Default" office:value-type="float" office:value="4426" calcext:value-type="float">
            <text:p>4426</text:p>
          </table:table-cell>
          <table:table-cell table:style-name="ce6" office:value-type="float" office:value="903.693" calcext:value-type="float">
            <text:p>903.693</text:p>
          </table:table-cell>
          <table:table-cell office:value-type="float" office:value="11.7264" calcext:value-type="float">
            <text:p>11.7264</text:p>
          </table:table-cell>
          <table:table-cell office:value-type="float" office:value="8.82855" calcext:value-type="float">
            <text:p>8.82855</text:p>
          </table:table-cell>
          <table:table-cell table:style-name="ce1" office:value-type="float" office:value="8.83778" calcext:value-type="float">
            <text:p>8.8377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98" calcext:value-type="float">
            <text:p>13398</text:p>
          </table:table-cell>
          <table:table-cell table:style-name="ce6" office:value-type="float" office:value="3604" calcext:value-type="float">
            <text:p>3604</text:p>
          </table:table-cell>
          <table:table-cell table:number-columns-repeated="2" office:value-type="float" office:value="3604" calcext:value-type="float">
            <text:p>3604</text:p>
          </table:table-cell>
          <table:table-cell table:style-name="Default" office:value-type="float" office:value="3604" calcext:value-type="float">
            <text:p>3604</text:p>
          </table:table-cell>
          <table:table-cell table:style-name="ce6" office:value-type="float" office:value="77.1435" calcext:value-type="float">
            <text:p>77.1435</text:p>
          </table:table-cell>
          <table:table-cell office:value-type="float" office:value="4.82753" calcext:value-type="float">
            <text:p>4.82753</text:p>
          </table:table-cell>
          <table:table-cell office:value-type="float" office:value="16.672" calcext:value-type="float">
            <text:p>16.672</text:p>
          </table:table-cell>
          <table:table-cell table:style-name="ce1" office:value-type="float" office:value="16.9201" calcext:value-type="float">
            <text:p>16.92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631" calcext:value-type="float">
            <text:p>15631</text:p>
          </table:table-cell>
          <table:table-cell table:style-name="ce6" office:value-type="float" office:value="3168" calcext:value-type="float">
            <text:p>3168</text:p>
          </table:table-cell>
          <table:table-cell table:number-columns-repeated="2" office:value-type="float" office:value="3168" calcext:value-type="float">
            <text:p>3168</text:p>
          </table:table-cell>
          <table:table-cell table:style-name="Default" office:value-type="float" office:value="3168" calcext:value-type="float">
            <text:p>3168</text:p>
          </table:table-cell>
          <table:table-cell table:style-name="ce6" office:value-type="float" office:value="280.886" calcext:value-type="float">
            <text:p>280.886</text:p>
          </table:table-cell>
          <table:table-cell office:value-type="float" office:value="5.17859" calcext:value-type="float">
            <text:p>5.17859</text:p>
          </table:table-cell>
          <table:table-cell office:value-type="float" office:value="26.7924" calcext:value-type="float">
            <text:p>26.7924</text:p>
          </table:table-cell>
          <table:table-cell table:style-name="ce1" office:value-type="float" office:value="26.6024" calcext:value-type="float">
            <text:p>26.60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64" calcext:value-type="float">
            <text:p>17864</text:p>
          </table:table-cell>
          <table:table-cell table:style-name="ce6" office:value-type="float" office:value="3102" calcext:value-type="float">
            <text:p>3102</text:p>
          </table:table-cell>
          <table:table-cell table:number-columns-repeated="2" office:value-type="float" office:value="3102" calcext:value-type="float">
            <text:p>3102</text:p>
          </table:table-cell>
          <table:table-cell table:style-name="Default" office:value-type="float" office:value="3102" calcext:value-type="float">
            <text:p>3102</text:p>
          </table:table-cell>
          <table:table-cell table:style-name="ce6" office:value-type="float" office:value="460.413" calcext:value-type="float">
            <text:p>460.413</text:p>
          </table:table-cell>
          <table:table-cell office:value-type="float" office:value="20.1178" calcext:value-type="float">
            <text:p>20.1178</text:p>
          </table:table-cell>
          <table:table-cell office:value-type="float" office:value="204.17" calcext:value-type="float">
            <text:p>204.17</text:p>
          </table:table-cell>
          <table:table-cell table:style-name="ce1" office:value-type="float" office:value="204.165" calcext:value-type="float">
            <text:p>204.1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97" calcext:value-type="float">
            <text:p>20097</text:p>
          </table:table-cell>
          <table:table-cell table:style-name="ce6" office:value-type="float" office:value="1874" calcext:value-type="float">
            <text:p>1874</text:p>
          </table:table-cell>
          <table:table-cell table:number-columns-repeated="2" office:value-type="float" office:value="1874" calcext:value-type="float">
            <text:p>1874</text:p>
          </table:table-cell>
          <table:table-cell table:style-name="Default" office:value-type="float" office:value="1874" calcext:value-type="float">
            <text:p>1874</text:p>
          </table:table-cell>
          <table:table-cell table:style-name="ce6" office:value-type="float" office:value="1324.2" calcext:value-type="float">
            <text:p>1324.2</text:p>
          </table:table-cell>
          <table:table-cell office:value-type="float" office:value="33.2779" calcext:value-type="float">
            <text:p>33.2779</text:p>
          </table:table-cell>
          <table:table-cell office:value-type="float" office:value="74.618" calcext:value-type="float">
            <text:p>74.618</text:p>
          </table:table-cell>
          <table:table-cell table:style-name="ce1" office:value-type="float" office:value="74.8669" calcext:value-type="float">
            <text:p>74.86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" calcext:value-type="float">
            <text:p>2374</text:p>
          </table:table-cell>
          <table:table-cell table:style-name="ce6" office:value-type="float" office:value="21397" calcext:value-type="float">
            <text:p>21397</text:p>
          </table:table-cell>
          <table:table-cell table:number-columns-repeated="2" office:value-type="float" office:value="21397" calcext:value-type="float">
            <text:p>21397</text:p>
          </table:table-cell>
          <table:table-cell table:style-name="Default" office:value-type="float" office:value="21397" calcext:value-type="float">
            <text:p>21397</text:p>
          </table:table-cell>
          <table:table-cell table:style-name="ce6" office:value-type="float" office:value="7200.02" calcext:value-type="float">
            <text:p>7200.02</text:p>
          </table:table-cell>
          <table:table-cell office:value-type="float" office:value="108.199" calcext:value-type="float">
            <text:p>108.199</text:p>
          </table:table-cell>
          <table:table-cell office:value-type="float" office:value="53.0761" calcext:value-type="float">
            <text:p>53.0761</text:p>
          </table:table-cell>
          <table:table-cell table:style-name="ce1" office:value-type="float" office:value="61.9252" calcext:value-type="float">
            <text:p>61.92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49" calcext:value-type="float">
            <text:p>4749</text:p>
          </table:table-cell>
          <table:table-cell table:style-name="ce6" office:value-type="float" office:value="13352" calcext:value-type="float">
            <text:p>13352</text:p>
          </table:table-cell>
          <table:table-cell table:number-columns-repeated="2" office:value-type="float" office:value="13352" calcext:value-type="float">
            <text:p>13352</text:p>
          </table:table-cell>
          <table:table-cell table:style-name="Default" office:value-type="float" office:value="13352" calcext:value-type="float">
            <text:p>13352</text:p>
          </table:table-cell>
          <table:table-cell table:style-name="ce6" office:value-type="float" office:value="7200.02" calcext:value-type="float">
            <text:p>7200.02</text:p>
          </table:table-cell>
          <table:table-cell office:value-type="float" office:value="102.392" calcext:value-type="float">
            <text:p>102.392</text:p>
          </table:table-cell>
          <table:table-cell office:value-type="float" office:value="95.8655" calcext:value-type="float">
            <text:p>95.8655</text:p>
          </table:table-cell>
          <table:table-cell table:style-name="ce1" office:value-type="float" office:value="103.952" calcext:value-type="float">
            <text:p>103.9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24" calcext:value-type="float">
            <text:p>7124</text:p>
          </table:table-cell>
          <table:table-cell table:style-name="ce6" office:value-type="float" office:value="10552" calcext:value-type="float">
            <text:p>10552</text:p>
          </table:table-cell>
          <table:table-cell table:number-columns-repeated="2" office:value-type="float" office:value="10552" calcext:value-type="float">
            <text:p>10552</text:p>
          </table:table-cell>
          <table:table-cell table:style-name="Default" office:value-type="float" office:value="10552" calcext:value-type="float">
            <text:p>10552</text:p>
          </table:table-cell>
          <table:table-cell table:style-name="ce6" office:value-type="float" office:value="7200.03" calcext:value-type="float">
            <text:p>7200.03</text:p>
          </table:table-cell>
          <table:table-cell office:value-type="float" office:value="194.395" calcext:value-type="float">
            <text:p>194.395</text:p>
          </table:table-cell>
          <table:table-cell office:value-type="float" office:value="284.827" calcext:value-type="float">
            <text:p>284.827</text:p>
          </table:table-cell>
          <table:table-cell table:style-name="ce1" office:value-type="float" office:value="184.256" calcext:value-type="float">
            <text:p>184.2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99" calcext:value-type="float">
            <text:p>9499</text:p>
          </table:table-cell>
          <table:table-cell table:style-name="ce6" office:value-type="float" office:value="8418" calcext:value-type="float">
            <text:p>8418</text:p>
          </table:table-cell>
          <table:table-cell table:number-columns-repeated="2" office:value-type="float" office:value="8418" calcext:value-type="float">
            <text:p>8418</text:p>
          </table:table-cell>
          <table:table-cell table:style-name="Default" office:value-type="float" office:value="8418" calcext:value-type="float">
            <text:p>8418</text:p>
          </table:table-cell>
          <table:table-cell table:style-name="ce6" office:value-type="float" office:value="7200.03" calcext:value-type="float">
            <text:p>7200.03</text:p>
          </table:table-cell>
          <table:table-cell office:value-type="float" office:value="123.495" calcext:value-type="float">
            <text:p>123.495</text:p>
          </table:table-cell>
          <table:table-cell office:value-type="float" office:value="394.466" calcext:value-type="float">
            <text:p>394.466</text:p>
          </table:table-cell>
          <table:table-cell table:style-name="ce1" office:value-type="float" office:value="451.66" calcext:value-type="float">
            <text:p>451.6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74" calcext:value-type="float">
            <text:p>11874</text:p>
          </table:table-cell>
          <table:table-cell table:style-name="ce6" office:value-type="float" office:value="6648" calcext:value-type="float">
            <text:p>6648</text:p>
          </table:table-cell>
          <table:table-cell table:number-columns-repeated="2" office:value-type="float" office:value="6648" calcext:value-type="float">
            <text:p>6648</text:p>
          </table:table-cell>
          <table:table-cell table:style-name="Default" office:value-type="float" office:value="6648" calcext:value-type="float">
            <text:p>6648</text:p>
          </table:table-cell>
          <table:table-cell table:style-name="ce6" office:value-type="float" office:value="7200.04" calcext:value-type="float">
            <text:p>7200.04</text:p>
          </table:table-cell>
          <table:table-cell office:value-type="float" office:value="81.0134" calcext:value-type="float">
            <text:p>81.0134</text:p>
          </table:table-cell>
          <table:table-cell office:value-type="float" office:value="105.914" calcext:value-type="float">
            <text:p>105.914</text:p>
          </table:table-cell>
          <table:table-cell table:style-name="ce1" office:value-type="float" office:value="106.811" calcext:value-type="float">
            <text:p>106.8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49" calcext:value-type="float">
            <text:p>14249</text:p>
          </table:table-cell>
          <table:table-cell table:style-name="ce6" office:value-type="float" office:value="4701" calcext:value-type="float">
            <text:p>4701</text:p>
          </table:table-cell>
          <table:table-cell table:number-columns-repeated="2" office:value-type="float" office:value="4701" calcext:value-type="float">
            <text:p>4701</text:p>
          </table:table-cell>
          <table:table-cell table:style-name="Default" office:value-type="float" office:value="4701" calcext:value-type="float">
            <text:p>4701</text:p>
          </table:table-cell>
          <table:table-cell table:style-name="ce6" office:value-type="float" office:value="6318.42" calcext:value-type="float">
            <text:p>6318.42</text:p>
          </table:table-cell>
          <table:table-cell office:value-type="float" office:value="16.203" calcext:value-type="float">
            <text:p>16.203</text:p>
          </table:table-cell>
          <table:table-cell office:value-type="float" office:value="47.158" calcext:value-type="float">
            <text:p>47.158</text:p>
          </table:table-cell>
          <table:table-cell table:style-name="ce1" office:value-type="float" office:value="32.5476" calcext:value-type="float">
            <text:p>32.547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624" calcext:value-type="float">
            <text:p>16624</text:p>
          </table:table-cell>
          <table:table-cell table:style-name="ce6" office:value-type="float" office:value="4151" calcext:value-type="float">
            <text:p>4151</text:p>
          </table:table-cell>
          <table:table-cell table:number-columns-repeated="2" office:value-type="float" office:value="4151" calcext:value-type="float">
            <text:p>4151</text:p>
          </table:table-cell>
          <table:table-cell table:style-name="Default" office:value-type="float" office:value="4151" calcext:value-type="float">
            <text:p>4151</text:p>
          </table:table-cell>
          <table:table-cell table:style-name="ce6" office:value-type="float" office:value="928.181" calcext:value-type="float">
            <text:p>928.181</text:p>
          </table:table-cell>
          <table:table-cell office:value-type="float" office:value="4.87502" calcext:value-type="float">
            <text:p>4.87502</text:p>
          </table:table-cell>
          <table:table-cell office:value-type="float" office:value="26.4736" calcext:value-type="float">
            <text:p>26.4736</text:p>
          </table:table-cell>
          <table:table-cell table:style-name="ce1" office:value-type="float" office:value="26.6665" calcext:value-type="float">
            <text:p>26.66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99" calcext:value-type="float">
            <text:p>18999</text:p>
          </table:table-cell>
          <table:table-cell table:style-name="ce6" office:value-type="float" office:value="4151" calcext:value-type="float">
            <text:p>4151</text:p>
          </table:table-cell>
          <table:table-cell table:number-columns-repeated="2" office:value-type="float" office:value="4151" calcext:value-type="float">
            <text:p>4151</text:p>
          </table:table-cell>
          <table:table-cell table:style-name="Default" office:value-type="float" office:value="4151" calcext:value-type="float">
            <text:p>4151</text:p>
          </table:table-cell>
          <table:table-cell table:style-name="ce6" office:value-type="float" office:value="1218.08" calcext:value-type="float">
            <text:p>1218.08</text:p>
          </table:table-cell>
          <table:table-cell office:value-type="float" office:value="15.7295" calcext:value-type="float">
            <text:p>15.7295</text:p>
          </table:table-cell>
          <table:table-cell office:value-type="float" office:value="154.745" calcext:value-type="float">
            <text:p>154.745</text:p>
          </table:table-cell>
          <table:table-cell table:style-name="ce1" office:value-type="float" office:value="153.775" calcext:value-type="float">
            <text:p>153.7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74" calcext:value-type="float">
            <text:p>21374</text:p>
          </table:table-cell>
          <table:table-cell table:style-name="ce6" office:value-type="float" office:value="3893" calcext:value-type="float">
            <text:p>3893</text:p>
          </table:table-cell>
          <table:table-cell table:number-columns-repeated="2" office:value-type="float" office:value="3893" calcext:value-type="float">
            <text:p>3893</text:p>
          </table:table-cell>
          <table:table-cell table:style-name="Default" office:value-type="float" office:value="3893" calcext:value-type="float">
            <text:p>3893</text:p>
          </table:table-cell>
          <table:table-cell table:style-name="ce6" office:value-type="float" office:value="2637.15" calcext:value-type="float">
            <text:p>2637.15</text:p>
          </table:table-cell>
          <table:table-cell office:value-type="float" office:value="39.0031" calcext:value-type="float">
            <text:p>39.0031</text:p>
          </table:table-cell>
          <table:table-cell office:value-type="float" office:value="721.629" calcext:value-type="float">
            <text:p>721.629</text:p>
          </table:table-cell>
          <table:table-cell table:style-name="ce1" office:value-type="float" office:value="656.384" calcext:value-type="float">
            <text:p>656.38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9" calcext:value-type="float">
            <text:p>23749</text:p>
          </table:table-cell>
          <table:table-cell table:style-name="ce6" office:value-type="float" office:value="2928" calcext:value-type="float">
            <text:p>2928</text:p>
          </table:table-cell>
          <table:table-cell table:number-columns-repeated="2" office:value-type="float" office:value="2928" calcext:value-type="float">
            <text:p>2928</text:p>
          </table:table-cell>
          <table:table-cell table:style-name="Default" office:value-type="float" office:value="2928" calcext:value-type="float">
            <text:p>2928</text:p>
          </table:table-cell>
          <table:table-cell table:style-name="ce6" office:value-type="float" office:value="7200.03" calcext:value-type="float">
            <text:p>7200.03</text:p>
          </table:table-cell>
          <table:table-cell office:value-type="float" office:value="57.2573" calcext:value-type="float">
            <text:p>57.2573</text:p>
          </table:table-cell>
          <table:table-cell office:value-type="float" office:value="899.836" calcext:value-type="float">
            <text:p>899.836</text:p>
          </table:table-cell>
          <table:table-cell table:style-name="ce1" office:value-type="float" office:value="495.28" calcext:value-type="float">
            <text:p>495.2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124" calcext:value-type="float">
            <text:p>26124</text:p>
          </table:table-cell>
          <table:table-cell table:style-name="ce6" office:value-type="float" office:value="1208" calcext:value-type="float">
            <text:p>1208</text:p>
          </table:table-cell>
          <table:table-cell table:number-columns-repeated="2" office:value-type="float" office:value="1208" calcext:value-type="float">
            <text:p>1208</text:p>
          </table:table-cell>
          <table:table-cell table:style-name="Default" office:value-type="float" office:value="1208" calcext:value-type="float">
            <text:p>1208</text:p>
          </table:table-cell>
          <table:table-cell table:style-name="ce6" office:value-type="float" office:value="7200.01" calcext:value-type="float">
            <text:p>7200.01</text:p>
          </table:table-cell>
          <table:table-cell office:value-type="float" office:value="42.3672" calcext:value-type="float">
            <text:p>42.3672</text:p>
          </table:table-cell>
          <table:table-cell office:value-type="float" office:value="39.0227" calcext:value-type="float">
            <text:p>39.0227</text:p>
          </table:table-cell>
          <table:table-cell table:style-name="ce1" office:value-type="float" office:value="38.6753" calcext:value-type="float">
            <text:p>38.67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" calcext:value-type="float">
            <text:p>2410</text:p>
          </table:table-cell>
          <table:table-cell table:style-name="ce6" office:value-type="float" office:value="25442" calcext:value-type="float">
            <text:p>25442</text:p>
          </table:table-cell>
          <table:table-cell table:number-columns-repeated="2" office:value-type="float" office:value="25442" calcext:value-type="float">
            <text:p>25442</text:p>
          </table:table-cell>
          <table:table-cell table:style-name="Default" office:value-type="float" office:value="25442" calcext:value-type="float">
            <text:p>25442</text:p>
          </table:table-cell>
          <table:table-cell table:style-name="ce6" office:value-type="float" office:value="7200.08" calcext:value-type="float">
            <text:p>7200.08</text:p>
          </table:table-cell>
          <table:table-cell office:value-type="float" office:value="411.817" calcext:value-type="float">
            <text:p>411.817</text:p>
          </table:table-cell>
          <table:table-cell office:value-type="float" office:value="229.188" calcext:value-type="float">
            <text:p>229.188</text:p>
          </table:table-cell>
          <table:table-cell table:style-name="ce1" office:value-type="float" office:value="265.463" calcext:value-type="float">
            <text:p>265.4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20" calcext:value-type="float">
            <text:p>4820</text:p>
          </table:table-cell>
          <table:table-cell table:style-name="ce6" office:value-type="float" office:value="16054" calcext:value-type="float">
            <text:p>16054</text:p>
          </table:table-cell>
          <table:table-cell table:number-columns-repeated="2" office:value-type="float" office:value="16054" calcext:value-type="float">
            <text:p>16054</text:p>
          </table:table-cell>
          <table:table-cell table:style-name="Default" office:value-type="float" office:value="16054" calcext:value-type="float">
            <text:p>16054</text:p>
          </table:table-cell>
          <table:table-cell table:style-name="ce6" office:value-type="float" office:value="7200.05" calcext:value-type="float">
            <text:p>7200.05</text:p>
          </table:table-cell>
          <table:table-cell office:value-type="float" office:value="430.089" calcext:value-type="float">
            <text:p>430.089</text:p>
          </table:table-cell>
          <table:table-cell office:value-type="float" office:value="209.006" calcext:value-type="float">
            <text:p>209.006</text:p>
          </table:table-cell>
          <table:table-cell table:style-name="ce1" office:value-type="float" office:value="212.153" calcext:value-type="float">
            <text:p>212.1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31" calcext:value-type="float">
            <text:p>7231</text:p>
          </table:table-cell>
          <table:table-cell table:style-name="ce6" office:value-type="float" office:value="12724" calcext:value-type="float">
            <text:p>12724</text:p>
          </table:table-cell>
          <table:table-cell table:number-columns-repeated="2" office:value-type="float" office:value="12724" calcext:value-type="float">
            <text:p>12724</text:p>
          </table:table-cell>
          <table:table-cell table:style-name="Default" office:value-type="float" office:value="12724" calcext:value-type="float">
            <text:p>12724</text:p>
          </table:table-cell>
          <table:table-cell table:style-name="ce6" office:value-type="float" office:value="7200.03" calcext:value-type="float">
            <text:p>7200.03</text:p>
          </table:table-cell>
          <table:table-cell office:value-type="float" office:value="479.645" calcext:value-type="float">
            <text:p>479.645</text:p>
          </table:table-cell>
          <table:table-cell office:value-type="float" office:value="637.26" calcext:value-type="float">
            <text:p>637.26</text:p>
          </table:table-cell>
          <table:table-cell table:style-name="ce1" office:value-type="float" office:value="654.566" calcext:value-type="float">
            <text:p>654.56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41" calcext:value-type="float">
            <text:p>9641</text:p>
          </table:table-cell>
          <table:table-cell table:style-name="ce6" office:value-type="float" office:value="10573" calcext:value-type="float">
            <text:p>10573</text:p>
          </table:table-cell>
          <table:table-cell table:number-columns-repeated="2" office:value-type="float" office:value="10573" calcext:value-type="float">
            <text:p>10573</text:p>
          </table:table-cell>
          <table:table-cell table:style-name="Default" office:value-type="float" office:value="10573" calcext:value-type="float">
            <text:p>10573</text:p>
          </table:table-cell>
          <table:table-cell table:style-name="ce6" office:value-type="float" office:value="7200.03" calcext:value-type="float">
            <text:p>7200.03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717.364" calcext:value-type="float">
            <text:p>717.364</text:p>
          </table:table-cell>
          <table:table-cell table:style-name="ce1" office:value-type="float" office:value="762.223" calcext:value-type="float">
            <text:p>762.2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52" calcext:value-type="float">
            <text:p>12052</text:p>
          </table:table-cell>
          <table:table-cell table:style-name="ce6" office:value-type="float" office:value="8816" calcext:value-type="float">
            <text:p>8816</text:p>
          </table:table-cell>
          <table:table-cell table:number-columns-repeated="2" office:value-type="float" office:value="8816" calcext:value-type="float">
            <text:p>8816</text:p>
          </table:table-cell>
          <table:table-cell table:style-name="Default" office:value-type="float" office:value="8816" calcext:value-type="float">
            <text:p>8816</text:p>
          </table:table-cell>
          <table:table-cell table:style-name="ce6" office:value-type="float" office:value="7200.09" calcext:value-type="float">
            <text:p>7200.09</text:p>
          </table:table-cell>
          <table:table-cell office:value-type="float" office:value="147.436" calcext:value-type="float">
            <text:p>147.436</text:p>
          </table:table-cell>
          <table:table-cell office:value-type="float" office:value="701.896" calcext:value-type="float">
            <text:p>701.896</text:p>
          </table:table-cell>
          <table:table-cell table:style-name="ce1" office:value-type="float" office:value="373.317" calcext:value-type="float">
            <text:p>373.3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62" calcext:value-type="float">
            <text:p>14462</text:p>
          </table:table-cell>
          <table:table-cell table:style-name="ce6" office:value-type="float" office:value="8153" calcext:value-type="float">
            <text:p>8153</text:p>
          </table:table-cell>
          <table:table-cell table:number-columns-repeated="2" office:value-type="float" office:value="8153" calcext:value-type="float">
            <text:p>8153</text:p>
          </table:table-cell>
          <table:table-cell table:style-name="Default" office:value-type="float" office:value="8153" calcext:value-type="float">
            <text:p>8153</text:p>
          </table:table-cell>
          <table:table-cell table:style-name="ce6" office:value-type="float" office:value="7200.12" calcext:value-type="float">
            <text:p>7200.12</text:p>
          </table:table-cell>
          <table:table-cell office:value-type="float" office:value="306.583" calcext:value-type="float">
            <text:p>306.583</text:p>
          </table:table-cell>
          <table:table-cell office:value-type="float" office:value="1275.63" calcext:value-type="float">
            <text:p>1275.63</text:p>
          </table:table-cell>
          <table:table-cell table:style-name="ce1" office:value-type="float" office:value="1798.26" calcext:value-type="float">
            <text:p>1798.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73" calcext:value-type="float">
            <text:p>16873</text:p>
          </table:table-cell>
          <table:table-cell table:style-name="ce6" office:value-type="float" office:value="6151" calcext:value-type="float">
            <text:p>6151</text:p>
          </table:table-cell>
          <table:table-cell table:number-columns-repeated="2" office:value-type="float" office:value="6151" calcext:value-type="float">
            <text:p>6151</text:p>
          </table:table-cell>
          <table:table-cell table:style-name="Default" office:value-type="float" office:value="6151" calcext:value-type="float">
            <text:p>6151</text:p>
          </table:table-cell>
          <table:table-cell table:style-name="ce6" office:value-type="float" office:value="7200.12" calcext:value-type="float">
            <text:p>7200.12</text:p>
          </table:table-cell>
          <table:table-cell office:value-type="float" office:value="95.769" calcext:value-type="float">
            <text:p>95.769</text:p>
          </table:table-cell>
          <table:table-cell office:value-type="float" office:value="510.511" calcext:value-type="float">
            <text:p>510.511</text:p>
          </table:table-cell>
          <table:table-cell table:style-name="ce1" office:value-type="float" office:value="519.853" calcext:value-type="float">
            <text:p>519.8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83" calcext:value-type="float">
            <text:p>19283</text:p>
          </table:table-cell>
          <table:table-cell table:style-name="ce6" office:value-type="float" office:value="5493" calcext:value-type="float">
            <text:p>5493</text:p>
          </table:table-cell>
          <table:table-cell table:number-columns-repeated="2" office:value-type="float" office:value="5493" calcext:value-type="float">
            <text:p>5493</text:p>
          </table:table-cell>
          <table:table-cell table:style-name="Default" office:value-type="float" office:value="5493" calcext:value-type="float">
            <text:p>5493</text:p>
          </table:table-cell>
          <table:table-cell table:style-name="ce6" office:value-type="float" office:value="7200.08" calcext:value-type="float">
            <text:p>7200.08</text:p>
          </table:table-cell>
          <table:table-cell office:value-type="float" office:value="42.3707" calcext:value-type="float">
            <text:p>42.3707</text:p>
          </table:table-cell>
          <table:table-cell office:value-type="float" office:value="212.422" calcext:value-type="float">
            <text:p>212.422</text:p>
          </table:table-cell>
          <table:table-cell table:style-name="ce1" office:value-type="float" office:value="235.816" calcext:value-type="float">
            <text:p>235.81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93" calcext:value-type="float">
            <text:p>21693</text:p>
          </table:table-cell>
          <table:table-cell table:style-name="ce6" office:value-type="float" office:value="5335" calcext:value-type="float">
            <text:p>5335</text:p>
          </table:table-cell>
          <table:table-cell table:number-columns-repeated="2" office:value-type="float" office:value="5335" calcext:value-type="float">
            <text:p>5335</text:p>
          </table:table-cell>
          <table:table-cell table:style-name="Default" office:value-type="float" office:value="5335" calcext:value-type="float">
            <text:p>5335</text:p>
          </table:table-cell>
          <table:table-cell table:style-name="ce6" office:value-type="float" office:value="7200.1" calcext:value-type="float">
            <text:p>7200.1</text:p>
          </table:table-cell>
          <table:table-cell office:value-type="float" office:value="49.4541" calcext:value-type="float">
            <text:p>49.4541</text:p>
          </table:table-cell>
          <table:table-cell office:value-type="float" office:value="1131.42" calcext:value-type="float">
            <text:p>1131.42</text:p>
          </table:table-cell>
          <table:table-cell table:style-name="ce1" office:value-type="float" office:value="1127.66" calcext:value-type="float">
            <text:p>1127.6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4" calcext:value-type="float">
            <text:p>24104</text:p>
          </table:table-cell>
          <table:table-cell table:style-name="ce6" office:value-type="float" office:value="4855" calcext:value-type="float">
            <text:p>4855</text:p>
          </table:table-cell>
          <table:table-cell table:number-columns-repeated="2" office:value-type="float" office:value="4855" calcext:value-type="float">
            <text:p>4855</text:p>
          </table:table-cell>
          <table:table-cell table:style-name="Default" office:value-type="float" office:value="4855" calcext:value-type="float">
            <text:p>4855</text:p>
          </table:table-cell>
          <table:table-cell table:style-name="ce6" office:value-type="float" office:value="7200.02" calcext:value-type="float">
            <text:p>7200.02</text:p>
          </table:table-cell>
          <table:table-cell office:value-type="float" office:value="165.385" calcext:value-type="float">
            <text:p>165.385</text:p>
          </table:table-cell>
          <table:table-cell office:value-type="float" office:value="6244.73" calcext:value-type="float">
            <text:p>6244.73</text:p>
          </table:table-cell>
          <table:table-cell table:style-name="ce1" office:value-type="float" office:value="5755.18" calcext:value-type="float">
            <text:p>5755.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514" calcext:value-type="float">
            <text:p>26514</text:p>
          </table:table-cell>
          <table:table-cell table:style-name="ce6" office:value-type="float" office:value="4331" calcext:value-type="float">
            <text:p>4331</text:p>
          </table:table-cell>
          <table:table-cell table:number-columns-repeated="2" office:value-type="float" office:value="4331" calcext:value-type="float">
            <text:p>4331</text:p>
          </table:table-cell>
          <table:table-cell table:style-name="Default" office:value-type="float" office:value="4331" calcext:value-type="float">
            <text:p>4331</text:p>
          </table:table-cell>
          <table:table-cell table:style-name="ce6" office:value-type="float" office:value="7200.03" calcext:value-type="float">
            <text:p>7200.03</text:p>
          </table:table-cell>
          <table:table-cell office:value-type="float" office:value="200.255" calcext:value-type="float">
            <text:p>200.255</text:p>
          </table:table-cell>
          <table:table-cell office:value-type="float" office:value="6908.8" calcext:value-type="float">
            <text:p>6908.8</text:p>
          </table:table-cell>
          <table:table-cell table:style-name="ce1" office:value-type="float" office:value="4959.21" calcext:value-type="float">
            <text:p>4959.2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925" calcext:value-type="float">
            <text:p>28925</text:p>
          </table:table-cell>
          <table:table-cell table:style-name="ce6" office:value-type="float" office:value="2959" calcext:value-type="float">
            <text:p>2959</text:p>
          </table:table-cell>
          <table:table-cell table:number-columns-repeated="2" office:value-type="float" office:value="2959" calcext:value-type="float">
            <text:p>2959</text:p>
          </table:table-cell>
          <table:table-cell table:style-name="Default" office:value-type="float" office:value="2959" calcext:value-type="float">
            <text:p>2959</text:p>
          </table:table-cell>
          <table:table-cell table:style-name="ce6" office:value-type="float" office:value="7200.05" calcext:value-type="float">
            <text:p>7200.05</text:p>
          </table:table-cell>
          <table:table-cell office:value-type="float" office:value="280.099" calcext:value-type="float">
            <text:p>280.099</text:p>
          </table:table-cell>
          <table:table-cell office:value-type="float" office:value="4041.1" calcext:value-type="float">
            <text:p>4041.1</text:p>
          </table:table-cell>
          <table:table-cell table:style-name="ce1" office:value-type="float" office:value="4044.85" calcext:value-type="float">
            <text:p>4044.8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335" calcext:value-type="float">
            <text:p>31335</text:p>
          </table:table-cell>
          <table:table-cell table:style-name="ce6" office:value-type="float" office:value="1988" calcext:value-type="float">
            <text:p>1988</text:p>
          </table:table-cell>
          <table:table-cell table:number-columns-repeated="2" office:value-type="float" office:value="1988" calcext:value-type="float">
            <text:p>1988</text:p>
          </table:table-cell>
          <table:table-cell table:style-name="Default" office:value-type="float" office:value="1988" calcext:value-type="float">
            <text:p>1988</text:p>
          </table:table-cell>
          <table:table-cell table:style-name="ce6" office:value-type="float" office:value="7200.03" calcext:value-type="float">
            <text:p>7200.03</text:p>
          </table:table-cell>
          <table:table-cell office:value-type="float" office:value="166.263" calcext:value-type="float">
            <text:p>166.263</text:p>
          </table:table-cell>
          <table:table-cell office:value-type="float" office:value="3018.58" calcext:value-type="float">
            <text:p>3018.58</text:p>
          </table:table-cell>
          <table:table-cell table:style-name="ce1" office:value-type="float" office:value="2035.5" calcext:value-type="float">
            <text:p>2035.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" calcext:value-type="float">
            <text:p>2417</text:p>
          </table:table-cell>
          <table:table-cell table:style-name="ce6" office:value-type="float" office:value="28455" calcext:value-type="float">
            <text:p>28455</text:p>
          </table:table-cell>
          <table:table-cell table:number-columns-repeated="2" office:value-type="float" office:value="28455" calcext:value-type="float">
            <text:p>28455</text:p>
          </table:table-cell>
          <table:table-cell table:style-name="Default" office:value-type="float" office:value="28455" calcext:value-type="float">
            <text:p>28455</text:p>
          </table:table-cell>
          <table:table-cell table:style-name="ce6" office:value-type="float" office:value="7200.08" calcext:value-type="float">
            <text:p>7200.08</text:p>
          </table:table-cell>
          <table:table-cell office:value-type="float" office:value="196.821" calcext:value-type="float">
            <text:p>196.821</text:p>
          </table:table-cell>
          <table:table-cell office:value-type="float" office:value="122.716" calcext:value-type="float">
            <text:p>122.716</text:p>
          </table:table-cell>
          <table:table-cell table:style-name="ce1" office:value-type="float" office:value="103.177" calcext:value-type="float">
            <text:p>103.17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35" calcext:value-type="float">
            <text:p>4835</text:p>
          </table:table-cell>
          <table:table-cell table:style-name="ce6" office:value-type="float" office:value="18873" calcext:value-type="float">
            <text:p>18873</text:p>
          </table:table-cell>
          <table:table-cell table:number-columns-repeated="2" office:value-type="float" office:value="18873" calcext:value-type="float">
            <text:p>18873</text:p>
          </table:table-cell>
          <table:table-cell table:style-name="Default" office:value-type="float" office:value="18873" calcext:value-type="float">
            <text:p>18873</text:p>
          </table:table-cell>
          <table:table-cell table:style-name="ce6" office:value-type="float" office:value="7200.03" calcext:value-type="float">
            <text:p>7200.03</text:p>
          </table:table-cell>
          <table:table-cell office:value-type="float" office:value="6213.34" calcext:value-type="float">
            <text:p>6213.34</text:p>
          </table:table-cell>
          <table:table-cell office:value-type="float" office:value="3078.69" calcext:value-type="float">
            <text:p>3078.69</text:p>
          </table:table-cell>
          <table:table-cell table:style-name="ce1" office:value-type="float" office:value="2416.16" calcext:value-type="float">
            <text:p>2416.1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53" calcext:value-type="float">
            <text:p>7253</text:p>
          </table:table-cell>
          <table:table-cell table:style-name="ce6" office:value-type="float" office:value="14780" calcext:value-type="float">
            <text:p>14780</text:p>
          </table:table-cell>
          <table:table-cell table:number-columns-repeated="2" office:value-type="float" office:value="14780" calcext:value-type="float">
            <text:p>14780</text:p>
          </table:table-cell>
          <table:table-cell table:style-name="Default" office:value-type="float" office:value="14780" calcext:value-type="float">
            <text:p>14780</text:p>
          </table:table-cell>
          <table:table-cell table:style-name="ce6" office:value-type="float" office:value="7200.08" calcext:value-type="float">
            <text:p>7200.08</text:p>
          </table:table-cell>
          <table:table-cell office:value-type="float" office:value="1429.63" calcext:value-type="float">
            <text:p>1429.63</text:p>
          </table:table-cell>
          <table:table-cell office:value-type="float" office:value="1438.78" calcext:value-type="float">
            <text:p>1438.78</text:p>
          </table:table-cell>
          <table:table-cell table:style-name="ce1" office:value-type="float" office:value="1468.15" calcext:value-type="float">
            <text:p>1468.1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71" calcext:value-type="float">
            <text:p>9671</text:p>
          </table:table-cell>
          <table:table-cell table:style-name="ce6" office:value-type="float" office:value="12641" calcext:value-type="float">
            <text:p>12641</text:p>
          </table:table-cell>
          <table:table-cell table:number-columns-repeated="2" office:value-type="float" office:value="12641" calcext:value-type="float">
            <text:p>12641</text:p>
          </table:table-cell>
          <table:table-cell table:style-name="Default" office:value-type="float" office:value="12641" calcext:value-type="float">
            <text:p>12641</text:p>
          </table:table-cell>
          <table:table-cell table:style-name="ce6" office:value-type="float" office:value="7200.05" calcext:value-type="float">
            <text:p>7200.05</text:p>
          </table:table-cell>
          <table:table-cell office:value-type="float" office:value="2707.37" calcext:value-type="float">
            <text:p>2707.37</text:p>
          </table:table-cell>
          <table:table-cell office:value-type="float" office:value="4587.84" calcext:value-type="float">
            <text:p>4587.84</text:p>
          </table:table-cell>
          <table:table-cell table:style-name="ce1" office:value-type="float" office:value="6234.25" calcext:value-type="float">
            <text:p>6234.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88" calcext:value-type="float">
            <text:p>12088</text:p>
          </table:table-cell>
          <table:table-cell table:style-name="ce6" office:value-type="float" office:value="11149" calcext:value-type="float">
            <text:p>11149</text:p>
          </table:table-cell>
          <table:table-cell table:number-columns-repeated="2" office:value-type="float" office:value="11149" calcext:value-type="float">
            <text:p>11149</text:p>
          </table:table-cell>
          <table:table-cell table:style-name="Default" office:value-type="float" office:value="11149" calcext:value-type="float">
            <text:p>11149</text:p>
          </table:table-cell>
          <table:table-cell table:style-name="ce6" office:value-type="float" office:value="7200.1" calcext:value-type="float">
            <text:p>7200.1</text:p>
          </table:table-cell>
          <table:table-cell office:value-type="float" office:value="2720.37" calcext:value-type="float">
            <text:p>2720.37</text:p>
          </table:table-cell>
          <table:table-cell office:value-type="float" office:value="7200.82" calcext:value-type="float">
            <text:p>7200.82</text:p>
          </table:table-cell>
          <table:table-cell table:style-name="ce1" office:value-type="float" office:value="7200.57" calcext:value-type="float">
            <text:p>7200.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506" calcext:value-type="float">
            <text:p>14506</text:p>
          </table:table-cell>
          <table:table-cell table:style-name="ce6" office:value-type="float" office:value="9393" calcext:value-type="float">
            <text:p>9393</text:p>
          </table:table-cell>
          <table:table-cell table:number-columns-repeated="2" office:value-type="float" office:value="9393" calcext:value-type="float">
            <text:p>9393</text:p>
          </table:table-cell>
          <table:table-cell table:style-name="Default" office:value-type="float" office:value="9393" calcext:value-type="float">
            <text:p>9393</text:p>
          </table:table-cell>
          <table:table-cell table:style-name="ce6" office:value-type="float" office:value="7200.09" calcext:value-type="float">
            <text:p>7200.09</text:p>
          </table:table-cell>
          <table:table-cell office:value-type="float" office:value="461.773" calcext:value-type="float">
            <text:p>461.773</text:p>
          </table:table-cell>
          <table:table-cell office:value-type="float" office:value="7200.21" calcext:value-type="float">
            <text:p>7200.21</text:p>
          </table:table-cell>
          <table:table-cell table:style-name="ce1" office:value-type="float" office:value="7200.21" calcext:value-type="float">
            <text:p>7200.2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924" calcext:value-type="float">
            <text:p>16924</text:p>
          </table:table-cell>
          <table:table-cell table:style-name="ce6" office:value-type="float" office:value="8000" calcext:value-type="float">
            <text:p>8000</text:p>
          </table:table-cell>
          <table:table-cell table:number-columns-repeated="2" office:value-type="float" office:value="8000" calcext:value-type="float">
            <text:p>8000</text:p>
          </table:table-cell>
          <table:table-cell table:style-name="Default" office:value-type="float" office:value="8000" calcext:value-type="float">
            <text:p>8000</text:p>
          </table:table-cell>
          <table:table-cell table:style-name="ce6" office:value-type="float" office:value="7200.1" calcext:value-type="float">
            <text:p>7200.1</text:p>
          </table:table-cell>
          <table:table-cell office:value-type="float" office:value="403.586" calcext:value-type="float">
            <text:p>403.586</text:p>
          </table:table-cell>
          <table:table-cell office:value-type="float" office:value="3224.08" calcext:value-type="float">
            <text:p>3224.08</text:p>
          </table:table-cell>
          <table:table-cell table:style-name="ce1" office:value-type="float" office:value="3677.23" calcext:value-type="float">
            <text:p>3677.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42" calcext:value-type="float">
            <text:p>19342</text:p>
          </table:table-cell>
          <table:table-cell table:style-name="ce6" office:value-type="float" office:value="6632" calcext:value-type="float">
            <text:p>6632</text:p>
          </table:table-cell>
          <table:table-cell table:number-columns-repeated="2" office:value-type="float" office:value="6632" calcext:value-type="float">
            <text:p>6632</text:p>
          </table:table-cell>
          <table:table-cell table:style-name="Default" office:value-type="float" office:value="6632" calcext:value-type="float">
            <text:p>6632</text:p>
          </table:table-cell>
          <table:table-cell table:style-name="ce6" office:value-type="float" office:value="7200.12" calcext:value-type="float">
            <text:p>7200.12</text:p>
          </table:table-cell>
          <table:table-cell office:value-type="float" office:value="278.22" calcext:value-type="float">
            <text:p>278.22</text:p>
          </table:table-cell>
          <table:table-cell office:value-type="float" office:value="980.229" calcext:value-type="float">
            <text:p>980.229</text:p>
          </table:table-cell>
          <table:table-cell table:style-name="ce1" office:value-type="float" office:value="981.598" calcext:value-type="float">
            <text:p>981.59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59" calcext:value-type="float">
            <text:p>21759</text:p>
          </table:table-cell>
          <table:table-cell table:style-name="ce6" office:value-type="float" office:value="5843" calcext:value-type="float">
            <text:p>5843</text:p>
          </table:table-cell>
          <table:table-cell table:number-columns-repeated="2" office:value-type="float" office:value="5843" calcext:value-type="float">
            <text:p>5843</text:p>
          </table:table-cell>
          <table:table-cell table:style-name="Default" office:value-type="float" office:value="5843" calcext:value-type="float">
            <text:p>5843</text:p>
          </table:table-cell>
          <table:table-cell table:style-name="ce6" office:value-type="float" office:value="7200.06" calcext:value-type="float">
            <text:p>7200.06</text:p>
          </table:table-cell>
          <table:table-cell office:value-type="float" office:value="52.4329" calcext:value-type="float">
            <text:p>52.4329</text:p>
          </table:table-cell>
          <table:table-cell office:value-type="float" office:value="385.66" calcext:value-type="float">
            <text:p>385.66</text:p>
          </table:table-cell>
          <table:table-cell table:style-name="ce1" office:value-type="float" office:value="383.275" calcext:value-type="float">
            <text:p>383.2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7" calcext:value-type="float">
            <text:p>24177</text:p>
          </table:table-cell>
          <table:table-cell table:style-name="ce6" office:value-type="float" office:value="5843" calcext:value-type="float">
            <text:p>5843</text:p>
          </table:table-cell>
          <table:table-cell table:number-columns-repeated="2" office:value-type="float" office:value="5843" calcext:value-type="float">
            <text:p>5843</text:p>
          </table:table-cell>
          <table:table-cell table:style-name="Default" office:value-type="float" office:value="5843" calcext:value-type="float">
            <text:p>5843</text:p>
          </table:table-cell>
          <table:table-cell table:style-name="ce6" office:value-type="float" office:value="7200.16" calcext:value-type="float">
            <text:p>7200.16</text:p>
          </table:table-cell>
          <table:table-cell office:value-type="float" office:value="90.0784" calcext:value-type="float">
            <text:p>90.0784</text:p>
          </table:table-cell>
          <table:table-cell office:value-type="float" office:value="5527.73" calcext:value-type="float">
            <text:p>5527.73</text:p>
          </table:table-cell>
          <table:table-cell table:style-name="ce1" office:value-type="float" office:value="6429.38" calcext:value-type="float">
            <text:p>6429.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95" calcext:value-type="float">
            <text:p>26595</text:p>
          </table:table-cell>
          <table:table-cell table:style-name="ce6" office:value-type="float" office:value="5843" calcext:value-type="float">
            <text:p>5843</text:p>
          </table:table-cell>
          <table:table-cell table:number-columns-repeated="2" office:value-type="float" office:value="5538" calcext:value-type="float">
            <text:p>5538</text:p>
          </table:table-cell>
          <table:table-cell table:style-name="Default" office:value-type="float" office:value="5843" calcext:value-type="float">
            <text:p>5843</text:p>
          </table:table-cell>
          <table:table-cell table:style-name="ce6" office:value-type="float" office:value="7200.06" calcext:value-type="float">
            <text:p>7200.06</text:p>
          </table:table-cell>
          <table:table-cell office:value-type="float" office:value="260.917" calcext:value-type="float">
            <text:p>260.917</text:p>
          </table:table-cell>
          <table:table-cell office:value-type="float" office:value="7200.19" calcext:value-type="float">
            <text:p>7200.19</text:p>
          </table:table-cell>
          <table:table-cell table:style-name="ce1" office:value-type="float" office:value="7200.14" calcext:value-type="float">
            <text:p>7200.1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9013" calcext:value-type="float">
            <text:p>29013</text:p>
          </table:table-cell>
          <table:table-cell table:style-name="ce6" office:value-type="float" office:value="5538" calcext:value-type="float">
            <text:p>5538</text:p>
          </table:table-cell>
          <table:table-cell office:value-type="float" office:value="5426" calcext:value-type="float">
            <text:p>5426</text:p>
          </table:table-cell>
          <table:table-cell office:value-type="float" office:value="5538" calcext:value-type="float">
            <text:p>5538</text:p>
          </table:table-cell>
          <table:table-cell table:style-name="Default" office:value-type="float" office:value="5538" calcext:value-type="float">
            <text:p>5538</text:p>
          </table:table-cell>
          <table:table-cell table:style-name="ce6" office:value-type="float" office:value="7200.05" calcext:value-type="float">
            <text:p>7200.05</text:p>
          </table:table-cell>
          <table:table-cell office:value-type="float" office:value="535.747" calcext:value-type="float">
            <text:p>535.747</text:p>
          </table:table-cell>
          <table:table-cell office:value-type="float" office:value="7200.01" calcext:value-type="float">
            <text:p>7200.01</text:p>
          </table:table-cell>
          <table:table-cell table:style-name="ce1" office:value-type="float" office:value="7200.32" calcext:value-type="float">
            <text:p>7200.3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430" calcext:value-type="float">
            <text:p>31430</text:p>
          </table:table-cell>
          <table:table-cell table:style-name="ce6" office:value-type="float" office:value="4480" calcext:value-type="float">
            <text:p>4480</text:p>
          </table:table-cell>
          <table:table-cell office:value-type="float" office:value="4304" calcext:value-type="float">
            <text:p>4304</text:p>
          </table:table-cell>
          <table:table-cell office:value-type="float" office:value="4701" calcext:value-type="float">
            <text:p>4701</text:p>
          </table:table-cell>
          <table:table-cell table:style-name="Default" office:value-type="float" office:value="4480" calcext:value-type="float">
            <text:p>4480</text:p>
          </table:table-cell>
          <table:table-cell table:style-name="ce6" office:value-type="float" office:value="7200.03" calcext:value-type="float">
            <text:p>7200.03</text:p>
          </table:table-cell>
          <table:table-cell office:value-type="float" office:value="385.808" calcext:value-type="float">
            <text:p>385.808</text:p>
          </table:table-cell>
          <table:table-cell office:value-type="float" office:value="7200.24" calcext:value-type="float">
            <text:p>7200.24</text:p>
          </table:table-cell>
          <table:table-cell table:style-name="ce1" office:value-type="float" office:value="7200.12" calcext:value-type="float">
            <text:p>7200.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848" calcext:value-type="float">
            <text:p>33848</text:p>
          </table:table-cell>
          <table:table-cell table:style-name="ce6" office:value-type="float" office:value="3210" calcext:value-type="float">
            <text:p>3210</text:p>
          </table:table-cell>
          <table:table-cell office:value-type="float" office:value="3190" calcext:value-type="float">
            <text:p>3190</text:p>
          </table:table-cell>
          <table:table-cell office:value-type="float" office:value="3572" calcext:value-type="float">
            <text:p>3572</text:p>
          </table:table-cell>
          <table:table-cell table:style-name="Default" office:value-type="float" office:value="3210" calcext:value-type="float">
            <text:p>3210</text:p>
          </table:table-cell>
          <table:table-cell table:style-name="ce6" office:value-type="float" office:value="7200.01" calcext:value-type="float">
            <text:p>7200.01</text:p>
          </table:table-cell>
          <table:table-cell office:value-type="float" office:value="609.416" calcext:value-type="float">
            <text:p>609.416</text:p>
          </table:table-cell>
          <table:table-cell office:value-type="float" office:value="7200.39" calcext:value-type="float">
            <text:p>7200.39</text:p>
          </table:table-cell>
          <table:table-cell table:style-name="ce1" office:value-type="float" office:value="7200.11" calcext:value-type="float">
            <text:p>7200.11</text:p>
          </table:table-cell>
        </table:table-row>
        <table:table-row table:style-name="ro1">
          <table:table-cell table:style-name="ce3" office:value-type="string" calcext:value-type="string">
            <text:p>toroidal-grid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36266" calcext:value-type="float">
            <text:p>36266</text:p>
          </table:table-cell>
          <table:table-cell table:style-name="ce8" office:value-type="float" office:value="1857" calcext:value-type="float">
            <text:p>1857</text:p>
          </table:table-cell>
          <table:table-cell table:number-columns-repeated="3" table:style-name="ce5" office:value-type="float" office:value="1857" calcext:value-type="float">
            <text:p>1857</text:p>
          </table:table-cell>
          <table:table-cell table:style-name="ce8" office:value-type="float" office:value="7200.01" calcext:value-type="float">
            <text:p>7200.01</text:p>
          </table:table-cell>
          <table:table-cell table:style-name="ce5" office:value-type="float" office:value="563.066" calcext:value-type="float">
            <text:p>563.066</text:p>
          </table:table-cell>
          <table:table-cell table:style-name="ce5" office:value-type="float" office:value="7200.28" calcext:value-type="float">
            <text:p>7200.28</text:p>
          </table:table-cell>
          <table:table-cell table:style-name="ce3" office:value-type="float" office:value="7200.3" calcext:value-type="float">
            <text:p>7200.3</text:p>
          </table:table-cell>
        </table:table-row>
        <table:table-row table:style-name="ro1" table:number-rows-repeated="104851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Triangle.A1:Triangle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Flow.A1:Flow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Path.A1:Path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Tree.A1:Tree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09:12:54.306301099</meta:creation-date>
    <dc:date>2021-04-14T09:23:52.241474288</dc:date>
    <meta:editing-duration>PT7S</meta:editing-duration>
    <meta:editing-cycles>1</meta:editing-cycles>
    <meta:document-statistic meta:table-count="5" meta:cell-count="3204" meta:object-count="0"/>
    <meta:generator>LibreOffice/7.0.5.2$Linux_X86_64 LibreOffice_project/00$Build-2</meta:generator>
  </office:meta>
</office:document-meta>
</file>